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9669in" svg:height="3.1713in" svg:x="12.3319in" svg:y="9.7752in">
            <draw:object draw:notify-on-update-of-ranges="Sheet1.V1:Sheet1.V1 Sheet1.V2:Sheet1.V51 Sheet1.W1:Sheet1.W1 Sheet1.W2:Sheet1.W51 Sheet1.X1:Sheet1.X1 Sheet1.X2:Sheet1.X51 Sheet1.Y1:Sheet1.Y1 Sheet1.Y2:Sheet1.Y51 Sheet1.Z1:Sheet1.Z1 Sheet1.Z2:Sheet1.Z51 Sheet1.AA1:Sheet1.AA1 Sheet1.AA2:Sheet1.AA51 Sheet1.AB1:Sheet1.AB1 Sheet1.AB2:Sheet1.AB51 Sheet1.AC1:Sheet1.AC1 Sheet1.AC2:Sheet1.AC51 Sheet1.AD1:Sheet1.AD1 Sheet1.AD2:Sheet1.AD51 Sheet1.AE1:Sheet1.AE1 Sheet1.AE2:Sheet1.AE51 Sheet1.AF1:Sheet1.AF1 Sheet1.AF2:Sheet1.AF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26.1874in" svg:y="9.4535in">
            <draw:object draw:notify-on-update-of-ranges="Sheet1.AT1:Sheet1.AT50 Sheet1.AU1:Sheet1.AU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7" table:default-cell-style-name="Default"/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1079" calcext:value-type="float">
            <text:p>1079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1126" calcext:value-type="float">
            <text:p>1126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1078" calcext:value-type="float">
            <text:p>1078</text:p>
          </table:table-cell>
          <table:table-cell office:value-type="float" office:value="18000.5" calcext:value-type="float">
            <text:p>18000.5</text:p>
          </table:table-cell>
          <table:table-cell office:value-type="float" office:value="1121" calcext:value-type="float">
            <text:p>1121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1083" calcext:value-type="float">
            <text:p>1083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1095" calcext:value-type="float">
            <text:p>1095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1127" calcext:value-type="float">
            <text:p>1127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1175" calcext:value-type="float">
            <text:p>1175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1093" calcext:value-type="float">
            <text:p>1093</text:p>
          </table:table-cell>
          <table:table-cell office:value-type="float" office:value="17000.5" calcext:value-type="float">
            <text:p>17000.5</text:p>
          </table:table-cell>
          <table:table-cell/>
          <table:table-cell office:value-type="string" calcext:value-type="string">
            <text:p>K=3</text:p>
          </table:table-cell>
          <table:table-cell office:value-type="string" calcext:value-type="string">
            <text:p>fold1</text:p>
          </table:table-cell>
          <table:table-cell office:value-type="string" calcext:value-type="string">
            <text:p>fold2</text:p>
          </table:table-cell>
          <table:table-cell office:value-type="string" calcext:value-type="string">
            <text:p>fold3</text:p>
          </table:table-cell>
          <table:table-cell office:value-type="string" calcext:value-type="string">
            <text:p>fold4</text:p>
          </table:table-cell>
          <table:table-cell office:value-type="string" calcext:value-type="string">
            <text:p>fold5</text:p>
          </table:table-cell>
          <table:table-cell office:value-type="string" calcext:value-type="string">
            <text:p>fold6</text:p>
          </table:table-cell>
          <table:table-cell office:value-type="string" calcext:value-type="string">
            <text:p>fold7</text:p>
          </table:table-cell>
          <table:table-cell office:value-type="string" calcext:value-type="string">
            <text:p>fold8</text:p>
          </table:table-cell>
          <table:table-cell office:value-type="string" calcext:value-type="string">
            <text:p>fold9</text:p>
          </table:table-cell>
          <table:table-cell office:value-type="string" calcext:value-type="string">
            <text:p>fold10</text:p>
          </table:table-cell>
          <table:table-cell table:number-columns-repeated="2"/>
          <table:table-cell office:value-type="float" office:value="16000.5" calcext:value-type="float">
            <text:p>16000.5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18000.5" calcext:value-type="float">
            <text:p>18000.5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16000.5" calcext:value-type="float">
            <text:p>16000.5</text:p>
          </table:table-cell>
          <table:table-cell table:number-columns-repeated="2" office:value-type="float" office:value="15000.5" calcext:value-type="float">
            <text:p>15000.5</text:p>
          </table:table-cell>
          <table:table-cell office:value-type="float" office:value="17000.5" calcext:value-type="float">
            <text:p>17000.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AI1:.AR1])/10" office:value-type="float" office:value="16700.5" calcext:value-type="float">
            <text:p>16700.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7000.5" calcext:value-type="float">
            <text:p>17000.5</text:p>
          </table:table-cell>
          <table:table-cell office:value-type="float" office:value="1635" calcext:value-type="float">
            <text:p>1635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1735" calcext:value-type="float">
            <text:p>1735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1657" calcext:value-type="float">
            <text:p>1657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1700" calcext:value-type="float">
            <text:p>1700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1689" calcext:value-type="float">
            <text:p>1689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1646" calcext:value-type="float">
            <text:p>1646</text:p>
          </table:table-cell>
          <table:table-cell office:value-type="float" office:value="14000.5" calcext:value-type="float">
            <text:p>14000.5</text:p>
          </table:table-cell>
          <table:table-cell office:value-type="float" office:value="1698" calcext:value-type="float">
            <text:p>1698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1680" calcext:value-type="float">
            <text:p>1680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1617" calcext:value-type="float">
            <text:p>1617</text:p>
          </table:table-cell>
          <table:table-cell office:value-type="float" office:value="14000.5" calcext:value-type="float">
            <text:p>1400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1079" calcext:value-type="float">
            <text:p>1079</text:p>
          </table:table-cell>
          <table:table-cell office:value-type="float" office:value="1126" calcext:value-type="float">
            <text:p>1126</text:p>
          </table:table-cell>
          <table:table-cell office:value-type="float" office:value="1078" calcext:value-type="float">
            <text:p>1078</text:p>
          </table:table-cell>
          <table:table-cell office:value-type="float" office:value="1121" calcext:value-type="float">
            <text:p>1121</text:p>
          </table:table-cell>
          <table:table-cell office:value-type="float" office:value="1083" calcext:value-type="float">
            <text:p>1083</text:p>
          </table:table-cell>
          <table:table-cell office:value-type="float" office:value="1095" calcext:value-type="float">
            <text:p>1095</text:p>
          </table:table-cell>
          <table:table-cell office:value-type="float" office:value="1127" calcext:value-type="float">
            <text:p>1127</text:p>
          </table:table-cell>
          <table:table-cell office:value-type="float" office:value="1175" calcext:value-type="float">
            <text:p>1175</text:p>
          </table:table-cell>
          <table:table-cell office:value-type="float" office:value="1093" calcext:value-type="float">
            <text:p>1093</text:p>
          </table:table-cell>
          <table:table-cell table:number-columns-repeated="2"/>
          <table:table-cell office:value-type="float" office:value="17000.5" calcext:value-type="float">
            <text:p>17000.5</text:p>
          </table:table-cell>
          <table:table-cell table:number-columns-repeated="3" office:value-type="float" office:value="16000.5" calcext:value-type="float">
            <text:p>16000.5</text:p>
          </table:table-cell>
          <table:table-cell table:number-columns-repeated="2" office:value-type="float" office:value="15000.5" calcext:value-type="float">
            <text:p>15000.5</text:p>
          </table:table-cell>
          <table:table-cell office:value-type="float" office:value="14000.5" calcext:value-type="float">
            <text:p>14000.5</text:p>
          </table:table-cell>
          <table:table-cell table:number-columns-repeated="2" office:value-type="float" office:value="15000.5" calcext:value-type="float">
            <text:p>15000.5</text:p>
          </table:table-cell>
          <table:table-cell office:value-type="float" office:value="14000.5" calcext:value-type="float">
            <text:p>14000.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AI2:.AR2])/10" office:value-type="float" office:value="15300.5" calcext:value-type="float">
            <text:p>15300.5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1939" calcext:value-type="float">
            <text:p>1939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1911" calcext:value-type="float">
            <text:p>1911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1923" calcext:value-type="float">
            <text:p>1923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1994" calcext:value-type="float">
            <text:p>1994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1972" calcext:value-type="float">
            <text:p>1972</text:p>
          </table:table-cell>
          <table:table-cell office:value-type="float" office:value="14000.5" calcext:value-type="float">
            <text:p>14000.5</text:p>
          </table:table-cell>
          <table:table-cell office:value-type="float" office:value="1894" calcext:value-type="float">
            <text:p>1894</text:p>
          </table:table-cell>
          <table:table-cell office:value-type="float" office:value="14000.5" calcext:value-type="float">
            <text:p>14000.5</text:p>
          </table:table-cell>
          <table:table-cell office:value-type="float" office:value="1955" calcext:value-type="float">
            <text:p>1955</text:p>
          </table:table-cell>
          <table:table-cell office:value-type="float" office:value="14000.5" calcext:value-type="float">
            <text:p>14000.5</text:p>
          </table:table-cell>
          <table:table-cell office:value-type="float" office:value="1952" calcext:value-type="float">
            <text:p>1952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1888" calcext:value-type="float">
            <text:p>1888</text:p>
          </table:table-cell>
          <table:table-cell office:value-type="float" office:value="14000.5" calcext:value-type="float">
            <text:p>1400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80" calcext:value-type="float">
            <text:p>1680</text:p>
          </table:table-cell>
          <table:table-cell office:value-type="float" office:value="1635" calcext:value-type="float">
            <text:p>1635</text:p>
          </table:table-cell>
          <table:table-cell office:value-type="float" office:value="1735" calcext:value-type="float">
            <text:p>1735</text:p>
          </table:table-cell>
          <table:table-cell office:value-type="float" office:value="1657" calcext:value-type="float">
            <text:p>1657</text:p>
          </table:table-cell>
          <table:table-cell office:value-type="float" office:value="1700" calcext:value-type="float">
            <text:p>1700</text:p>
          </table:table-cell>
          <table:table-cell office:value-type="float" office:value="1689" calcext:value-type="float">
            <text:p>1689</text:p>
          </table:table-cell>
          <table:table-cell office:value-type="float" office:value="1646" calcext:value-type="float">
            <text:p>1646</text:p>
          </table:table-cell>
          <table:table-cell office:value-type="float" office:value="1698" calcext:value-type="float">
            <text:p>1698</text:p>
          </table:table-cell>
          <table:table-cell office:value-type="float" office:value="1680" calcext:value-type="float">
            <text:p>1680</text:p>
          </table:table-cell>
          <table:table-cell office:value-type="float" office:value="1617" calcext:value-type="float">
            <text:p>1617</text:p>
          </table:table-cell>
          <table:table-cell table:number-columns-repeated="2"/>
          <table:table-cell table:number-columns-repeated="2" office:value-type="float" office:value="16000.5" calcext:value-type="float">
            <text:p>16000.5</text:p>
          </table:table-cell>
          <table:table-cell table:number-columns-repeated="3" office:value-type="float" office:value="15000.5" calcext:value-type="float">
            <text:p>15000.5</text:p>
          </table:table-cell>
          <table:table-cell table:number-columns-repeated="3" office:value-type="float" office:value="14000.5" calcext:value-type="float">
            <text:p>14000.5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14000.5" calcext:value-type="float">
            <text:p>14000.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AI3:.AR3])/10" office:value-type="float" office:value="14800.5" calcext:value-type="float">
            <text:p>14800.5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8000.5" calcext:value-type="float">
            <text:p>18000.5</text:p>
          </table:table-cell>
          <table:table-cell office:value-type="float" office:value="2498" calcext:value-type="float">
            <text:p>2498</text:p>
          </table:table-cell>
          <table:table-cell office:value-type="float" office:value="17000.5" calcext:value-type="float">
            <text:p>17000.5</text:p>
          </table:table-cell>
          <table:table-cell office:value-type="float" office:value="2531" calcext:value-type="float">
            <text:p>2531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2499" calcext:value-type="float">
            <text:p>2499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2547" calcext:value-type="float">
            <text:p>2547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2517" calcext:value-type="float">
            <text:p>2517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2497" calcext:value-type="float">
            <text:p>2497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2480" calcext:value-type="float">
            <text:p>2480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2542" calcext:value-type="float">
            <text:p>2542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2508" calcext:value-type="float">
            <text:p>2508</text:p>
          </table:table-cell>
          <table:table-cell office:value-type="float" office:value="15000.5" calcext:value-type="float">
            <text:p>15000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44" calcext:value-type="float">
            <text:p>1944</text:p>
          </table:table-cell>
          <table:table-cell office:value-type="float" office:value="1939" calcext:value-type="float">
            <text:p>1939</text:p>
          </table:table-cell>
          <table:table-cell office:value-type="float" office:value="1911" calcext:value-type="float">
            <text:p>1911</text:p>
          </table:table-cell>
          <table:table-cell office:value-type="float" office:value="1923" calcext:value-type="float">
            <text:p>1923</text:p>
          </table:table-cell>
          <table:table-cell office:value-type="float" office:value="1994" calcext:value-type="float">
            <text:p>1994</text:p>
          </table:table-cell>
          <table:table-cell office:value-type="float" office:value="1972" calcext:value-type="float">
            <text:p>1972</text:p>
          </table:table-cell>
          <table:table-cell office:value-type="float" office:value="1894" calcext:value-type="float">
            <text:p>1894</text:p>
          </table:table-cell>
          <table:table-cell office:value-type="float" office:value="1955" calcext:value-type="float">
            <text:p>1955</text:p>
          </table:table-cell>
          <table:table-cell office:value-type="float" office:value="1952" calcext:value-type="float">
            <text:p>1952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18000.5" calcext:value-type="float">
            <text:p>18000.5</text:p>
          </table:table-cell>
          <table:table-cell office:value-type="float" office:value="17000.5" calcext:value-type="float">
            <text:p>17000.5</text:p>
          </table:table-cell>
          <table:table-cell table:number-columns-repeated="2" office:value-type="float" office:value="16000.5" calcext:value-type="float">
            <text:p>16000.5</text:p>
          </table:table-cell>
          <table:table-cell office:value-type="float" office:value="15000.5" calcext:value-type="float">
            <text:p>15000.5</text:p>
          </table:table-cell>
          <table:table-cell office:value-type="float" office:value="16000.5" calcext:value-type="float">
            <text:p>16000.5</text:p>
          </table:table-cell>
          <table:table-cell table:number-columns-repeated="4" office:value-type="float" office:value="15000.5" calcext:value-type="float">
            <text:p>15000.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AI4:.AR4])/10" office:value-type="float" office:value="15800.5" calcext:value-type="float">
            <text:p>15800.5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18000.5" calcext:value-type="float">
            <text:p>18000.5</text:p>
          </table:table-cell>
          <table:table-cell office:value-type="float" office:value="3044" calcext:value-type="float">
            <text:p>3044</text:p>
          </table:table-cell>
          <table:table-cell office:value-type="float" office:value="17000.5" calcext:value-type="float">
            <text:p>17000.5</text:p>
          </table:table-cell>
          <table:table-cell office:value-type="float" office:value="3013" calcext:value-type="float">
            <text:p>3013</text:p>
          </table:table-cell>
          <table:table-cell office:value-type="float" office:value="17000.5" calcext:value-type="float">
            <text:p>17000.5</text:p>
          </table:table-cell>
          <table:table-cell office:value-type="float" office:value="2968" calcext:value-type="float">
            <text:p>2968</text:p>
          </table:table-cell>
          <table:table-cell office:value-type="float" office:value="17000.5" calcext:value-type="float">
            <text:p>17000.5</text:p>
          </table:table-cell>
          <table:table-cell office:value-type="float" office:value="3033" calcext:value-type="float">
            <text:p>3033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3029" calcext:value-type="float">
            <text:p>3029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2991" calcext:value-type="float">
            <text:p>2991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3008" calcext:value-type="float">
            <text:p>3008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3005" calcext:value-type="float">
            <text:p>3005</text:p>
          </table:table-cell>
          <table:table-cell office:value-type="float" office:value="16000.5" calcext:value-type="float">
            <text:p>16000.5</text:p>
          </table:table-cell>
          <table:table-cell office:value-type="float" office:value="3000" calcext:value-type="float">
            <text:p>3000</text:p>
          </table:table-cell>
          <table:table-cell office:value-type="float" office:value="15000.5" calcext:value-type="float">
            <text:p>15000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29" calcext:value-type="float">
            <text:p>2529</text:p>
          </table:table-cell>
          <table:table-cell office:value-type="float" office:value="2498" calcext:value-type="float">
            <text:p>2498</text:p>
          </table:table-cell>
          <table:table-cell office:value-type="float" office:value="2531" calcext:value-type="float">
            <text:p>2531</text:p>
          </table:table-cell>
          <table:table-cell office:value-type="float" office:value="2499" calcext:value-type="float">
            <text:p>2499</text:p>
          </table:table-cell>
          <table:table-cell office:value-type="float" office:value="2547" calcext:value-type="float">
            <text:p>2547</text:p>
          </table:table-cell>
          <table:table-cell office:value-type="float" office:value="2517" calcext:value-type="float">
            <text:p>2517</text:p>
          </table:table-cell>
          <table:table-cell office:value-type="float" office:value="2497" calcext:value-type="float">
            <text:p>2497</text:p>
          </table:table-cell>
          <table:table-cell office:value-type="float" office:value="2480" calcext:value-type="float">
            <text:p>2480</text:p>
          </table:table-cell>
          <table:table-cell office:value-type="float" office:value="2542" calcext:value-type="float">
            <text:p>2542</text:p>
          </table:table-cell>
          <table:table-cell office:value-type="float" office:value="2508" calcext:value-type="float">
            <text:p>2508</text:p>
          </table:table-cell>
          <table:table-cell table:number-columns-repeated="2"/>
          <table:table-cell office:value-type="float" office:value="18000.5" calcext:value-type="float">
            <text:p>18000.5</text:p>
          </table:table-cell>
          <table:table-cell table:number-columns-repeated="3" office:value-type="float" office:value="17000.5" calcext:value-type="float">
            <text:p>17000.5</text:p>
          </table:table-cell>
          <table:table-cell table:number-columns-repeated="5" office:value-type="float" office:value="16000.5" calcext:value-type="float">
            <text:p>16000.5</text:p>
          </table:table-cell>
          <table:table-cell office:value-type="float" office:value="15000.5" calcext:value-type="float">
            <text:p>15000.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AI5:.AR5])/10" office:value-type="float" office:value="16400.5" calcext:value-type="float">
            <text:p>16400.5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3418" calcext:value-type="float">
            <text:p>3418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3426" calcext:value-type="float">
            <text:p>3426</text:p>
          </table:table-cell>
          <table:table-cell office:value-type="float" office:value="18000.5" calcext:value-type="float">
            <text:p>18000.5</text:p>
          </table:table-cell>
          <table:table-cell office:value-type="float" office:value="3394" calcext:value-type="float">
            <text:p>3394</text:p>
          </table:table-cell>
          <table:table-cell office:value-type="float" office:value="18000.5" calcext:value-type="float">
            <text:p>18000.5</text:p>
          </table:table-cell>
          <table:table-cell office:value-type="float" office:value="3407" calcext:value-type="float">
            <text:p>3407</text:p>
          </table:table-cell>
          <table:table-cell office:value-type="float" office:value="17000.5" calcext:value-type="float">
            <text:p>17000.5</text:p>
          </table:table-cell>
          <table:table-cell office:value-type="float" office:value="3447" calcext:value-type="float">
            <text:p>3447</text:p>
          </table:table-cell>
          <table:table-cell office:value-type="float" office:value="17000.5" calcext:value-type="float">
            <text:p>17000.5</text:p>
          </table:table-cell>
          <table:table-cell office:value-type="float" office:value="3409" calcext:value-type="float">
            <text:p>3409</text:p>
          </table:table-cell>
          <table:table-cell office:value-type="float" office:value="17000.5" calcext:value-type="float">
            <text:p>17000.5</text:p>
          </table:table-cell>
          <table:table-cell office:value-type="float" office:value="3421" calcext:value-type="float">
            <text:p>3421</text:p>
          </table:table-cell>
          <table:table-cell office:value-type="float" office:value="17000.5" calcext:value-type="float">
            <text:p>17000.5</text:p>
          </table:table-cell>
          <table:table-cell office:value-type="float" office:value="3407" calcext:value-type="float">
            <text:p>3407</text:p>
          </table:table-cell>
          <table:table-cell office:value-type="float" office:value="17000.5" calcext:value-type="float">
            <text:p>17000.5</text:p>
          </table:table-cell>
          <table:table-cell office:value-type="float" office:value="3352" calcext:value-type="float">
            <text:p>3352</text:p>
          </table:table-cell>
          <table:table-cell office:value-type="float" office:value="17000.5" calcext:value-type="float">
            <text:p>17000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985" calcext:value-type="float">
            <text:p>2985</text:p>
          </table:table-cell>
          <table:table-cell office:value-type="float" office:value="3044" calcext:value-type="float">
            <text:p>3044</text:p>
          </table:table-cell>
          <table:table-cell office:value-type="float" office:value="3013" calcext:value-type="float">
            <text:p>3013</text:p>
          </table:table-cell>
          <table:table-cell office:value-type="float" office:value="2968" calcext:value-type="float">
            <text:p>2968</text:p>
          </table:table-cell>
          <table:table-cell office:value-type="float" office:value="3033" calcext:value-type="float">
            <text:p>3033</text:p>
          </table:table-cell>
          <table:table-cell office:value-type="float" office:value="3029" calcext:value-type="float">
            <text:p>3029</text:p>
          </table:table-cell>
          <table:table-cell office:value-type="float" office:value="2991" calcext:value-type="float">
            <text:p>2991</text:p>
          </table:table-cell>
          <table:table-cell office:value-type="float" office:value="3008" calcext:value-type="float">
            <text:p>3008</text:p>
          </table:table-cell>
          <table:table-cell office:value-type="float" office:value="3005" calcext:value-type="float">
            <text:p>3005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19000.5" calcext:value-type="float">
            <text:p>19000.5</text:p>
          </table:table-cell>
          <table:table-cell table:number-columns-repeated="2" office:value-type="float" office:value="18000.5" calcext:value-type="float">
            <text:p>18000.5</text:p>
          </table:table-cell>
          <table:table-cell table:number-columns-repeated="6" office:value-type="float" office:value="17000.5" calcext:value-type="float">
            <text:p>17000.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AI6:.AR6])/10" office:value-type="float" office:value="17600.5" calcext:value-type="float">
            <text:p>17600.5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3566" calcext:value-type="float">
            <text:p>3566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3603" calcext:value-type="float">
            <text:p>3603</text:p>
          </table:table-cell>
          <table:table-cell office:value-type="float" office:value="18000.5" calcext:value-type="float">
            <text:p>18000.5</text:p>
          </table:table-cell>
          <table:table-cell office:value-type="float" office:value="3596" calcext:value-type="float">
            <text:p>3596</text:p>
          </table:table-cell>
          <table:table-cell office:value-type="float" office:value="18000.5" calcext:value-type="float">
            <text:p>18000.5</text:p>
          </table:table-cell>
          <table:table-cell office:value-type="float" office:value="3563" calcext:value-type="float">
            <text:p>3563</text:p>
          </table:table-cell>
          <table:table-cell office:value-type="float" office:value="18000.5" calcext:value-type="float">
            <text:p>18000.5</text:p>
          </table:table-cell>
          <table:table-cell office:value-type="float" office:value="3597" calcext:value-type="float">
            <text:p>3597</text:p>
          </table:table-cell>
          <table:table-cell office:value-type="float" office:value="18000.5" calcext:value-type="float">
            <text:p>18000.5</text:p>
          </table:table-cell>
          <table:table-cell office:value-type="float" office:value="3593" calcext:value-type="float">
            <text:p>3593</text:p>
          </table:table-cell>
          <table:table-cell office:value-type="float" office:value="17000.5" calcext:value-type="float">
            <text:p>17000.5</text:p>
          </table:table-cell>
          <table:table-cell office:value-type="float" office:value="3582" calcext:value-type="float">
            <text:p>3582</text:p>
          </table:table-cell>
          <table:table-cell office:value-type="float" office:value="17000.5" calcext:value-type="float">
            <text:p>17000.5</text:p>
          </table:table-cell>
          <table:table-cell office:value-type="float" office:value="3577" calcext:value-type="float">
            <text:p>3577</text:p>
          </table:table-cell>
          <table:table-cell office:value-type="float" office:value="17000.5" calcext:value-type="float">
            <text:p>17000.5</text:p>
          </table:table-cell>
          <table:table-cell office:value-type="float" office:value="3550" calcext:value-type="float">
            <text:p>3550</text:p>
          </table:table-cell>
          <table:table-cell office:value-type="float" office:value="17000.5" calcext:value-type="float">
            <text:p>17000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17" calcext:value-type="float">
            <text:p>3417</text:p>
          </table:table-cell>
          <table:table-cell office:value-type="float" office:value="3418" calcext:value-type="float">
            <text:p>3418</text:p>
          </table:table-cell>
          <table:table-cell office:value-type="float" office:value="3426" calcext:value-type="float">
            <text:p>3426</text:p>
          </table:table-cell>
          <table:table-cell office:value-type="float" office:value="3394" calcext:value-type="float">
            <text:p>3394</text:p>
          </table:table-cell>
          <table:table-cell office:value-type="float" office:value="3407" calcext:value-type="float">
            <text:p>3407</text:p>
          </table:table-cell>
          <table:table-cell office:value-type="float" office:value="3447" calcext:value-type="float">
            <text:p>3447</text:p>
          </table:table-cell>
          <table:table-cell office:value-type="float" office:value="3409" calcext:value-type="float">
            <text:p>3409</text:p>
          </table:table-cell>
          <table:table-cell office:value-type="float" office:value="3421" calcext:value-type="float">
            <text:p>3421</text:p>
          </table:table-cell>
          <table:table-cell office:value-type="float" office:value="3407" calcext:value-type="float">
            <text:p>3407</text:p>
          </table:table-cell>
          <table:table-cell office:value-type="float" office:value="3352" calcext:value-type="float">
            <text:p>3352</text:p>
          </table:table-cell>
          <table:table-cell table:number-columns-repeated="2"/>
          <table:table-cell office:value-type="float" office:value="20000.5" calcext:value-type="float">
            <text:p>20000.5</text:p>
          </table:table-cell>
          <table:table-cell office:value-type="float" office:value="19000.5" calcext:value-type="float">
            <text:p>19000.5</text:p>
          </table:table-cell>
          <table:table-cell table:number-columns-repeated="4" office:value-type="float" office:value="18000.5" calcext:value-type="float">
            <text:p>18000.5</text:p>
          </table:table-cell>
          <table:table-cell table:number-columns-repeated="4" office:value-type="float" office:value="17000.5" calcext:value-type="float">
            <text:p>17000.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AI7:.AR7])/10" office:value-type="float" office:value="17900.5" calcext:value-type="float">
            <text:p>17900.5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679" calcext:value-type="float">
            <text:p>3679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3724" calcext:value-type="float">
            <text:p>3724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3700" calcext:value-type="float">
            <text:p>3700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3711" calcext:value-type="float">
            <text:p>3711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3706" calcext:value-type="float">
            <text:p>3706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3695" calcext:value-type="float">
            <text:p>3695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3688" calcext:value-type="float">
            <text:p>3688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3667" calcext:value-type="float">
            <text:p>3667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3666" calcext:value-type="float">
            <text:p>3666</text:p>
          </table:table-cell>
          <table:table-cell office:value-type="float" office:value="19000.5" calcext:value-type="float">
            <text:p>19000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43" calcext:value-type="float">
            <text:p>3543</text:p>
          </table:table-cell>
          <table:table-cell office:value-type="float" office:value="3566" calcext:value-type="float">
            <text:p>3566</text:p>
          </table:table-cell>
          <table:table-cell office:value-type="float" office:value="3603" calcext:value-type="float">
            <text:p>3603</text:p>
          </table:table-cell>
          <table:table-cell office:value-type="float" office:value="3596" calcext:value-type="float">
            <text:p>3596</text:p>
          </table:table-cell>
          <table:table-cell office:value-type="float" office:value="3563" calcext:value-type="float">
            <text:p>3563</text:p>
          </table:table-cell>
          <table:table-cell office:value-type="float" office:value="3597" calcext:value-type="float">
            <text:p>3597</text:p>
          </table:table-cell>
          <table:table-cell office:value-type="float" office:value="3593" calcext:value-type="float">
            <text:p>3593</text:p>
          </table:table-cell>
          <table:table-cell office:value-type="float" office:value="3582" calcext:value-type="float">
            <text:p>3582</text:p>
          </table:table-cell>
          <table:table-cell office:value-type="float" office:value="3577" calcext:value-type="float">
            <text:p>3577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office:value-type="float" office:value="21000.5" calcext:value-type="float">
            <text:p>21000.5</text:p>
          </table:table-cell>
          <table:table-cell office:value-type="float" office:value="20000.5" calcext:value-type="float">
            <text:p>20000.5</text:p>
          </table:table-cell>
          <table:table-cell table:number-columns-repeated="8" office:value-type="float" office:value="19000.5" calcext:value-type="float">
            <text:p>19000.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AI8:.AR8])/10" office:value-type="float" office:value="19300.5" calcext:value-type="float">
            <text:p>19300.5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742" calcext:value-type="float">
            <text:p>3742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3765" calcext:value-type="float">
            <text:p>3765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3744" calcext:value-type="float">
            <text:p>3744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3757" calcext:value-type="float">
            <text:p>3757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3774" calcext:value-type="float">
            <text:p>3774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752" calcext:value-type="float">
            <text:p>3752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766" calcext:value-type="float">
            <text:p>3766</text:p>
          </table:table-cell>
          <table:table-cell office:value-type="float" office:value="18000.5" calcext:value-type="float">
            <text:p>18000.5</text:p>
          </table:table-cell>
          <table:table-cell office:value-type="float" office:value="3734" calcext:value-type="float">
            <text:p>3734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3724" calcext:value-type="float">
            <text:p>3724</text:p>
          </table:table-cell>
          <table:table-cell office:value-type="float" office:value="19000.5" calcext:value-type="float">
            <text:p>19000.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60" calcext:value-type="float">
            <text:p>3660</text:p>
          </table:table-cell>
          <table:table-cell office:value-type="float" office:value="3679" calcext:value-type="float">
            <text:p>3679</text:p>
          </table:table-cell>
          <table:table-cell office:value-type="float" office:value="3724" calcext:value-type="float">
            <text:p>3724</text:p>
          </table:table-cell>
          <table:table-cell office:value-type="float" office:value="3700" calcext:value-type="float">
            <text:p>3700</text:p>
          </table:table-cell>
          <table:table-cell office:value-type="float" office:value="3711" calcext:value-type="float">
            <text:p>3711</text:p>
          </table:table-cell>
          <table:table-cell office:value-type="float" office:value="3706" calcext:value-type="float">
            <text:p>3706</text:p>
          </table:table-cell>
          <table:table-cell office:value-type="float" office:value="3695" calcext:value-type="float">
            <text:p>3695</text:p>
          </table:table-cell>
          <table:table-cell office:value-type="float" office:value="3688" calcext:value-type="float">
            <text:p>3688</text:p>
          </table:table-cell>
          <table:table-cell office:value-type="float" office:value="3667" calcext:value-type="float">
            <text:p>3667</text:p>
          </table:table-cell>
          <table:table-cell office:value-type="float" office:value="3666" calcext:value-type="float">
            <text:p>3666</text:p>
          </table:table-cell>
          <table:table-cell table:number-columns-repeated="2"/>
          <table:table-cell office:value-type="float" office:value="22000.5" calcext:value-type="float">
            <text:p>22000.5</text:p>
          </table:table-cell>
          <table:table-cell table:number-columns-repeated="2" office:value-type="float" office:value="20000.5" calcext:value-type="float">
            <text:p>20000.5</text:p>
          </table:table-cell>
          <table:table-cell table:number-columns-repeated="2" office:value-type="float" office:value="19000.5" calcext:value-type="float">
            <text:p>19000.5</text:p>
          </table:table-cell>
          <table:table-cell table:number-columns-repeated="2" office:value-type="float" office:value="21000.5" calcext:value-type="float">
            <text:p>21000.5</text:p>
          </table:table-cell>
          <table:table-cell office:value-type="float" office:value="18000.5" calcext:value-type="float">
            <text:p>18000.5</text:p>
          </table:table-cell>
          <table:table-cell table:number-columns-repeated="2" office:value-type="float" office:value="19000.5" calcext:value-type="float">
            <text:p>19000.5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AI9:.AR9])/10" office:value-type="float" office:value="19800.5" calcext:value-type="float">
            <text:p>19800.5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785" calcext:value-type="float">
            <text:p>378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2" calcext:value-type="float">
            <text:p>3812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793" calcext:value-type="float">
            <text:p>3793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3807" calcext:value-type="float">
            <text:p>3807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823" calcext:value-type="float">
            <text:p>3823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3796" calcext:value-type="float">
            <text:p>3796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3810" calcext:value-type="float">
            <text:p>3810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3781" calcext:value-type="float">
            <text:p>3781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3768" calcext:value-type="float">
            <text:p>3768</text:p>
          </table:table-cell>
          <table:table-cell office:value-type="float" office:value="20000.5" calcext:value-type="float">
            <text:p>20000.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49" calcext:value-type="float">
            <text:p>3749</text:p>
          </table:table-cell>
          <table:table-cell office:value-type="float" office:value="3742" calcext:value-type="float">
            <text:p>3742</text:p>
          </table:table-cell>
          <table:table-cell office:value-type="float" office:value="3765" calcext:value-type="float">
            <text:p>3765</text:p>
          </table:table-cell>
          <table:table-cell office:value-type="float" office:value="3744" calcext:value-type="float">
            <text:p>3744</text:p>
          </table:table-cell>
          <table:table-cell office:value-type="float" office:value="3757" calcext:value-type="float">
            <text:p>3757</text:p>
          </table:table-cell>
          <table:table-cell office:value-type="float" office:value="3774" calcext:value-type="float">
            <text:p>3774</text:p>
          </table:table-cell>
          <table:table-cell office:value-type="float" office:value="3752" calcext:value-type="float">
            <text:p>3752</text:p>
          </table:table-cell>
          <table:table-cell office:value-type="float" office:value="3766" calcext:value-type="float">
            <text:p>3766</text:p>
          </table:table-cell>
          <table:table-cell office:value-type="float" office:value="3734" calcext:value-type="float">
            <text:p>3734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21000.5" calcext:value-type="float">
            <text:p>21000.5</text:p>
          </table:table-cell>
          <table:table-cell table:number-columns-repeated="3" office:value-type="float" office:value="20000.5" calcext:value-type="float">
            <text:p>20000.5</text:p>
          </table:table-cell>
          <table:table-cell office:value-type="float" office:value="19000.5" calcext:value-type="float">
            <text:p>19000.5</text:p>
          </table:table-cell>
          <table:table-cell office:value-type="float" office:value="20000.5" calcext:value-type="float">
            <text:p>20000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AI10:.AR10])/10" office:value-type="float" office:value="20600.5" calcext:value-type="float">
            <text:p>20600.5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18" calcext:value-type="float">
            <text:p>3818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826" calcext:value-type="float">
            <text:p>3826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816" calcext:value-type="float">
            <text:p>3816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3830" calcext:value-type="float">
            <text:p>3830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837" calcext:value-type="float">
            <text:p>3837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3832" calcext:value-type="float">
            <text:p>3832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3830" calcext:value-type="float">
            <text:p>3830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3797" calcext:value-type="float">
            <text:p>3797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3803" calcext:value-type="float">
            <text:p>3803</text:p>
          </table:table-cell>
          <table:table-cell office:value-type="float" office:value="20000.5" calcext:value-type="float">
            <text:p>20000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784" calcext:value-type="float">
            <text:p>3784</text:p>
          </table:table-cell>
          <table:table-cell office:value-type="float" office:value="3785" calcext:value-type="float">
            <text:p>3785</text:p>
          </table:table-cell>
          <table:table-cell office:value-type="float" office:value="3812" calcext:value-type="float">
            <text:p>3812</text:p>
          </table:table-cell>
          <table:table-cell office:value-type="float" office:value="3793" calcext:value-type="float">
            <text:p>3793</text:p>
          </table:table-cell>
          <table:table-cell office:value-type="float" office:value="3807" calcext:value-type="float">
            <text:p>3807</text:p>
          </table:table-cell>
          <table:table-cell office:value-type="float" office:value="3823" calcext:value-type="float">
            <text:p>3823</text:p>
          </table:table-cell>
          <table:table-cell office:value-type="float" office:value="3796" calcext:value-type="float">
            <text:p>3796</text:p>
          </table:table-cell>
          <table:table-cell office:value-type="float" office:value="3810" calcext:value-type="float">
            <text:p>3810</text:p>
          </table:table-cell>
          <table:table-cell office:value-type="float" office:value="3781" calcext:value-type="float">
            <text:p>3781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22000.5" calcext:value-type="float">
            <text:p>22000.5</text:p>
          </table:table-cell>
          <table:table-cell table:number-columns-repeated="2" office:value-type="float" office:value="21000.5" calcext:value-type="float">
            <text:p>21000.5</text:p>
          </table:table-cell>
          <table:table-cell office:value-type="float" office:value="20000.5" calcext:value-type="float">
            <text:p>20000.5</text:p>
          </table:table-cell>
          <table:table-cell office:value-type="float" office:value="21000.5" calcext:value-type="float">
            <text:p>21000.5</text:p>
          </table:table-cell>
          <table:table-cell table:number-columns-repeated="5" office:value-type="float" office:value="20000.5" calcext:value-type="float">
            <text:p>20000.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AI11:.AR11])/10" office:value-type="float" office:value="20500.5" calcext:value-type="float">
            <text:p>20500.5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41" calcext:value-type="float">
            <text:p>3841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55" calcext:value-type="float">
            <text:p>385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0" calcext:value-type="float">
            <text:p>3860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872" calcext:value-type="float">
            <text:p>3872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876" calcext:value-type="float">
            <text:p>3876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876" calcext:value-type="float">
            <text:p>3876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872" calcext:value-type="float">
            <text:p>3872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833" calcext:value-type="float">
            <text:p>3833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829" calcext:value-type="float">
            <text:p>3829</text:p>
          </table:table-cell>
          <table:table-cell office:value-type="float" office:value="21000.5" calcext:value-type="float">
            <text:p>21000.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805" calcext:value-type="float">
            <text:p>3805</text:p>
          </table:table-cell>
          <table:table-cell office:value-type="float" office:value="3818" calcext:value-type="float">
            <text:p>3818</text:p>
          </table:table-cell>
          <table:table-cell office:value-type="float" office:value="3826" calcext:value-type="float">
            <text:p>3826</text:p>
          </table:table-cell>
          <table:table-cell office:value-type="float" office:value="3816" calcext:value-type="float">
            <text:p>3816</text:p>
          </table:table-cell>
          <table:table-cell office:value-type="float" office:value="3830" calcext:value-type="float">
            <text:p>3830</text:p>
          </table:table-cell>
          <table:table-cell office:value-type="float" office:value="3837" calcext:value-type="float">
            <text:p>3837</text:p>
          </table:table-cell>
          <table:table-cell office:value-type="float" office:value="3832" calcext:value-type="float">
            <text:p>3832</text:p>
          </table:table-cell>
          <table:table-cell office:value-type="float" office:value="3830" calcext:value-type="float">
            <text:p>3830</text:p>
          </table:table-cell>
          <table:table-cell office:value-type="float" office:value="3797" calcext:value-type="float">
            <text:p>3797</text:p>
          </table:table-cell>
          <table:table-cell office:value-type="float" office:value="3803" calcext:value-type="float">
            <text:p>3803</text:p>
          </table:table-cell>
          <table:table-cell table:number-columns-repeated="2"/>
          <table:table-cell office:value-type="float" office:value="23000.5" calcext:value-type="float">
            <text:p>23000.5</text:p>
          </table:table-cell>
          <table:table-cell table:number-columns-repeated="2" office:value-type="float" office:value="22000.5" calcext:value-type="float">
            <text:p>22000.5</text:p>
          </table:table-cell>
          <table:table-cell table:number-columns-repeated="7" office:value-type="float" office:value="21000.5" calcext:value-type="float">
            <text:p>21000.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AI12:.AR12])/10" office:value-type="float" office:value="21400.5" calcext:value-type="float">
            <text:p>21400.5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852" calcext:value-type="float">
            <text:p>385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78" calcext:value-type="float">
            <text:p>387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5" calcext:value-type="float">
            <text:p>388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83" calcext:value-type="float">
            <text:p>3883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896" calcext:value-type="float">
            <text:p>389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6" calcext:value-type="float">
            <text:p>3896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848" calcext:value-type="float">
            <text:p>3848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3847" calcext:value-type="float">
            <text:p>3847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845" calcext:value-type="float">
            <text:p>3845</text:p>
          </table:table-cell>
          <table:table-cell office:value-type="float" office:value="3841" calcext:value-type="float">
            <text:p>3841</text:p>
          </table:table-cell>
          <table:table-cell office:value-type="float" office:value="3855" calcext:value-type="float">
            <text:p>3855</text:p>
          </table:table-cell>
          <table:table-cell office:value-type="float" office:value="3860" calcext:value-type="float">
            <text:p>3860</text:p>
          </table:table-cell>
          <table:table-cell office:value-type="float" office:value="3872" calcext:value-type="float">
            <text:p>3872</text:p>
          </table:table-cell>
          <table:table-cell table:number-columns-repeated="2" office:value-type="float" office:value="3876" calcext:value-type="float">
            <text:p>3876</text:p>
          </table:table-cell>
          <table:table-cell office:value-type="float" office:value="3872" calcext:value-type="float">
            <text:p>3872</text:p>
          </table:table-cell>
          <table:table-cell office:value-type="float" office:value="3833" calcext:value-type="float">
            <text:p>3833</text:p>
          </table:table-cell>
          <table:table-cell office:value-type="float" office:value="3829" calcext:value-type="float">
            <text:p>3829</text:p>
          </table:table-cell>
          <table:table-cell table:number-columns-repeated="2"/>
          <table:table-cell office:value-type="float" office:value="24000.5" calcext:value-type="float">
            <text:p>24000.5</text:p>
          </table:table-cell>
          <table:table-cell office:value-type="float" office:value="23000.5" calcext:value-type="float">
            <text:p>23000.5</text:p>
          </table:table-cell>
          <table:table-cell table:number-columns-repeated="3" office:value-type="float" office:value="22000.5" calcext:value-type="float">
            <text:p>22000.5</text:p>
          </table:table-cell>
          <table:table-cell office:value-type="float" office:value="21000.5" calcext:value-type="float">
            <text:p>21000.5</text:p>
          </table:table-cell>
          <table:table-cell office:value-type="float" office:value="22000.5" calcext:value-type="float">
            <text:p>22000.5</text:p>
          </table:table-cell>
          <table:table-cell table:number-columns-repeated="2" office:value-type="float" office:value="21000.5" calcext:value-type="float">
            <text:p>21000.5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AI13:.AR13])/10" office:value-type="float" office:value="22000.5" calcext:value-type="float">
            <text:p>22000.5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867" calcext:value-type="float">
            <text:p>3867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05" calcext:value-type="float">
            <text:p>390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6" calcext:value-type="float">
            <text:p>389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8" calcext:value-type="float">
            <text:p>3908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99" calcext:value-type="float">
            <text:p>3899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07" calcext:value-type="float">
            <text:p>3907</text:p>
          </table:table-cell>
          <table:table-cell office:value-type="float" office:value="25000.5" calcext:value-type="float">
            <text:p>25000.5</text:p>
          </table:table-cell>
          <table:table-cell office:value-type="float" office:value="3914" calcext:value-type="float">
            <text:p>391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64" calcext:value-type="float">
            <text:p>3864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5" calcext:value-type="float">
            <text:p>3875</text:p>
          </table:table-cell>
          <table:table-cell office:value-type="float" office:value="22000.5" calcext:value-type="float">
            <text:p>22000.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869" calcext:value-type="float">
            <text:p>3869</text:p>
          </table:table-cell>
          <table:table-cell office:value-type="float" office:value="3852" calcext:value-type="float">
            <text:p>3852</text:p>
          </table:table-cell>
          <table:table-cell office:value-type="float" office:value="3878" calcext:value-type="float">
            <text:p>3878</text:p>
          </table:table-cell>
          <table:table-cell office:value-type="float" office:value="3885" calcext:value-type="float">
            <text:p>3885</text:p>
          </table:table-cell>
          <table:table-cell office:value-type="float" office:value="3899" calcext:value-type="float">
            <text:p>3899</text:p>
          </table:table-cell>
          <table:table-cell office:value-type="float" office:value="3883" calcext:value-type="float">
            <text:p>3883</text:p>
          </table:table-cell>
          <table:table-cell table:number-columns-repeated="2" office:value-type="float" office:value="3896" calcext:value-type="float">
            <text:p>3896</text:p>
          </table:table-cell>
          <table:table-cell office:value-type="float" office:value="3848" calcext:value-type="float">
            <text:p>3848</text:p>
          </table:table-cell>
          <table:table-cell office:value-type="float" office:value="3847" calcext:value-type="float">
            <text:p>3847</text:p>
          </table:table-cell>
          <table:table-cell table:number-columns-repeated="2"/>
          <table:table-cell office:value-type="float" office:value="25000.5" calcext:value-type="float">
            <text:p>25000.5</text:p>
          </table:table-cell>
          <table:table-cell office:value-type="float" office:value="23000.5" calcext:value-type="float">
            <text:p>23000.5</text:p>
          </table:table-cell>
          <table:table-cell table:number-columns-repeated="4" office:value-type="float" office:value="22000.5" calcext:value-type="float">
            <text:p>22000.5</text:p>
          </table:table-cell>
          <table:table-cell office:value-type="float" office:value="25000.5" calcext:value-type="float">
            <text:p>25000.5</text:p>
          </table:table-cell>
          <table:table-cell table:number-columns-repeated="3" office:value-type="float" office:value="22000.5" calcext:value-type="float">
            <text:p>22000.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AI14:.AR14])/10" office:value-type="float" office:value="22700.5" calcext:value-type="float">
            <text:p>22700.5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26000.5" calcext:value-type="float">
            <text:p>26000.5</text:p>
          </table:table-cell>
          <table:table-cell office:value-type="float" office:value="3877" calcext:value-type="float">
            <text:p>3877</text:p>
          </table:table-cell>
          <table:table-cell office:value-type="float" office:value="24000.5" calcext:value-type="float">
            <text:p>24000.5</text:p>
          </table:table-cell>
          <table:table-cell office:value-type="float" office:value="3911" calcext:value-type="float">
            <text:p>3911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95" calcext:value-type="float">
            <text:p>3895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15" calcext:value-type="float">
            <text:p>3915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912" calcext:value-type="float">
            <text:p>3912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10" calcext:value-type="float">
            <text:p>391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916" calcext:value-type="float">
            <text:p>3916</text:p>
          </table:table-cell>
          <table:table-cell office:value-type="float" office:value="22000.5" calcext:value-type="float">
            <text:p>22000.5</text:p>
          </table:table-cell>
          <table:table-cell office:value-type="float" office:value="3870" calcext:value-type="float">
            <text:p>3870</text:p>
          </table:table-cell>
          <table:table-cell office:value-type="float" office:value="23000.5" calcext:value-type="float">
            <text:p>23000.5</text:p>
          </table:table-cell>
          <table:table-cell office:value-type="float" office:value="3888" calcext:value-type="float">
            <text:p>3888</text:p>
          </table:table-cell>
          <table:table-cell office:value-type="float" office:value="23000.5" calcext:value-type="float">
            <text:p>23000.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872" calcext:value-type="float">
            <text:p>3872</text:p>
          </table:table-cell>
          <table:table-cell office:value-type="float" office:value="3867" calcext:value-type="float">
            <text:p>3867</text:p>
          </table:table-cell>
          <table:table-cell office:value-type="float" office:value="3905" calcext:value-type="float">
            <text:p>3905</text:p>
          </table:table-cell>
          <table:table-cell office:value-type="float" office:value="3896" calcext:value-type="float">
            <text:p>3896</text:p>
          </table:table-cell>
          <table:table-cell office:value-type="float" office:value="3908" calcext:value-type="float">
            <text:p>3908</text:p>
          </table:table-cell>
          <table:table-cell office:value-type="float" office:value="3899" calcext:value-type="float">
            <text:p>3899</text:p>
          </table:table-cell>
          <table:table-cell office:value-type="float" office:value="3907" calcext:value-type="float">
            <text:p>3907</text:p>
          </table:table-cell>
          <table:table-cell office:value-type="float" office:value="3914" calcext:value-type="float">
            <text:p>3914</text:p>
          </table:table-cell>
          <table:table-cell office:value-type="float" office:value="3864" calcext:value-type="float">
            <text:p>3864</text:p>
          </table:table-cell>
          <table:table-cell office:value-type="float" office:value="3875" calcext:value-type="float">
            <text:p>3875</text:p>
          </table:table-cell>
          <table:table-cell table:number-columns-repeated="2"/>
          <table:table-cell office:value-type="float" office:value="26000.5" calcext:value-type="float">
            <text:p>26000.5</text:p>
          </table:table-cell>
          <table:table-cell office:value-type="float" office:value="24000.5" calcext:value-type="float">
            <text:p>24000.5</text:p>
          </table:table-cell>
          <table:table-cell table:number-columns-repeated="2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table:number-columns-repeated="2" office:value-type="float" office:value="23000.5" calcext:value-type="float">
            <text:p>23000.5</text:p>
          </table:table-cell>
          <table:table-cell office:value-type="float" office:value="22000.5" calcext:value-type="float">
            <text:p>22000.5</text:p>
          </table:table-cell>
          <table:table-cell table:number-columns-repeated="2" office:value-type="float" office:value="23000.5" calcext:value-type="float">
            <text:p>23000.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AI15:.AR15])/10" office:value-type="float" office:value="23200.5" calcext:value-type="float">
            <text:p>23200.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897" calcext:value-type="float">
            <text:p>3897</text:p>
          </table:table-cell>
          <table:table-cell office:value-type="float" office:value="29000.5" calcext:value-type="float">
            <text:p>29000.5</text:p>
          </table:table-cell>
          <table:table-cell office:value-type="float" office:value="3922" calcext:value-type="float">
            <text:p>3922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907" calcext:value-type="float">
            <text:p>3907</text:p>
          </table:table-cell>
          <table:table-cell office:value-type="float" office:value="28000.5" calcext:value-type="float">
            <text:p>28000.5</text:p>
          </table:table-cell>
          <table:table-cell office:value-type="float" office:value="3927" calcext:value-type="float">
            <text:p>3927</text:p>
          </table:table-cell>
          <table:table-cell office:value-type="float" office:value="28000.5" calcext:value-type="float">
            <text:p>28000.5</text:p>
          </table:table-cell>
          <table:table-cell office:value-type="float" office:value="3918" calcext:value-type="float">
            <text:p>3918</text:p>
          </table:table-cell>
          <table:table-cell office:value-type="float" office:value="28000.5" calcext:value-type="float">
            <text:p>28000.5</text:p>
          </table:table-cell>
          <table:table-cell office:value-type="float" office:value="3924" calcext:value-type="float">
            <text:p>3924</text:p>
          </table:table-cell>
          <table:table-cell office:value-type="float" office:value="27000.5" calcext:value-type="float">
            <text:p>27000.5</text:p>
          </table:table-cell>
          <table:table-cell office:value-type="float" office:value="3936" calcext:value-type="float">
            <text:p>3936</text:p>
          </table:table-cell>
          <table:table-cell office:value-type="float" office:value="27000.5" calcext:value-type="float">
            <text:p>27000.5</text:p>
          </table:table-cell>
          <table:table-cell office:value-type="float" office:value="3883" calcext:value-type="float">
            <text:p>3883</text:p>
          </table:table-cell>
          <table:table-cell office:value-type="float" office:value="28000.5" calcext:value-type="float">
            <text:p>28000.5</text:p>
          </table:table-cell>
          <table:table-cell office:value-type="float" office:value="3897" calcext:value-type="float">
            <text:p>3897</text:p>
          </table:table-cell>
          <table:table-cell office:value-type="float" office:value="27000.5" calcext:value-type="float">
            <text:p>27000.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885" calcext:value-type="float">
            <text:p>3885</text:p>
          </table:table-cell>
          <table:table-cell office:value-type="float" office:value="3877" calcext:value-type="float">
            <text:p>3877</text:p>
          </table:table-cell>
          <table:table-cell office:value-type="float" office:value="3911" calcext:value-type="float">
            <text:p>3911</text:p>
          </table:table-cell>
          <table:table-cell office:value-type="float" office:value="3895" calcext:value-type="float">
            <text:p>3895</text:p>
          </table:table-cell>
          <table:table-cell office:value-type="float" office:value="3915" calcext:value-type="float">
            <text:p>3915</text:p>
          </table:table-cell>
          <table:table-cell office:value-type="float" office:value="3912" calcext:value-type="float">
            <text:p>3912</text:p>
          </table:table-cell>
          <table:table-cell office:value-type="float" office:value="3910" calcext:value-type="float">
            <text:p>3910</text:p>
          </table:table-cell>
          <table:table-cell office:value-type="float" office:value="3916" calcext:value-type="float">
            <text:p>3916</text:p>
          </table:table-cell>
          <table:table-cell office:value-type="float" office:value="3870" calcext:value-type="float">
            <text:p>3870</text:p>
          </table:table-cell>
          <table:table-cell office:value-type="float" office:value="3888" calcext:value-type="float">
            <text:p>3888</text:p>
          </table:table-cell>
          <table:table-cell table:number-columns-repeated="2"/>
          <table:table-cell office:value-type="float" office:value="30000.5" calcext:value-type="float">
            <text:p>30000.5</text:p>
          </table:table-cell>
          <table:table-cell office:value-type="float" office:value="29000.5" calcext:value-type="float">
            <text:p>29000.5</text:p>
          </table:table-cell>
          <table:table-cell office:value-type="float" office:value="30000.5" calcext:value-type="float">
            <text:p>30000.5</text:p>
          </table:table-cell>
          <table:table-cell table:number-columns-repeated="3" office:value-type="float" office:value="28000.5" calcext:value-type="float">
            <text:p>28000.5</text:p>
          </table:table-cell>
          <table:table-cell table:number-columns-repeated="2" office:value-type="float" office:value="27000.5" calcext:value-type="float">
            <text:p>27000.5</text:p>
          </table:table-cell>
          <table:table-cell office:value-type="float" office:value="28000.5" calcext:value-type="float">
            <text:p>28000.5</text:p>
          </table:table-cell>
          <table:table-cell office:value-type="float" office:value="27000.5" calcext:value-type="float">
            <text:p>27000.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UM([.AI16:.AR16])/10" office:value-type="float" office:value="28200.5" calcext:value-type="float">
            <text:p>28200.5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08" calcext:value-type="float">
            <text:p>3908</text:p>
          </table:table-cell>
          <table:table-cell office:value-type="float" office:value="31000.5" calcext:value-type="float">
            <text:p>31000.5</text:p>
          </table:table-cell>
          <table:table-cell office:value-type="float" office:value="3921" calcext:value-type="float">
            <text:p>3921</text:p>
          </table:table-cell>
          <table:table-cell office:value-type="float" office:value="29000.5" calcext:value-type="float">
            <text:p>29000.5</text:p>
          </table:table-cell>
          <table:table-cell office:value-type="float" office:value="3916" calcext:value-type="float">
            <text:p>3916</text:p>
          </table:table-cell>
          <table:table-cell office:value-type="float" office:value="29000.5" calcext:value-type="float">
            <text:p>29000.5</text:p>
          </table:table-cell>
          <table:table-cell office:value-type="float" office:value="3938" calcext:value-type="float">
            <text:p>3938</text:p>
          </table:table-cell>
          <table:table-cell office:value-type="float" office:value="29000.5" calcext:value-type="float">
            <text:p>29000.5</text:p>
          </table:table-cell>
          <table:table-cell office:value-type="float" office:value="3925" calcext:value-type="float">
            <text:p>3925</text:p>
          </table:table-cell>
          <table:table-cell office:value-type="float" office:value="28000.5" calcext:value-type="float">
            <text:p>28000.5</text:p>
          </table:table-cell>
          <table:table-cell office:value-type="float" office:value="3936" calcext:value-type="float">
            <text:p>3936</text:p>
          </table:table-cell>
          <table:table-cell office:value-type="float" office:value="28000.5" calcext:value-type="float">
            <text:p>28000.5</text:p>
          </table:table-cell>
          <table:table-cell office:value-type="float" office:value="3943" calcext:value-type="float">
            <text:p>3943</text:p>
          </table:table-cell>
          <table:table-cell office:value-type="float" office:value="28000.5" calcext:value-type="float">
            <text:p>28000.5</text:p>
          </table:table-cell>
          <table:table-cell office:value-type="float" office:value="3882" calcext:value-type="float">
            <text:p>3882</text:p>
          </table:table-cell>
          <table:table-cell office:value-type="float" office:value="28000.5" calcext:value-type="float">
            <text:p>28000.5</text:p>
          </table:table-cell>
          <table:table-cell office:value-type="float" office:value="3905" calcext:value-type="float">
            <text:p>3905</text:p>
          </table:table-cell>
          <table:table-cell office:value-type="float" office:value="28000.5" calcext:value-type="float">
            <text:p>28000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900" calcext:value-type="float">
            <text:p>3900</text:p>
          </table:table-cell>
          <table:table-cell office:value-type="float" office:value="3897" calcext:value-type="float">
            <text:p>3897</text:p>
          </table:table-cell>
          <table:table-cell office:value-type="float" office:value="3922" calcext:value-type="float">
            <text:p>3922</text:p>
          </table:table-cell>
          <table:table-cell office:value-type="float" office:value="3907" calcext:value-type="float">
            <text:p>3907</text:p>
          </table:table-cell>
          <table:table-cell office:value-type="float" office:value="3927" calcext:value-type="float">
            <text:p>3927</text:p>
          </table:table-cell>
          <table:table-cell office:value-type="float" office:value="3918" calcext:value-type="float">
            <text:p>3918</text:p>
          </table:table-cell>
          <table:table-cell office:value-type="float" office:value="3924" calcext:value-type="float">
            <text:p>3924</text:p>
          </table:table-cell>
          <table:table-cell office:value-type="float" office:value="3936" calcext:value-type="float">
            <text:p>3936</text:p>
          </table:table-cell>
          <table:table-cell office:value-type="float" office:value="3883" calcext:value-type="float">
            <text:p>3883</text:p>
          </table:table-cell>
          <table:table-cell office:value-type="float" office:value="3897" calcext:value-type="float">
            <text:p>3897</text:p>
          </table:table-cell>
          <table:table-cell table:number-columns-repeated="2"/>
          <table:table-cell office:value-type="float" office:value="33000.5" calcext:value-type="float">
            <text:p>33000.5</text:p>
          </table:table-cell>
          <table:table-cell office:value-type="float" office:value="31000.5" calcext:value-type="float">
            <text:p>31000.5</text:p>
          </table:table-cell>
          <table:table-cell table:number-columns-repeated="3" office:value-type="float" office:value="29000.5" calcext:value-type="float">
            <text:p>29000.5</text:p>
          </table:table-cell>
          <table:table-cell table:number-columns-repeated="5" office:value-type="float" office:value="28000.5" calcext:value-type="float">
            <text:p>28000.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SUM([.AI17:.AR17])/10" office:value-type="float" office:value="29100.5" calcext:value-type="float">
            <text:p>29100.5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15" calcext:value-type="float">
            <text:p>3915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928" calcext:value-type="float">
            <text:p>3928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918" calcext:value-type="float">
            <text:p>3918</text:p>
          </table:table-cell>
          <table:table-cell office:value-type="float" office:value="29000.5" calcext:value-type="float">
            <text:p>29000.5</text:p>
          </table:table-cell>
          <table:table-cell office:value-type="float" office:value="3940" calcext:value-type="float">
            <text:p>3940</text:p>
          </table:table-cell>
          <table:table-cell office:value-type="float" office:value="29000.5" calcext:value-type="float">
            <text:p>29000.5</text:p>
          </table:table-cell>
          <table:table-cell office:value-type="float" office:value="3939" calcext:value-type="float">
            <text:p>3939</text:p>
          </table:table-cell>
          <table:table-cell office:value-type="float" office:value="29000.5" calcext:value-type="float">
            <text:p>29000.5</text:p>
          </table:table-cell>
          <table:table-cell office:value-type="float" office:value="3938" calcext:value-type="float">
            <text:p>3938</text:p>
          </table:table-cell>
          <table:table-cell office:value-type="float" office:value="29000.5" calcext:value-type="float">
            <text:p>29000.5</text:p>
          </table:table-cell>
          <table:table-cell office:value-type="float" office:value="3943" calcext:value-type="float">
            <text:p>3943</text:p>
          </table:table-cell>
          <table:table-cell office:value-type="float" office:value="29000.5" calcext:value-type="float">
            <text:p>29000.5</text:p>
          </table:table-cell>
          <table:table-cell office:value-type="float" office:value="3881" calcext:value-type="float">
            <text:p>3881</text:p>
          </table:table-cell>
          <table:table-cell office:value-type="float" office:value="28000.5" calcext:value-type="float">
            <text:p>28000.5</text:p>
          </table:table-cell>
          <table:table-cell office:value-type="float" office:value="3909" calcext:value-type="float">
            <text:p>3909</text:p>
          </table:table-cell>
          <table:table-cell office:value-type="float" office:value="29000.5" calcext:value-type="float">
            <text:p>29000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910" calcext:value-type="float">
            <text:p>3910</text:p>
          </table:table-cell>
          <table:table-cell office:value-type="float" office:value="3908" calcext:value-type="float">
            <text:p>3908</text:p>
          </table:table-cell>
          <table:table-cell office:value-type="float" office:value="3921" calcext:value-type="float">
            <text:p>3921</text:p>
          </table:table-cell>
          <table:table-cell office:value-type="float" office:value="3916" calcext:value-type="float">
            <text:p>3916</text:p>
          </table:table-cell>
          <table:table-cell office:value-type="float" office:value="3938" calcext:value-type="float">
            <text:p>3938</text:p>
          </table:table-cell>
          <table:table-cell office:value-type="float" office:value="3925" calcext:value-type="float">
            <text:p>3925</text:p>
          </table:table-cell>
          <table:table-cell office:value-type="float" office:value="3936" calcext:value-type="float">
            <text:p>3936</text:p>
          </table:table-cell>
          <table:table-cell office:value-type="float" office:value="3943" calcext:value-type="float">
            <text:p>3943</text:p>
          </table:table-cell>
          <table:table-cell office:value-type="float" office:value="3882" calcext:value-type="float">
            <text:p>3882</text:p>
          </table:table-cell>
          <table:table-cell office:value-type="float" office:value="3905" calcext:value-type="float">
            <text:p>3905</text:p>
          </table:table-cell>
          <table:table-cell table:number-columns-repeated="2"/>
          <table:table-cell office:value-type="float" office:value="32000.5" calcext:value-type="float">
            <text:p>32000.5</text:p>
          </table:table-cell>
          <table:table-cell table:number-columns-repeated="2" office:value-type="float" office:value="30000.5" calcext:value-type="float">
            <text:p>30000.5</text:p>
          </table:table-cell>
          <table:table-cell table:number-columns-repeated="5" office:value-type="float" office:value="29000.5" calcext:value-type="float">
            <text:p>29000.5</text:p>
          </table:table-cell>
          <table:table-cell office:value-type="float" office:value="28000.5" calcext:value-type="float">
            <text:p>28000.5</text:p>
          </table:table-cell>
          <table:table-cell office:value-type="float" office:value="29000.5" calcext:value-type="float">
            <text:p>29000.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UM([.AI18:.AR18])/10" office:value-type="float" office:value="29400.5" calcext:value-type="float">
            <text:p>29400.5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22" calcext:value-type="float">
            <text:p>3922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28" calcext:value-type="float">
            <text:p>3928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924" calcext:value-type="float">
            <text:p>3924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942" calcext:value-type="float">
            <text:p>3942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943" calcext:value-type="float">
            <text:p>3943</text:p>
          </table:table-cell>
          <table:table-cell office:value-type="float" office:value="29000.5" calcext:value-type="float">
            <text:p>29000.5</text:p>
          </table:table-cell>
          <table:table-cell office:value-type="float" office:value="3951" calcext:value-type="float">
            <text:p>3951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949" calcext:value-type="float">
            <text:p>3949</text:p>
          </table:table-cell>
          <table:table-cell office:value-type="float" office:value="29000.5" calcext:value-type="float">
            <text:p>29000.5</text:p>
          </table:table-cell>
          <table:table-cell office:value-type="float" office:value="3892" calcext:value-type="float">
            <text:p>3892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919" calcext:value-type="float">
            <text:p>3919</text:p>
          </table:table-cell>
          <table:table-cell office:value-type="float" office:value="29000.5" calcext:value-type="float">
            <text:p>29000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905" calcext:value-type="float">
            <text:p>3905</text:p>
          </table:table-cell>
          <table:table-cell office:value-type="float" office:value="3915" calcext:value-type="float">
            <text:p>3915</text:p>
          </table:table-cell>
          <table:table-cell office:value-type="float" office:value="3928" calcext:value-type="float">
            <text:p>3928</text:p>
          </table:table-cell>
          <table:table-cell office:value-type="float" office:value="3918" calcext:value-type="float">
            <text:p>3918</text:p>
          </table:table-cell>
          <table:table-cell office:value-type="float" office:value="3940" calcext:value-type="float">
            <text:p>3940</text:p>
          </table:table-cell>
          <table:table-cell office:value-type="float" office:value="3939" calcext:value-type="float">
            <text:p>3939</text:p>
          </table:table-cell>
          <table:table-cell office:value-type="float" office:value="3938" calcext:value-type="float">
            <text:p>3938</text:p>
          </table:table-cell>
          <table:table-cell office:value-type="float" office:value="3943" calcext:value-type="float">
            <text:p>3943</text:p>
          </table:table-cell>
          <table:table-cell office:value-type="float" office:value="3881" calcext:value-type="float">
            <text:p>3881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table:number-columns-repeated="2" office:value-type="float" office:value="33000.5" calcext:value-type="float">
            <text:p>33000.5</text:p>
          </table:table-cell>
          <table:table-cell table:number-columns-repeated="3" office:value-type="float" office:value="30000.5" calcext:value-type="float">
            <text:p>30000.5</text:p>
          </table:table-cell>
          <table:table-cell office:value-type="float" office:value="29000.5" calcext:value-type="float">
            <text:p>29000.5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29000.5" calcext:value-type="float">
            <text:p>29000.5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29000.5" calcext:value-type="float">
            <text:p>29000.5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UM([.AI19:.AR19])/10" office:value-type="float" office:value="30300.5" calcext:value-type="float">
            <text:p>30300.5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25" calcext:value-type="float">
            <text:p>3925</text:p>
          </table:table-cell>
          <table:table-cell office:value-type="float" office:value="31000.5" calcext:value-type="float">
            <text:p>31000.5</text:p>
          </table:table-cell>
          <table:table-cell office:value-type="float" office:value="3931" calcext:value-type="float">
            <text:p>3931</text:p>
          </table:table-cell>
          <table:table-cell office:value-type="float" office:value="31000.5" calcext:value-type="float">
            <text:p>31000.5</text:p>
          </table:table-cell>
          <table:table-cell office:value-type="float" office:value="3928" calcext:value-type="float">
            <text:p>3928</text:p>
          </table:table-cell>
          <table:table-cell office:value-type="float" office:value="31000.5" calcext:value-type="float">
            <text:p>31000.5</text:p>
          </table:table-cell>
          <table:table-cell office:value-type="float" office:value="3948" calcext:value-type="float">
            <text:p>3948</text:p>
          </table:table-cell>
          <table:table-cell office:value-type="float" office:value="31000.5" calcext:value-type="float">
            <text:p>31000.5</text:p>
          </table:table-cell>
          <table:table-cell office:value-type="float" office:value="3948" calcext:value-type="float">
            <text:p>3948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950" calcext:value-type="float">
            <text:p>3950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953" calcext:value-type="float">
            <text:p>3953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897" calcext:value-type="float">
            <text:p>3897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922" calcext:value-type="float">
            <text:p>3922</text:p>
          </table:table-cell>
          <table:table-cell office:value-type="float" office:value="30000.5" calcext:value-type="float">
            <text:p>30000.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909" calcext:value-type="float">
            <text:p>3909</text:p>
          </table:table-cell>
          <table:table-cell office:value-type="float" office:value="3922" calcext:value-type="float">
            <text:p>3922</text:p>
          </table:table-cell>
          <table:table-cell office:value-type="float" office:value="3928" calcext:value-type="float">
            <text:p>3928</text:p>
          </table:table-cell>
          <table:table-cell office:value-type="float" office:value="3924" calcext:value-type="float">
            <text:p>3924</text:p>
          </table:table-cell>
          <table:table-cell office:value-type="float" office:value="3942" calcext:value-type="float">
            <text:p>3942</text:p>
          </table:table-cell>
          <table:table-cell office:value-type="float" office:value="3943" calcext:value-type="float">
            <text:p>3943</text:p>
          </table:table-cell>
          <table:table-cell office:value-type="float" office:value="3951" calcext:value-type="float">
            <text:p>3951</text:p>
          </table:table-cell>
          <table:table-cell office:value-type="float" office:value="3949" calcext:value-type="float">
            <text:p>3949</text:p>
          </table:table-cell>
          <table:table-cell office:value-type="float" office:value="3892" calcext:value-type="float">
            <text:p>3892</text:p>
          </table:table-cell>
          <table:table-cell office:value-type="float" office:value="3919" calcext:value-type="float">
            <text:p>3919</text:p>
          </table:table-cell>
          <table:table-cell table:number-columns-repeated="2"/>
          <table:table-cell office:value-type="float" office:value="33000.5" calcext:value-type="float">
            <text:p>33000.5</text:p>
          </table:table-cell>
          <table:table-cell table:number-columns-repeated="4" office:value-type="float" office:value="31000.5" calcext:value-type="float">
            <text:p>31000.5</text:p>
          </table:table-cell>
          <table:table-cell table:number-columns-repeated="5" office:value-type="float" office:value="30000.5" calcext:value-type="float">
            <text:p>30000.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AI20:.AR20])/10" office:value-type="float" office:value="30700.5" calcext:value-type="float">
            <text:p>30700.5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27" calcext:value-type="float">
            <text:p>3927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34" calcext:value-type="float">
            <text:p>3934</text:p>
          </table:table-cell>
          <table:table-cell office:value-type="float" office:value="31000.5" calcext:value-type="float">
            <text:p>31000.5</text:p>
          </table:table-cell>
          <table:table-cell office:value-type="float" office:value="3932" calcext:value-type="float">
            <text:p>3932</text:p>
          </table:table-cell>
          <table:table-cell office:value-type="float" office:value="31000.5" calcext:value-type="float">
            <text:p>31000.5</text:p>
          </table:table-cell>
          <table:table-cell office:value-type="float" office:value="3949" calcext:value-type="float">
            <text:p>3949</text:p>
          </table:table-cell>
          <table:table-cell office:value-type="float" office:value="31000.5" calcext:value-type="float">
            <text:p>31000.5</text:p>
          </table:table-cell>
          <table:table-cell office:value-type="float" office:value="3950" calcext:value-type="float">
            <text:p>3950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951" calcext:value-type="float">
            <text:p>3951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53" calcext:value-type="float">
            <text:p>3953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902" calcext:value-type="float">
            <text:p>3902</text:p>
          </table:table-cell>
          <table:table-cell office:value-type="float" office:value="31000.5" calcext:value-type="float">
            <text:p>31000.5</text:p>
          </table:table-cell>
          <table:table-cell office:value-type="float" office:value="3924" calcext:value-type="float">
            <text:p>3924</text:p>
          </table:table-cell>
          <table:table-cell office:value-type="float" office:value="30000.5" calcext:value-type="float">
            <text:p>30000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08" calcext:value-type="float">
            <text:p>3908</text:p>
          </table:table-cell>
          <table:table-cell office:value-type="float" office:value="3925" calcext:value-type="float">
            <text:p>3925</text:p>
          </table:table-cell>
          <table:table-cell office:value-type="float" office:value="3931" calcext:value-type="float">
            <text:p>3931</text:p>
          </table:table-cell>
          <table:table-cell office:value-type="float" office:value="3928" calcext:value-type="float">
            <text:p>3928</text:p>
          </table:table-cell>
          <table:table-cell table:number-columns-repeated="2" office:value-type="float" office:value="3948" calcext:value-type="float">
            <text:p>3948</text:p>
          </table:table-cell>
          <table:table-cell office:value-type="float" office:value="3950" calcext:value-type="float">
            <text:p>3950</text:p>
          </table:table-cell>
          <table:table-cell office:value-type="float" office:value="3953" calcext:value-type="float">
            <text:p>3953</text:p>
          </table:table-cell>
          <table:table-cell office:value-type="float" office:value="3897" calcext:value-type="float">
            <text:p>3897</text:p>
          </table:table-cell>
          <table:table-cell office:value-type="float" office:value="3922" calcext:value-type="float">
            <text:p>3922</text:p>
          </table:table-cell>
          <table:table-cell table:number-columns-repeated="2"/>
          <table:table-cell office:value-type="float" office:value="35000.5" calcext:value-type="float">
            <text:p>35000.5</text:p>
          </table:table-cell>
          <table:table-cell office:value-type="float" office:value="33000.5" calcext:value-type="float">
            <text:p>33000.5</text:p>
          </table:table-cell>
          <table:table-cell table:number-columns-repeated="3" office:value-type="float" office:value="31000.5" calcext:value-type="float">
            <text:p>31000.5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1000.5" calcext:value-type="float">
            <text:p>31000.5</text:p>
          </table:table-cell>
          <table:table-cell office:value-type="float" office:value="30000.5" calcext:value-type="float">
            <text:p>30000.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SUM([.AI21:.AR21])/10" office:value-type="float" office:value="31400.5" calcext:value-type="float">
            <text:p>31400.5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40" calcext:value-type="float">
            <text:p>3940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32" calcext:value-type="float">
            <text:p>3932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34" calcext:value-type="float">
            <text:p>3934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48" calcext:value-type="float">
            <text:p>3948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48" calcext:value-type="float">
            <text:p>3948</text:p>
          </table:table-cell>
          <table:table-cell office:value-type="float" office:value="31000.5" calcext:value-type="float">
            <text:p>31000.5</text:p>
          </table:table-cell>
          <table:table-cell office:value-type="float" office:value="3957" calcext:value-type="float">
            <text:p>3957</text:p>
          </table:table-cell>
          <table:table-cell office:value-type="float" office:value="31000.5" calcext:value-type="float">
            <text:p>31000.5</text:p>
          </table:table-cell>
          <table:table-cell office:value-type="float" office:value="3956" calcext:value-type="float">
            <text:p>3956</text:p>
          </table:table-cell>
          <table:table-cell office:value-type="float" office:value="31000.5" calcext:value-type="float">
            <text:p>31000.5</text:p>
          </table:table-cell>
          <table:table-cell office:value-type="float" office:value="3905" calcext:value-type="float">
            <text:p>3905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925" calcext:value-type="float">
            <text:p>3925</text:p>
          </table:table-cell>
          <table:table-cell office:value-type="float" office:value="31000.5" calcext:value-type="float">
            <text:p>31000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910" calcext:value-type="float">
            <text:p>3910</text:p>
          </table:table-cell>
          <table:table-cell office:value-type="float" office:value="3927" calcext:value-type="float">
            <text:p>3927</text:p>
          </table:table-cell>
          <table:table-cell office:value-type="float" office:value="3934" calcext:value-type="float">
            <text:p>3934</text:p>
          </table:table-cell>
          <table:table-cell office:value-type="float" office:value="3932" calcext:value-type="float">
            <text:p>3932</text:p>
          </table:table-cell>
          <table:table-cell office:value-type="float" office:value="3949" calcext:value-type="float">
            <text:p>3949</text:p>
          </table:table-cell>
          <table:table-cell office:value-type="float" office:value="3950" calcext:value-type="float">
            <text:p>3950</text:p>
          </table:table-cell>
          <table:table-cell office:value-type="float" office:value="3951" calcext:value-type="float">
            <text:p>3951</text:p>
          </table:table-cell>
          <table:table-cell office:value-type="float" office:value="3953" calcext:value-type="float">
            <text:p>3953</text:p>
          </table:table-cell>
          <table:table-cell office:value-type="float" office:value="3902" calcext:value-type="float">
            <text:p>3902</text:p>
          </table:table-cell>
          <table:table-cell office:value-type="float" office:value="3924" calcext:value-type="float">
            <text:p>3924</text:p>
          </table:table-cell>
          <table:table-cell table:number-columns-repeated="2"/>
          <table:table-cell office:value-type="float" office:value="35000.5" calcext:value-type="float">
            <text:p>35000.5</text:p>
          </table:table-cell>
          <table:table-cell office:value-type="float" office:value="33000.5" calcext:value-type="float">
            <text:p>33000.5</text:p>
          </table:table-cell>
          <table:table-cell table:number-columns-repeated="3" office:value-type="float" office:value="32000.5" calcext:value-type="float">
            <text:p>32000.5</text:p>
          </table:table-cell>
          <table:table-cell table:number-columns-repeated="3" office:value-type="float" office:value="31000.5" calcext:value-type="float">
            <text:p>31000.5</text:p>
          </table:table-cell>
          <table:table-cell office:value-type="float" office:value="30000.5" calcext:value-type="float">
            <text:p>30000.5</text:p>
          </table:table-cell>
          <table:table-cell office:value-type="float" office:value="31000.5" calcext:value-type="float">
            <text:p>31000.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SUM([.AI22:.AR22])/10" office:value-type="float" office:value="31800.5" calcext:value-type="float">
            <text:p>31800.5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36000.5" calcext:value-type="float">
            <text:p>36000.5</text:p>
          </table:table-cell>
          <table:table-cell office:value-type="float" office:value="3943" calcext:value-type="float">
            <text:p>3943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37" calcext:value-type="float">
            <text:p>3937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37" calcext:value-type="float">
            <text:p>3937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48" calcext:value-type="float">
            <text:p>3948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51" calcext:value-type="float">
            <text:p>3951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57" calcext:value-type="float">
            <text:p>3957</text:p>
          </table:table-cell>
          <table:table-cell office:value-type="float" office:value="31000.5" calcext:value-type="float">
            <text:p>31000.5</text:p>
          </table:table-cell>
          <table:table-cell office:value-type="float" office:value="3962" calcext:value-type="float">
            <text:p>3962</text:p>
          </table:table-cell>
          <table:table-cell office:value-type="float" office:value="31000.5" calcext:value-type="float">
            <text:p>31000.5</text:p>
          </table:table-cell>
          <table:table-cell office:value-type="float" office:value="3912" calcext:value-type="float">
            <text:p>3912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26" calcext:value-type="float">
            <text:p>3926</text:p>
          </table:table-cell>
          <table:table-cell office:value-type="float" office:value="31000.5" calcext:value-type="float">
            <text:p>31000.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911" calcext:value-type="float">
            <text:p>3911</text:p>
          </table:table-cell>
          <table:table-cell office:value-type="float" office:value="3940" calcext:value-type="float">
            <text:p>3940</text:p>
          </table:table-cell>
          <table:table-cell office:value-type="float" office:value="3932" calcext:value-type="float">
            <text:p>3932</text:p>
          </table:table-cell>
          <table:table-cell office:value-type="float" office:value="3934" calcext:value-type="float">
            <text:p>3934</text:p>
          </table:table-cell>
          <table:table-cell table:number-columns-repeated="2" office:value-type="float" office:value="3948" calcext:value-type="float">
            <text:p>3948</text:p>
          </table:table-cell>
          <table:table-cell office:value-type="float" office:value="3957" calcext:value-type="float">
            <text:p>3957</text:p>
          </table:table-cell>
          <table:table-cell office:value-type="float" office:value="3956" calcext:value-type="float">
            <text:p>3956</text:p>
          </table:table-cell>
          <table:table-cell office:value-type="float" office:value="3905" calcext:value-type="float">
            <text:p>3905</text:p>
          </table:table-cell>
          <table:table-cell office:value-type="float" office:value="3925" calcext:value-type="float">
            <text:p>3925</text:p>
          </table:table-cell>
          <table:table-cell table:number-columns-repeated="2"/>
          <table:table-cell office:value-type="float" office:value="36000.5" calcext:value-type="float">
            <text:p>36000.5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3000.5" calcext:value-type="float">
            <text:p>33000.5</text:p>
          </table:table-cell>
          <table:table-cell table:number-columns-repeated="2" office:value-type="float" office:value="32000.5" calcext:value-type="float">
            <text:p>32000.5</text:p>
          </table:table-cell>
          <table:table-cell table:number-columns-repeated="2" office:value-type="float" office:value="31000.5" calcext:value-type="float">
            <text:p>31000.5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1000.5" calcext:value-type="float">
            <text:p>31000.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SUM([.AI23:.AR23])/10" office:value-type="float" office:value="32500.5" calcext:value-type="float">
            <text:p>32500.5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36000.5" calcext:value-type="float">
            <text:p>36000.5</text:p>
          </table:table-cell>
          <table:table-cell office:value-type="float" office:value="3946" calcext:value-type="float">
            <text:p>3946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43" calcext:value-type="float">
            <text:p>3943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36" calcext:value-type="float">
            <text:p>3936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49" calcext:value-type="float">
            <text:p>3949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53" calcext:value-type="float">
            <text:p>3953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58" calcext:value-type="float">
            <text:p>3958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59" calcext:value-type="float">
            <text:p>3959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16" calcext:value-type="float">
            <text:p>3916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26" calcext:value-type="float">
            <text:p>3926</text:p>
          </table:table-cell>
          <table:table-cell office:value-type="float" office:value="32000.5" calcext:value-type="float">
            <text:p>32000.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911" calcext:value-type="float">
            <text:p>3911</text:p>
          </table:table-cell>
          <table:table-cell office:value-type="float" office:value="3943" calcext:value-type="float">
            <text:p>3943</text:p>
          </table:table-cell>
          <table:table-cell table:number-columns-repeated="2" office:value-type="float" office:value="3937" calcext:value-type="float">
            <text:p>3937</text:p>
          </table:table-cell>
          <table:table-cell office:value-type="float" office:value="3948" calcext:value-type="float">
            <text:p>3948</text:p>
          </table:table-cell>
          <table:table-cell office:value-type="float" office:value="3951" calcext:value-type="float">
            <text:p>3951</text:p>
          </table:table-cell>
          <table:table-cell office:value-type="float" office:value="3957" calcext:value-type="float">
            <text:p>3957</text:p>
          </table:table-cell>
          <table:table-cell office:value-type="float" office:value="3962" calcext:value-type="float">
            <text:p>3962</text:p>
          </table:table-cell>
          <table:table-cell office:value-type="float" office:value="3912" calcext:value-type="float">
            <text:p>3912</text:p>
          </table:table-cell>
          <table:table-cell office:value-type="float" office:value="3926" calcext:value-type="float">
            <text:p>3926</text:p>
          </table:table-cell>
          <table:table-cell table:number-columns-repeated="2"/>
          <table:table-cell office:value-type="float" office:value="36000.5" calcext:value-type="float">
            <text:p>36000.5</text:p>
          </table:table-cell>
          <table:table-cell office:value-type="float" office:value="34000.5" calcext:value-type="float">
            <text:p>34000.5</text:p>
          </table:table-cell>
          <table:table-cell table:number-columns-repeated="8" office:value-type="float" office:value="32000.5" calcext:value-type="float">
            <text:p>32000.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SUM([.AI24:.AR24])/10" office:value-type="float" office:value="32600.5" calcext:value-type="float">
            <text:p>32600.5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36000.5" calcext:value-type="float">
            <text:p>36000.5</text:p>
          </table:table-cell>
          <table:table-cell office:value-type="float" office:value="3950" calcext:value-type="float">
            <text:p>3950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45" calcext:value-type="float">
            <text:p>3945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39" calcext:value-type="float">
            <text:p>3939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50" calcext:value-type="float">
            <text:p>3950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51" calcext:value-type="float">
            <text:p>3951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58" calcext:value-type="float">
            <text:p>3958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62" calcext:value-type="float">
            <text:p>3962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16" calcext:value-type="float">
            <text:p>3916</text:p>
          </table:table-cell>
          <table:table-cell office:value-type="float" office:value="32000.5" calcext:value-type="float">
            <text:p>32000.5</text:p>
          </table:table-cell>
          <table:table-cell office:value-type="float" office:value="3928" calcext:value-type="float">
            <text:p>3928</text:p>
          </table:table-cell>
          <table:table-cell office:value-type="float" office:value="32000.5" calcext:value-type="float">
            <text:p>32000.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917" calcext:value-type="float">
            <text:p>3917</text:p>
          </table:table-cell>
          <table:table-cell office:value-type="float" office:value="3946" calcext:value-type="float">
            <text:p>3946</text:p>
          </table:table-cell>
          <table:table-cell office:value-type="float" office:value="3943" calcext:value-type="float">
            <text:p>3943</text:p>
          </table:table-cell>
          <table:table-cell office:value-type="float" office:value="3936" calcext:value-type="float">
            <text:p>3936</text:p>
          </table:table-cell>
          <table:table-cell office:value-type="float" office:value="3949" calcext:value-type="float">
            <text:p>3949</text:p>
          </table:table-cell>
          <table:table-cell office:value-type="float" office:value="3953" calcext:value-type="float">
            <text:p>3953</text:p>
          </table:table-cell>
          <table:table-cell office:value-type="float" office:value="3958" calcext:value-type="float">
            <text:p>3958</text:p>
          </table:table-cell>
          <table:table-cell office:value-type="float" office:value="3959" calcext:value-type="float">
            <text:p>3959</text:p>
          </table:table-cell>
          <table:table-cell office:value-type="float" office:value="3916" calcext:value-type="float">
            <text:p>3916</text:p>
          </table:table-cell>
          <table:table-cell office:value-type="float" office:value="3926" calcext:value-type="float">
            <text:p>3926</text:p>
          </table:table-cell>
          <table:table-cell table:number-columns-repeated="2"/>
          <table:table-cell office:value-type="float" office:value="36000.5" calcext:value-type="float">
            <text:p>36000.5</text:p>
          </table:table-cell>
          <table:table-cell office:value-type="float" office:value="34000.5" calcext:value-type="float">
            <text:p>34000.5</text:p>
          </table:table-cell>
          <table:table-cell table:number-columns-repeated="3" office:value-type="float" office:value="33000.5" calcext:value-type="float">
            <text:p>33000.5</text:p>
          </table:table-cell>
          <table:table-cell office:value-type="float" office:value="32000.5" calcext:value-type="float">
            <text:p>32000.5</text:p>
          </table:table-cell>
          <table:table-cell table:number-columns-repeated="2" office:value-type="float" office:value="33000.5" calcext:value-type="float">
            <text:p>33000.5</text:p>
          </table:table-cell>
          <table:table-cell table:number-columns-repeated="2" office:value-type="float" office:value="32000.5" calcext:value-type="float">
            <text:p>32000.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UM([.AI25:.AR25])/10" office:value-type="float" office:value="33100.5" calcext:value-type="float">
            <text:p>33100.5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52" calcext:value-type="float">
            <text:p>3952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46" calcext:value-type="float">
            <text:p>3946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38" calcext:value-type="float">
            <text:p>3938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51" calcext:value-type="float">
            <text:p>3951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49" calcext:value-type="float">
            <text:p>3949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61" calcext:value-type="float">
            <text:p>3961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63" calcext:value-type="float">
            <text:p>3963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18" calcext:value-type="float">
            <text:p>3918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32" calcext:value-type="float">
            <text:p>3932</text:p>
          </table:table-cell>
          <table:table-cell office:value-type="float" office:value="33000.5" calcext:value-type="float">
            <text:p>33000.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919" calcext:value-type="float">
            <text:p>3919</text:p>
          </table:table-cell>
          <table:table-cell office:value-type="float" office:value="3950" calcext:value-type="float">
            <text:p>3950</text:p>
          </table:table-cell>
          <table:table-cell office:value-type="float" office:value="3945" calcext:value-type="float">
            <text:p>3945</text:p>
          </table:table-cell>
          <table:table-cell office:value-type="float" office:value="3939" calcext:value-type="float">
            <text:p>3939</text:p>
          </table:table-cell>
          <table:table-cell office:value-type="float" office:value="3950" calcext:value-type="float">
            <text:p>3950</text:p>
          </table:table-cell>
          <table:table-cell office:value-type="float" office:value="3951" calcext:value-type="float">
            <text:p>3951</text:p>
          </table:table-cell>
          <table:table-cell office:value-type="float" office:value="3958" calcext:value-type="float">
            <text:p>3958</text:p>
          </table:table-cell>
          <table:table-cell office:value-type="float" office:value="3962" calcext:value-type="float">
            <text:p>3962</text:p>
          </table:table-cell>
          <table:table-cell office:value-type="float" office:value="3916" calcext:value-type="float">
            <text:p>3916</text:p>
          </table:table-cell>
          <table:table-cell office:value-type="float" office:value="3928" calcext:value-type="float">
            <text:p>3928</text:p>
          </table:table-cell>
          <table:table-cell table:number-columns-repeated="2"/>
          <table:table-cell office:value-type="float" office:value="37000.5" calcext:value-type="float">
            <text:p>37000.5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4000.5" calcext:value-type="float">
            <text:p>34000.5</text:p>
          </table:table-cell>
          <table:table-cell table:number-columns-repeated="3" office:value-type="float" office:value="33000.5" calcext:value-type="float">
            <text:p>33000.5</text:p>
          </table:table-cell>
          <table:table-cell office:value-type="float" office:value="34000.5" calcext:value-type="float">
            <text:p>34000.5</text:p>
          </table:table-cell>
          <table:table-cell table:number-columns-repeated="3" office:value-type="float" office:value="33000.5" calcext:value-type="float">
            <text:p>33000.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SUM([.AI26:.AR26])/10" office:value-type="float" office:value="33800.5" calcext:value-type="float">
            <text:p>33800.5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53" calcext:value-type="float">
            <text:p>3953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46" calcext:value-type="float">
            <text:p>3946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36" calcext:value-type="float">
            <text:p>3936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53" calcext:value-type="float">
            <text:p>3953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52" calcext:value-type="float">
            <text:p>3952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58" calcext:value-type="float">
            <text:p>3958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62" calcext:value-type="float">
            <text:p>3962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18" calcext:value-type="float">
            <text:p>3918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29" calcext:value-type="float">
            <text:p>3929</text:p>
          </table:table-cell>
          <table:table-cell office:value-type="float" office:value="34000.5" calcext:value-type="float">
            <text:p>34000.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922" calcext:value-type="float">
            <text:p>3922</text:p>
          </table:table-cell>
          <table:table-cell office:value-type="float" office:value="3952" calcext:value-type="float">
            <text:p>3952</text:p>
          </table:table-cell>
          <table:table-cell office:value-type="float" office:value="3946" calcext:value-type="float">
            <text:p>3946</text:p>
          </table:table-cell>
          <table:table-cell office:value-type="float" office:value="3938" calcext:value-type="float">
            <text:p>3938</text:p>
          </table:table-cell>
          <table:table-cell office:value-type="float" office:value="3951" calcext:value-type="float">
            <text:p>3951</text:p>
          </table:table-cell>
          <table:table-cell office:value-type="float" office:value="3949" calcext:value-type="float">
            <text:p>3949</text:p>
          </table:table-cell>
          <table:table-cell office:value-type="float" office:value="3961" calcext:value-type="float">
            <text:p>3961</text:p>
          </table:table-cell>
          <table:table-cell office:value-type="float" office:value="3963" calcext:value-type="float">
            <text:p>3963</text:p>
          </table:table-cell>
          <table:table-cell office:value-type="float" office:value="3918" calcext:value-type="float">
            <text:p>3918</text:p>
          </table:table-cell>
          <table:table-cell office:value-type="float" office:value="3932" calcext:value-type="float">
            <text:p>3932</text:p>
          </table:table-cell>
          <table:table-cell table:number-columns-repeated="2"/>
          <table:table-cell office:value-type="float" office:value="37000.5" calcext:value-type="float">
            <text:p>37000.5</text:p>
          </table:table-cell>
          <table:table-cell office:value-type="float" office:value="35000.5" calcext:value-type="float">
            <text:p>35000.5</text:p>
          </table:table-cell>
          <table:table-cell table:number-columns-repeated="2" office:value-type="float" office:value="34000.5" calcext:value-type="float">
            <text:p>34000.5</text:p>
          </table:table-cell>
          <table:table-cell table:number-columns-repeated="3" office:value-type="float" office:value="33000.5" calcext:value-type="float">
            <text:p>33000.5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4000.5" calcext:value-type="float">
            <text:p>34000.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SUM([.AI27:.AR27])/10" office:value-type="float" office:value="34000.5" calcext:value-type="float">
            <text:p>34000.5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55" calcext:value-type="float">
            <text:p>3955</text:p>
          </table:table-cell>
          <table:table-cell office:value-type="float" office:value="36000.5" calcext:value-type="float">
            <text:p>36000.5</text:p>
          </table:table-cell>
          <table:table-cell office:value-type="float" office:value="3947" calcext:value-type="float">
            <text:p>3947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38" calcext:value-type="float">
            <text:p>3938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54" calcext:value-type="float">
            <text:p>3954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56" calcext:value-type="float">
            <text:p>3956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62" calcext:value-type="float">
            <text:p>3962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62" calcext:value-type="float">
            <text:p>3962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21" calcext:value-type="float">
            <text:p>3921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32" calcext:value-type="float">
            <text:p>3932</text:p>
          </table:table-cell>
          <table:table-cell office:value-type="float" office:value="33000.5" calcext:value-type="float">
            <text:p>33000.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924" calcext:value-type="float">
            <text:p>3924</text:p>
          </table:table-cell>
          <table:table-cell office:value-type="float" office:value="3953" calcext:value-type="float">
            <text:p>3953</text:p>
          </table:table-cell>
          <table:table-cell office:value-type="float" office:value="3946" calcext:value-type="float">
            <text:p>3946</text:p>
          </table:table-cell>
          <table:table-cell office:value-type="float" office:value="3936" calcext:value-type="float">
            <text:p>3936</text:p>
          </table:table-cell>
          <table:table-cell office:value-type="float" office:value="3953" calcext:value-type="float">
            <text:p>3953</text:p>
          </table:table-cell>
          <table:table-cell office:value-type="float" office:value="3952" calcext:value-type="float">
            <text:p>3952</text:p>
          </table:table-cell>
          <table:table-cell office:value-type="float" office:value="3958" calcext:value-type="float">
            <text:p>3958</text:p>
          </table:table-cell>
          <table:table-cell office:value-type="float" office:value="3962" calcext:value-type="float">
            <text:p>3962</text:p>
          </table:table-cell>
          <table:table-cell office:value-type="float" office:value="3918" calcext:value-type="float">
            <text:p>3918</text:p>
          </table:table-cell>
          <table:table-cell office:value-type="float" office:value="3929" calcext:value-type="float">
            <text:p>3929</text:p>
          </table:table-cell>
          <table:table-cell table:number-columns-repeated="2"/>
          <table:table-cell office:value-type="float" office:value="37000.5" calcext:value-type="float">
            <text:p>37000.5</text:p>
          </table:table-cell>
          <table:table-cell office:value-type="float" office:value="36000.5" calcext:value-type="float">
            <text:p>36000.5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4000.5" calcext:value-type="float">
            <text:p>34000.5</text:p>
          </table:table-cell>
          <table:table-cell table:number-columns-repeated="3" office:value-type="float" office:value="33000.5" calcext:value-type="float">
            <text:p>33000.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SUM([.AI28:.AR28])/10" office:value-type="float" office:value="34000.5" calcext:value-type="float">
            <text:p>34000.5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55" calcext:value-type="float">
            <text:p>3955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47" calcext:value-type="float">
            <text:p>3947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39" calcext:value-type="float">
            <text:p>3939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55" calcext:value-type="float">
            <text:p>3955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55" calcext:value-type="float">
            <text:p>3955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63" calcext:value-type="float">
            <text:p>3963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59" calcext:value-type="float">
            <text:p>3959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23" calcext:value-type="float">
            <text:p>3923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932" calcext:value-type="float">
            <text:p>3932</text:p>
          </table:table-cell>
          <table:table-cell office:value-type="float" office:value="34000.5" calcext:value-type="float">
            <text:p>34000.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927" calcext:value-type="float">
            <text:p>3927</text:p>
          </table:table-cell>
          <table:table-cell office:value-type="float" office:value="3955" calcext:value-type="float">
            <text:p>3955</text:p>
          </table:table-cell>
          <table:table-cell office:value-type="float" office:value="3947" calcext:value-type="float">
            <text:p>3947</text:p>
          </table:table-cell>
          <table:table-cell office:value-type="float" office:value="3938" calcext:value-type="float">
            <text:p>3938</text:p>
          </table:table-cell>
          <table:table-cell office:value-type="float" office:value="3954" calcext:value-type="float">
            <text:p>3954</text:p>
          </table:table-cell>
          <table:table-cell office:value-type="float" office:value="3956" calcext:value-type="float">
            <text:p>3956</text:p>
          </table:table-cell>
          <table:table-cell table:number-columns-repeated="2" office:value-type="float" office:value="3962" calcext:value-type="float">
            <text:p>3962</text:p>
          </table:table-cell>
          <table:table-cell office:value-type="float" office:value="3921" calcext:value-type="float">
            <text:p>3921</text:p>
          </table:table-cell>
          <table:table-cell office:value-type="float" office:value="3932" calcext:value-type="float">
            <text:p>3932</text:p>
          </table:table-cell>
          <table:table-cell table:number-columns-repeated="2"/>
          <table:table-cell office:value-type="float" office:value="38000.5" calcext:value-type="float">
            <text:p>38000.5</text:p>
          </table:table-cell>
          <table:table-cell office:value-type="float" office:value="35000.5" calcext:value-type="float">
            <text:p>35000.5</text:p>
          </table:table-cell>
          <table:table-cell table:number-columns-repeated="6" office:value-type="float" office:value="34000.5" calcext:value-type="float">
            <text:p>34000.5</text:p>
          </table:table-cell>
          <table:table-cell office:value-type="float" office:value="33000.5" calcext:value-type="float">
            <text:p>33000.5</text:p>
          </table:table-cell>
          <table:table-cell office:value-type="float" office:value="34000.5" calcext:value-type="float">
            <text:p>34000.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SUM([.AI29:.AR29])/10" office:value-type="float" office:value="34400.5" calcext:value-type="float">
            <text:p>34400.5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56" calcext:value-type="float">
            <text:p>3956</text:p>
          </table:table-cell>
          <table:table-cell office:value-type="float" office:value="36000.5" calcext:value-type="float">
            <text:p>36000.5</text:p>
          </table:table-cell>
          <table:table-cell office:value-type="float" office:value="3947" calcext:value-type="float">
            <text:p>3947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41" calcext:value-type="float">
            <text:p>3941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56" calcext:value-type="float">
            <text:p>3956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54" calcext:value-type="float">
            <text:p>3954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65" calcext:value-type="float">
            <text:p>3965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61" calcext:value-type="float">
            <text:p>3961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20" calcext:value-type="float">
            <text:p>3920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33" calcext:value-type="float">
            <text:p>3933</text:p>
          </table:table-cell>
          <table:table-cell office:value-type="float" office:value="34000.5" calcext:value-type="float">
            <text:p>34000.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927" calcext:value-type="float">
            <text:p>3927</text:p>
          </table:table-cell>
          <table:table-cell office:value-type="float" office:value="3955" calcext:value-type="float">
            <text:p>3955</text:p>
          </table:table-cell>
          <table:table-cell office:value-type="float" office:value="3947" calcext:value-type="float">
            <text:p>3947</text:p>
          </table:table-cell>
          <table:table-cell office:value-type="float" office:value="3939" calcext:value-type="float">
            <text:p>3939</text:p>
          </table:table-cell>
          <table:table-cell table:number-columns-repeated="2" office:value-type="float" office:value="3955" calcext:value-type="float">
            <text:p>3955</text:p>
          </table:table-cell>
          <table:table-cell office:value-type="float" office:value="3963" calcext:value-type="float">
            <text:p>3963</text:p>
          </table:table-cell>
          <table:table-cell office:value-type="float" office:value="3959" calcext:value-type="float">
            <text:p>3959</text:p>
          </table:table-cell>
          <table:table-cell office:value-type="float" office:value="3923" calcext:value-type="float">
            <text:p>3923</text:p>
          </table:table-cell>
          <table:table-cell office:value-type="float" office:value="3932" calcext:value-type="float">
            <text:p>3932</text:p>
          </table:table-cell>
          <table:table-cell table:number-columns-repeated="2"/>
          <table:table-cell office:value-type="float" office:value="37000.5" calcext:value-type="float">
            <text:p>37000.5</text:p>
          </table:table-cell>
          <table:table-cell office:value-type="float" office:value="36000.5" calcext:value-type="float">
            <text:p>36000.5</text:p>
          </table:table-cell>
          <table:table-cell table:number-columns-repeated="2" office:value-type="float" office:value="34000.5" calcext:value-type="float">
            <text:p>34000.5</text:p>
          </table:table-cell>
          <table:table-cell office:value-type="float" office:value="35000.5" calcext:value-type="float">
            <text:p>35000.5</text:p>
          </table:table-cell>
          <table:table-cell table:number-columns-repeated="5" office:value-type="float" office:value="34000.5" calcext:value-type="float">
            <text:p>34000.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SUM([.AI30:.AR30])/10" office:value-type="float" office:value="34600.5" calcext:value-type="float">
            <text:p>34600.5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57" calcext:value-type="float">
            <text:p>3957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47" calcext:value-type="float">
            <text:p>3947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41" calcext:value-type="float">
            <text:p>3941</text:p>
          </table:table-cell>
          <table:table-cell office:value-type="float" office:value="36000.5" calcext:value-type="float">
            <text:p>36000.5</text:p>
          </table:table-cell>
          <table:table-cell office:value-type="float" office:value="3957" calcext:value-type="float">
            <text:p>3957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51" calcext:value-type="float">
            <text:p>3951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66" calcext:value-type="float">
            <text:p>3966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60" calcext:value-type="float">
            <text:p>3960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25" calcext:value-type="float">
            <text:p>3925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33" calcext:value-type="float">
            <text:p>3933</text:p>
          </table:table-cell>
          <table:table-cell office:value-type="float" office:value="34000.5" calcext:value-type="float">
            <text:p>34000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27" calcext:value-type="float">
            <text:p>3927</text:p>
          </table:table-cell>
          <table:table-cell office:value-type="float" office:value="3956" calcext:value-type="float">
            <text:p>3956</text:p>
          </table:table-cell>
          <table:table-cell office:value-type="float" office:value="3947" calcext:value-type="float">
            <text:p>3947</text:p>
          </table:table-cell>
          <table:table-cell office:value-type="float" office:value="3941" calcext:value-type="float">
            <text:p>3941</text:p>
          </table:table-cell>
          <table:table-cell office:value-type="float" office:value="3956" calcext:value-type="float">
            <text:p>3956</text:p>
          </table:table-cell>
          <table:table-cell office:value-type="float" office:value="3954" calcext:value-type="float">
            <text:p>3954</text:p>
          </table:table-cell>
          <table:table-cell office:value-type="float" office:value="3965" calcext:value-type="float">
            <text:p>3965</text:p>
          </table:table-cell>
          <table:table-cell office:value-type="float" office:value="3961" calcext:value-type="float">
            <text:p>3961</text:p>
          </table:table-cell>
          <table:table-cell office:value-type="float" office:value="3920" calcext:value-type="float">
            <text:p>3920</text:p>
          </table:table-cell>
          <table:table-cell office:value-type="float" office:value="3933" calcext:value-type="float">
            <text:p>3933</text:p>
          </table:table-cell>
          <table:table-cell table:number-columns-repeated="2"/>
          <table:table-cell office:value-type="float" office:value="38000.5" calcext:value-type="float">
            <text:p>38000.5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6000.5" calcext:value-type="float">
            <text:p>36000.5</text:p>
          </table:table-cell>
          <table:table-cell table:number-columns-repeated="2" office:value-type="float" office:value="35000.5" calcext:value-type="float">
            <text:p>35000.5</text:p>
          </table:table-cell>
          <table:table-cell table:number-columns-repeated="4" office:value-type="float" office:value="34000.5" calcext:value-type="float">
            <text:p>34000.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SUM([.AI31:.AR31])/10" office:value-type="float" office:value="35100.5" calcext:value-type="float">
            <text:p>351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39000.5" calcext:value-type="float">
            <text:p>39000.5</text:p>
          </table:table-cell>
          <table:table-cell office:value-type="float" office:value="3958" calcext:value-type="float">
            <text:p>3958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47" calcext:value-type="float">
            <text:p>3947</text:p>
          </table:table-cell>
          <table:table-cell office:value-type="float" office:value="36000.5" calcext:value-type="float">
            <text:p>36000.5</text:p>
          </table:table-cell>
          <table:table-cell office:value-type="float" office:value="3941" calcext:value-type="float">
            <text:p>3941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59" calcext:value-type="float">
            <text:p>3959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52" calcext:value-type="float">
            <text:p>3952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68" calcext:value-type="float">
            <text:p>3968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63" calcext:value-type="float">
            <text:p>3963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24" calcext:value-type="float">
            <text:p>3924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33" calcext:value-type="float">
            <text:p>3933</text:p>
          </table:table-cell>
          <table:table-cell office:value-type="float" office:value="35000.5" calcext:value-type="float">
            <text:p>35000.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925" calcext:value-type="float">
            <text:p>3925</text:p>
          </table:table-cell>
          <table:table-cell office:value-type="float" office:value="3957" calcext:value-type="float">
            <text:p>3957</text:p>
          </table:table-cell>
          <table:table-cell office:value-type="float" office:value="3947" calcext:value-type="float">
            <text:p>3947</text:p>
          </table:table-cell>
          <table:table-cell office:value-type="float" office:value="3941" calcext:value-type="float">
            <text:p>3941</text:p>
          </table:table-cell>
          <table:table-cell office:value-type="float" office:value="3957" calcext:value-type="float">
            <text:p>3957</text:p>
          </table:table-cell>
          <table:table-cell office:value-type="float" office:value="3951" calcext:value-type="float">
            <text:p>3951</text:p>
          </table:table-cell>
          <table:table-cell office:value-type="float" office:value="3966" calcext:value-type="float">
            <text:p>3966</text:p>
          </table:table-cell>
          <table:table-cell office:value-type="float" office:value="3960" calcext:value-type="float">
            <text:p>3960</text:p>
          </table:table-cell>
          <table:table-cell office:value-type="float" office:value="3925" calcext:value-type="float">
            <text:p>3925</text:p>
          </table:table-cell>
          <table:table-cell office:value-type="float" office:value="3933" calcext:value-type="float">
            <text:p>3933</text:p>
          </table:table-cell>
          <table:table-cell table:number-columns-repeated="2"/>
          <table:table-cell office:value-type="float" office:value="39000.5" calcext:value-type="float">
            <text:p>39000.5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6000.5" calcext:value-type="float">
            <text:p>36000.5</text:p>
          </table:table-cell>
          <table:table-cell table:number-columns-repeated="5" office:value-type="float" office:value="35000.5" calcext:value-type="float">
            <text:p>35000.5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5000.5" calcext:value-type="float">
            <text:p>35000.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SUM([.AI32:.AR32])/10" office:value-type="float" office:value="35600.5" calcext:value-type="float">
            <text:p>356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58" calcext:value-type="float">
            <text:p>3958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47" calcext:value-type="float">
            <text:p>3947</text:p>
          </table:table-cell>
          <table:table-cell office:value-type="float" office:value="36000.5" calcext:value-type="float">
            <text:p>36000.5</text:p>
          </table:table-cell>
          <table:table-cell office:value-type="float" office:value="3942" calcext:value-type="float">
            <text:p>3942</text:p>
          </table:table-cell>
          <table:table-cell office:value-type="float" office:value="36000.5" calcext:value-type="float">
            <text:p>36000.5</text:p>
          </table:table-cell>
          <table:table-cell office:value-type="float" office:value="3958" calcext:value-type="float">
            <text:p>3958</text:p>
          </table:table-cell>
          <table:table-cell office:value-type="float" office:value="36000.5" calcext:value-type="float">
            <text:p>36000.5</text:p>
          </table:table-cell>
          <table:table-cell office:value-type="float" office:value="3953" calcext:value-type="float">
            <text:p>3953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68" calcext:value-type="float">
            <text:p>3968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63" calcext:value-type="float">
            <text:p>3963</text:p>
          </table:table-cell>
          <table:table-cell office:value-type="float" office:value="35000.5" calcext:value-type="float">
            <text:p>35000.5</text:p>
          </table:table-cell>
          <table:table-cell office:value-type="float" office:value="3925" calcext:value-type="float">
            <text:p>3925</text:p>
          </table:table-cell>
          <table:table-cell office:value-type="float" office:value="34000.5" calcext:value-type="float">
            <text:p>34000.5</text:p>
          </table:table-cell>
          <table:table-cell office:value-type="float" office:value="3934" calcext:value-type="float">
            <text:p>3934</text:p>
          </table:table-cell>
          <table:table-cell office:value-type="float" office:value="34000.5" calcext:value-type="float">
            <text:p>34000.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926" calcext:value-type="float">
            <text:p>3926</text:p>
          </table:table-cell>
          <table:table-cell office:value-type="float" office:value="3958" calcext:value-type="float">
            <text:p>3958</text:p>
          </table:table-cell>
          <table:table-cell office:value-type="float" office:value="3947" calcext:value-type="float">
            <text:p>3947</text:p>
          </table:table-cell>
          <table:table-cell office:value-type="float" office:value="3941" calcext:value-type="float">
            <text:p>3941</text:p>
          </table:table-cell>
          <table:table-cell office:value-type="float" office:value="3959" calcext:value-type="float">
            <text:p>3959</text:p>
          </table:table-cell>
          <table:table-cell office:value-type="float" office:value="3952" calcext:value-type="float">
            <text:p>3952</text:p>
          </table:table-cell>
          <table:table-cell office:value-type="float" office:value="3968" calcext:value-type="float">
            <text:p>3968</text:p>
          </table:table-cell>
          <table:table-cell office:value-type="float" office:value="3963" calcext:value-type="float">
            <text:p>3963</text:p>
          </table:table-cell>
          <table:table-cell office:value-type="float" office:value="3924" calcext:value-type="float">
            <text:p>3924</text:p>
          </table:table-cell>
          <table:table-cell office:value-type="float" office:value="3933" calcext:value-type="float">
            <text:p>3933</text:p>
          </table:table-cell>
          <table:table-cell table:number-columns-repeated="2"/>
          <table:table-cell table:number-columns-repeated="2" office:value-type="float" office:value="37000.5" calcext:value-type="float">
            <text:p>37000.5</text:p>
          </table:table-cell>
          <table:table-cell table:number-columns-repeated="3" office:value-type="float" office:value="36000.5" calcext:value-type="float">
            <text:p>36000.5</text:p>
          </table:table-cell>
          <table:table-cell table:number-columns-repeated="3" office:value-type="float" office:value="35000.5" calcext:value-type="float">
            <text:p>35000.5</text:p>
          </table:table-cell>
          <table:table-cell table:number-columns-repeated="2" office:value-type="float" office:value="34000.5" calcext:value-type="float">
            <text:p>34000.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SUM([.AI33:.AR33])/10" office:value-type="float" office:value="35500.5" calcext:value-type="float">
            <text:p>355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58" calcext:value-type="float">
            <text:p>3958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48" calcext:value-type="float">
            <text:p>3948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44" calcext:value-type="float">
            <text:p>3944</text:p>
          </table:table-cell>
          <table:table-cell office:value-type="float" office:value="39000.5" calcext:value-type="float">
            <text:p>39000.5</text:p>
          </table:table-cell>
          <table:table-cell office:value-type="float" office:value="3958" calcext:value-type="float">
            <text:p>3958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53" calcext:value-type="float">
            <text:p>3953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67" calcext:value-type="float">
            <text:p>3967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63" calcext:value-type="float">
            <text:p>3963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28" calcext:value-type="float">
            <text:p>3928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34" calcext:value-type="float">
            <text:p>3934</text:p>
          </table:table-cell>
          <table:table-cell office:value-type="float" office:value="37000.5" calcext:value-type="float">
            <text:p>37000.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926" calcext:value-type="float">
            <text:p>3926</text:p>
          </table:table-cell>
          <table:table-cell office:value-type="float" office:value="3958" calcext:value-type="float">
            <text:p>3958</text:p>
          </table:table-cell>
          <table:table-cell office:value-type="float" office:value="3947" calcext:value-type="float">
            <text:p>3947</text:p>
          </table:table-cell>
          <table:table-cell office:value-type="float" office:value="3942" calcext:value-type="float">
            <text:p>3942</text:p>
          </table:table-cell>
          <table:table-cell office:value-type="float" office:value="3958" calcext:value-type="float">
            <text:p>3958</text:p>
          </table:table-cell>
          <table:table-cell office:value-type="float" office:value="3953" calcext:value-type="float">
            <text:p>3953</text:p>
          </table:table-cell>
          <table:table-cell office:value-type="float" office:value="3968" calcext:value-type="float">
            <text:p>3968</text:p>
          </table:table-cell>
          <table:table-cell office:value-type="float" office:value="3963" calcext:value-type="float">
            <text:p>3963</text:p>
          </table:table-cell>
          <table:table-cell office:value-type="float" office:value="3925" calcext:value-type="float">
            <text:p>3925</text:p>
          </table:table-cell>
          <table:table-cell office:value-type="float" office:value="3934" calcext:value-type="float">
            <text:p>3934</text:p>
          </table:table-cell>
          <table:table-cell table:number-columns-repeated="2"/>
          <table:table-cell office:value-type="float" office:value="42000.5" calcext:value-type="float">
            <text:p>42000.5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000.5" calcext:value-type="float">
            <text:p>39000.5</text:p>
          </table:table-cell>
          <table:table-cell table:number-columns-repeated="5" office:value-type="float" office:value="38000.5" calcext:value-type="float">
            <text:p>38000.5</text:p>
          </table:table-cell>
          <table:table-cell office:value-type="float" office:value="37000.5" calcext:value-type="float">
            <text:p>37000.5</text:p>
          </table:table-cell>
          <table:table-cell/>
          <table:table-cell office:value-type="float" office:value="34" calcext:value-type="float">
            <text:p>34</text:p>
          </table:table-cell>
          <table:table-cell table:formula="of:=SUM([.AI34:.AR34])/10" office:value-type="float" office:value="38700.5" calcext:value-type="float">
            <text:p>387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39000.5" calcext:value-type="float">
            <text:p>39000.5</text:p>
          </table:table-cell>
          <table:table-cell office:value-type="float" office:value="3959" calcext:value-type="float">
            <text:p>3959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49" calcext:value-type="float">
            <text:p>3949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45" calcext:value-type="float">
            <text:p>3945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58" calcext:value-type="float">
            <text:p>3958</text:p>
          </table:table-cell>
          <table:table-cell office:value-type="float" office:value="36000.5" calcext:value-type="float">
            <text:p>36000.5</text:p>
          </table:table-cell>
          <table:table-cell office:value-type="float" office:value="3953" calcext:value-type="float">
            <text:p>3953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69" calcext:value-type="float">
            <text:p>3969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63" calcext:value-type="float">
            <text:p>3963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28" calcext:value-type="float">
            <text:p>3928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35" calcext:value-type="float">
            <text:p>3935</text:p>
          </table:table-cell>
          <table:table-cell office:value-type="float" office:value="36000.5" calcext:value-type="float">
            <text:p>36000.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926" calcext:value-type="float">
            <text:p>3926</text:p>
          </table:table-cell>
          <table:table-cell office:value-type="float" office:value="3958" calcext:value-type="float">
            <text:p>3958</text:p>
          </table:table-cell>
          <table:table-cell office:value-type="float" office:value="3948" calcext:value-type="float">
            <text:p>3948</text:p>
          </table:table-cell>
          <table:table-cell office:value-type="float" office:value="3944" calcext:value-type="float">
            <text:p>3944</text:p>
          </table:table-cell>
          <table:table-cell office:value-type="float" office:value="3958" calcext:value-type="float">
            <text:p>3958</text:p>
          </table:table-cell>
          <table:table-cell office:value-type="float" office:value="3953" calcext:value-type="float">
            <text:p>3953</text:p>
          </table:table-cell>
          <table:table-cell office:value-type="float" office:value="3967" calcext:value-type="float">
            <text:p>3967</text:p>
          </table:table-cell>
          <table:table-cell office:value-type="float" office:value="3963" calcext:value-type="float">
            <text:p>3963</text:p>
          </table:table-cell>
          <table:table-cell office:value-type="float" office:value="3928" calcext:value-type="float">
            <text:p>3928</text:p>
          </table:table-cell>
          <table:table-cell office:value-type="float" office:value="3934" calcext:value-type="float">
            <text:p>3934</text:p>
          </table:table-cell>
          <table:table-cell table:number-columns-repeated="2"/>
          <table:table-cell office:value-type="float" office:value="39000.5" calcext:value-type="float">
            <text:p>39000.5</text:p>
          </table:table-cell>
          <table:table-cell office:value-type="float" office:value="38000.5" calcext:value-type="float">
            <text:p>38000.5</text:p>
          </table:table-cell>
          <table:table-cell table:number-columns-repeated="2" office:value-type="float" office:value="37000.5" calcext:value-type="float">
            <text:p>37000.5</text:p>
          </table:table-cell>
          <table:table-cell office:value-type="float" office:value="36000.5" calcext:value-type="float">
            <text:p>36000.5</text:p>
          </table:table-cell>
          <table:table-cell table:number-columns-repeated="3" office:value-type="float" office:value="37000.5" calcext:value-type="float">
            <text:p>37000.5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6000.5" calcext:value-type="float">
            <text:p>36000.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UM([.AI35:.AR35])/10" office:value-type="float" office:value="37200.5" calcext:value-type="float">
            <text:p>372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40000.5" calcext:value-type="float">
            <text:p>40000.5</text:p>
          </table:table-cell>
          <table:table-cell office:value-type="float" office:value="3959" calcext:value-type="float">
            <text:p>3959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50" calcext:value-type="float">
            <text:p>3950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44" calcext:value-type="float">
            <text:p>3944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58" calcext:value-type="float">
            <text:p>3958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52" calcext:value-type="float">
            <text:p>3952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69" calcext:value-type="float">
            <text:p>3969</text:p>
          </table:table-cell>
          <table:table-cell office:value-type="float" office:value="36000.5" calcext:value-type="float">
            <text:p>36000.5</text:p>
          </table:table-cell>
          <table:table-cell office:value-type="float" office:value="3967" calcext:value-type="float">
            <text:p>3967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28" calcext:value-type="float">
            <text:p>3928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35" calcext:value-type="float">
            <text:p>3935</text:p>
          </table:table-cell>
          <table:table-cell office:value-type="float" office:value="37000.5" calcext:value-type="float">
            <text:p>37000.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926" calcext:value-type="float">
            <text:p>3926</text:p>
          </table:table-cell>
          <table:table-cell office:value-type="float" office:value="3959" calcext:value-type="float">
            <text:p>3959</text:p>
          </table:table-cell>
          <table:table-cell office:value-type="float" office:value="3949" calcext:value-type="float">
            <text:p>3949</text:p>
          </table:table-cell>
          <table:table-cell office:value-type="float" office:value="3945" calcext:value-type="float">
            <text:p>3945</text:p>
          </table:table-cell>
          <table:table-cell office:value-type="float" office:value="3958" calcext:value-type="float">
            <text:p>3958</text:p>
          </table:table-cell>
          <table:table-cell office:value-type="float" office:value="3953" calcext:value-type="float">
            <text:p>3953</text:p>
          </table:table-cell>
          <table:table-cell office:value-type="float" office:value="3969" calcext:value-type="float">
            <text:p>3969</text:p>
          </table:table-cell>
          <table:table-cell office:value-type="float" office:value="3963" calcext:value-type="float">
            <text:p>3963</text:p>
          </table:table-cell>
          <table:table-cell office:value-type="float" office:value="3928" calcext:value-type="float">
            <text:p>3928</text:p>
          </table:table-cell>
          <table:table-cell office:value-type="float" office:value="3935" calcext:value-type="float">
            <text:p>3935</text:p>
          </table:table-cell>
          <table:table-cell table:number-columns-repeated="2"/>
          <table:table-cell office:value-type="float" office:value="40000.5" calcext:value-type="float">
            <text:p>40000.5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8000.5" calcext:value-type="float">
            <text:p>38000.5</text:p>
          </table:table-cell>
          <table:table-cell table:number-columns-repeated="2" office:value-type="float" office:value="37000.5" calcext:value-type="float">
            <text:p>37000.5</text:p>
          </table:table-cell>
          <table:table-cell office:value-type="float" office:value="36000.5" calcext:value-type="float">
            <text:p>36000.5</text:p>
          </table:table-cell>
          <table:table-cell table:number-columns-repeated="3" office:value-type="float" office:value="37000.5" calcext:value-type="float">
            <text:p>37000.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SUM([.AI36:.AR36])/10" office:value-type="float" office:value="37400.5" calcext:value-type="float">
            <text:p>374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60" calcext:value-type="float">
            <text:p>3960</text:p>
          </table:table-cell>
          <table:table-cell office:value-type="float" office:value="39000.5" calcext:value-type="float">
            <text:p>39000.5</text:p>
          </table:table-cell>
          <table:table-cell office:value-type="float" office:value="3951" calcext:value-type="float">
            <text:p>3951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44" calcext:value-type="float">
            <text:p>3944</text:p>
          </table:table-cell>
          <table:table-cell office:value-type="float" office:value="39000.5" calcext:value-type="float">
            <text:p>39000.5</text:p>
          </table:table-cell>
          <table:table-cell office:value-type="float" office:value="3958" calcext:value-type="float">
            <text:p>3958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54" calcext:value-type="float">
            <text:p>3954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69" calcext:value-type="float">
            <text:p>3969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69" calcext:value-type="float">
            <text:p>3969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28" calcext:value-type="float">
            <text:p>3928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37" calcext:value-type="float">
            <text:p>3937</text:p>
          </table:table-cell>
          <table:table-cell office:value-type="float" office:value="37000.5" calcext:value-type="float">
            <text:p>37000.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926" calcext:value-type="float">
            <text:p>3926</text:p>
          </table:table-cell>
          <table:table-cell office:value-type="float" office:value="3959" calcext:value-type="float">
            <text:p>3959</text:p>
          </table:table-cell>
          <table:table-cell office:value-type="float" office:value="3950" calcext:value-type="float">
            <text:p>3950</text:p>
          </table:table-cell>
          <table:table-cell office:value-type="float" office:value="3944" calcext:value-type="float">
            <text:p>3944</text:p>
          </table:table-cell>
          <table:table-cell office:value-type="float" office:value="3958" calcext:value-type="float">
            <text:p>3958</text:p>
          </table:table-cell>
          <table:table-cell office:value-type="float" office:value="3952" calcext:value-type="float">
            <text:p>3952</text:p>
          </table:table-cell>
          <table:table-cell office:value-type="float" office:value="3969" calcext:value-type="float">
            <text:p>3969</text:p>
          </table:table-cell>
          <table:table-cell office:value-type="float" office:value="3967" calcext:value-type="float">
            <text:p>3967</text:p>
          </table:table-cell>
          <table:table-cell office:value-type="float" office:value="3928" calcext:value-type="float">
            <text:p>3928</text:p>
          </table:table-cell>
          <table:table-cell office:value-type="float" office:value="3935" calcext:value-type="float">
            <text:p>3935</text:p>
          </table:table-cell>
          <table:table-cell table:number-columns-repeated="2"/>
          <table:table-cell office:value-type="float" office:value="42000.5" calcext:value-type="float">
            <text:p>42000.5</text:p>
          </table:table-cell>
          <table:table-cell office:value-type="float" office:value="39000.5" calcext:value-type="float">
            <text:p>39000.5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000.5" calcext:value-type="float">
            <text:p>39000.5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8000.5" calcext:value-type="float">
            <text:p>38000.5</text:p>
          </table:table-cell>
          <table:table-cell table:number-columns-repeated="2" office:value-type="float" office:value="37000.5" calcext:value-type="float">
            <text:p>37000.5</text:p>
          </table:table-cell>
          <table:table-cell/>
          <table:table-cell office:value-type="float" office:value="37" calcext:value-type="float">
            <text:p>37</text:p>
          </table:table-cell>
          <table:table-cell table:formula="of:=SUM([.AI37:.AR37])/10" office:value-type="float" office:value="38200.5" calcext:value-type="float">
            <text:p>382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60" calcext:value-type="float">
            <text:p>3960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51" calcext:value-type="float">
            <text:p>3951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43" calcext:value-type="float">
            <text:p>3943</text:p>
          </table:table-cell>
          <table:table-cell office:value-type="float" office:value="40000.5" calcext:value-type="float">
            <text:p>40000.5</text:p>
          </table:table-cell>
          <table:table-cell office:value-type="float" office:value="3958" calcext:value-type="float">
            <text:p>3958</text:p>
          </table:table-cell>
          <table:table-cell office:value-type="float" office:value="40000.5" calcext:value-type="float">
            <text:p>40000.5</text:p>
          </table:table-cell>
          <table:table-cell office:value-type="float" office:value="3956" calcext:value-type="float">
            <text:p>3956</text:p>
          </table:table-cell>
          <table:table-cell office:value-type="float" office:value="37000.5" calcext:value-type="float">
            <text:p>37000.5</text:p>
          </table:table-cell>
          <table:table-cell office:value-type="float" office:value="3969" calcext:value-type="float">
            <text:p>3969</text:p>
          </table:table-cell>
          <table:table-cell office:value-type="float" office:value="39000.5" calcext:value-type="float">
            <text:p>39000.5</text:p>
          </table:table-cell>
          <table:table-cell office:value-type="float" office:value="3969" calcext:value-type="float">
            <text:p>3969</text:p>
          </table:table-cell>
          <table:table-cell office:value-type="float" office:value="39000.5" calcext:value-type="float">
            <text:p>39000.5</text:p>
          </table:table-cell>
          <table:table-cell office:value-type="float" office:value="3927" calcext:value-type="float">
            <text:p>3927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35" calcext:value-type="float">
            <text:p>3935</text:p>
          </table:table-cell>
          <table:table-cell office:value-type="float" office:value="40000.5" calcext:value-type="float">
            <text:p>40000.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26" calcext:value-type="float">
            <text:p>3926</text:p>
          </table:table-cell>
          <table:table-cell office:value-type="float" office:value="3960" calcext:value-type="float">
            <text:p>3960</text:p>
          </table:table-cell>
          <table:table-cell office:value-type="float" office:value="3951" calcext:value-type="float">
            <text:p>3951</text:p>
          </table:table-cell>
          <table:table-cell office:value-type="float" office:value="3944" calcext:value-type="float">
            <text:p>3944</text:p>
          </table:table-cell>
          <table:table-cell office:value-type="float" office:value="3958" calcext:value-type="float">
            <text:p>3958</text:p>
          </table:table-cell>
          <table:table-cell office:value-type="float" office:value="3954" calcext:value-type="float">
            <text:p>3954</text:p>
          </table:table-cell>
          <table:table-cell table:number-columns-repeated="2" office:value-type="float" office:value="3969" calcext:value-type="float">
            <text:p>3969</text:p>
          </table:table-cell>
          <table:table-cell office:value-type="float" office:value="3928" calcext:value-type="float">
            <text:p>3928</text:p>
          </table:table-cell>
          <table:table-cell office:value-type="float" office:value="3937" calcext:value-type="float">
            <text:p>3937</text:p>
          </table:table-cell>
          <table:table-cell table:number-columns-repeated="2"/>
          <table:table-cell office:value-type="float" office:value="43000.5" calcext:value-type="float">
            <text:p>43000.5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8000.5" calcext:value-type="float">
            <text:p>38000.5</text:p>
          </table:table-cell>
          <table:table-cell table:number-columns-repeated="2" office:value-type="float" office:value="40000.5" calcext:value-type="float">
            <text:p>40000.5</text:p>
          </table:table-cell>
          <table:table-cell office:value-type="float" office:value="37000.5" calcext:value-type="float">
            <text:p>37000.5</text:p>
          </table:table-cell>
          <table:table-cell table:number-columns-repeated="2" office:value-type="float" office:value="39000.5" calcext:value-type="float">
            <text:p>39000.5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40000.5" calcext:value-type="float">
            <text:p>40000.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SUM([.AI38:.AR38])/10" office:value-type="float" office:value="39500.5" calcext:value-type="float">
            <text:p>39500.5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61" calcext:value-type="float">
            <text:p>3961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51" calcext:value-type="float">
            <text:p>3951</text:p>
          </table:table-cell>
          <table:table-cell office:value-type="float" office:value="40000.5" calcext:value-type="float">
            <text:p>40000.5</text:p>
          </table:table-cell>
          <table:table-cell office:value-type="float" office:value="3943" calcext:value-type="float">
            <text:p>3943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58" calcext:value-type="float">
            <text:p>3958</text:p>
          </table:table-cell>
          <table:table-cell office:value-type="float" office:value="40000.5" calcext:value-type="float">
            <text:p>40000.5</text:p>
          </table:table-cell>
          <table:table-cell office:value-type="float" office:value="3956" calcext:value-type="float">
            <text:p>3956</text:p>
          </table:table-cell>
          <table:table-cell office:value-type="float" office:value="40000.5" calcext:value-type="float">
            <text:p>40000.5</text:p>
          </table:table-cell>
          <table:table-cell office:value-type="float" office:value="3968" calcext:value-type="float">
            <text:p>3968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69" calcext:value-type="float">
            <text:p>3969</text:p>
          </table:table-cell>
          <table:table-cell office:value-type="float" office:value="40000.5" calcext:value-type="float">
            <text:p>40000.5</text:p>
          </table:table-cell>
          <table:table-cell office:value-type="float" office:value="3928" calcext:value-type="float">
            <text:p>3928</text:p>
          </table:table-cell>
          <table:table-cell office:value-type="float" office:value="40000.5" calcext:value-type="float">
            <text:p>40000.5</text:p>
          </table:table-cell>
          <table:table-cell office:value-type="float" office:value="3935" calcext:value-type="float">
            <text:p>3935</text:p>
          </table:table-cell>
          <table:table-cell office:value-type="float" office:value="38000.5" calcext:value-type="float">
            <text:p>38000.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926" calcext:value-type="float">
            <text:p>3926</text:p>
          </table:table-cell>
          <table:table-cell office:value-type="float" office:value="3960" calcext:value-type="float">
            <text:p>3960</text:p>
          </table:table-cell>
          <table:table-cell office:value-type="float" office:value="3951" calcext:value-type="float">
            <text:p>3951</text:p>
          </table:table-cell>
          <table:table-cell office:value-type="float" office:value="3943" calcext:value-type="float">
            <text:p>3943</text:p>
          </table:table-cell>
          <table:table-cell office:value-type="float" office:value="3958" calcext:value-type="float">
            <text:p>3958</text:p>
          </table:table-cell>
          <table:table-cell office:value-type="float" office:value="3956" calcext:value-type="float">
            <text:p>3956</text:p>
          </table:table-cell>
          <table:table-cell table:number-columns-repeated="2" office:value-type="float" office:value="3969" calcext:value-type="float">
            <text:p>3969</text:p>
          </table:table-cell>
          <table:table-cell office:value-type="float" office:value="3927" calcext:value-type="float">
            <text:p>3927</text:p>
          </table:table-cell>
          <table:table-cell office:value-type="float" office:value="3935" calcext:value-type="float">
            <text:p>3935</text:p>
          </table:table-cell>
          <table:table-cell table:number-columns-repeated="2"/>
          <table:table-cell office:value-type="float" office:value="43000.5" calcext:value-type="float">
            <text:p>43000.5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40000.5" calcext:value-type="float">
            <text:p>40000.5</text:p>
          </table:table-cell>
          <table:table-cell office:value-type="float" office:value="41000.5" calcext:value-type="float">
            <text:p>41000.5</text:p>
          </table:table-cell>
          <table:table-cell table:number-columns-repeated="2" office:value-type="float" office:value="40000.5" calcext:value-type="float">
            <text:p>40000.5</text:p>
          </table:table-cell>
          <table:table-cell office:value-type="float" office:value="41000.5" calcext:value-type="float">
            <text:p>41000.5</text:p>
          </table:table-cell>
          <table:table-cell table:number-columns-repeated="2" office:value-type="float" office:value="40000.5" calcext:value-type="float">
            <text:p>40000.5</text:p>
          </table:table-cell>
          <table:table-cell office:value-type="float" office:value="38000.5" calcext:value-type="float">
            <text:p>38000.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SUM([.AI39:.AR39])/10" office:value-type="float" office:value="40400.5" calcext:value-type="float">
            <text:p>40400.5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60" calcext:value-type="float">
            <text:p>3960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50" calcext:value-type="float">
            <text:p>3950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44" calcext:value-type="float">
            <text:p>3944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58" calcext:value-type="float">
            <text:p>3958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56" calcext:value-type="float">
            <text:p>3956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68" calcext:value-type="float">
            <text:p>3968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70" calcext:value-type="float">
            <text:p>3970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30" calcext:value-type="float">
            <text:p>3930</text:p>
          </table:table-cell>
          <table:table-cell office:value-type="float" office:value="40000.5" calcext:value-type="float">
            <text:p>40000.5</text:p>
          </table:table-cell>
          <table:table-cell office:value-type="float" office:value="3937" calcext:value-type="float">
            <text:p>3937</text:p>
          </table:table-cell>
          <table:table-cell office:value-type="float" office:value="40000.5" calcext:value-type="float">
            <text:p>40000.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925" calcext:value-type="float">
            <text:p>3925</text:p>
          </table:table-cell>
          <table:table-cell office:value-type="float" office:value="3961" calcext:value-type="float">
            <text:p>3961</text:p>
          </table:table-cell>
          <table:table-cell office:value-type="float" office:value="3951" calcext:value-type="float">
            <text:p>3951</text:p>
          </table:table-cell>
          <table:table-cell office:value-type="float" office:value="3943" calcext:value-type="float">
            <text:p>3943</text:p>
          </table:table-cell>
          <table:table-cell office:value-type="float" office:value="3958" calcext:value-type="float">
            <text:p>3958</text:p>
          </table:table-cell>
          <table:table-cell office:value-type="float" office:value="3956" calcext:value-type="float">
            <text:p>3956</text:p>
          </table:table-cell>
          <table:table-cell office:value-type="float" office:value="3968" calcext:value-type="float">
            <text:p>3968</text:p>
          </table:table-cell>
          <table:table-cell office:value-type="float" office:value="3969" calcext:value-type="float">
            <text:p>3969</text:p>
          </table:table-cell>
          <table:table-cell office:value-type="float" office:value="3928" calcext:value-type="float">
            <text:p>3928</text:p>
          </table:table-cell>
          <table:table-cell office:value-type="float" office:value="3935" calcext:value-type="float">
            <text:p>3935</text:p>
          </table:table-cell>
          <table:table-cell table:number-columns-repeated="2"/>
          <table:table-cell office:value-type="float" office:value="44000.5" calcext:value-type="float">
            <text:p>44000.5</text:p>
          </table:table-cell>
          <table:table-cell office:value-type="float" office:value="43000.5" calcext:value-type="float">
            <text:p>43000.5</text:p>
          </table:table-cell>
          <table:table-cell table:number-columns-repeated="5" office:value-type="float" office:value="41000.5" calcext:value-type="float">
            <text:p>41000.5</text:p>
          </table:table-cell>
          <table:table-cell office:value-type="float" office:value="38000.5" calcext:value-type="float">
            <text:p>38000.5</text:p>
          </table:table-cell>
          <table:table-cell table:number-columns-repeated="2" office:value-type="float" office:value="40000.5" calcext:value-type="float">
            <text:p>40000.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UM([.AI40:.AR40])/10" office:value-type="float" office:value="41000.5" calcext:value-type="float">
            <text:p>410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60" calcext:value-type="float">
            <text:p>3960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50" calcext:value-type="float">
            <text:p>3950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44" calcext:value-type="float">
            <text:p>3944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58" calcext:value-type="float">
            <text:p>3958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56" calcext:value-type="float">
            <text:p>3956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68" calcext:value-type="float">
            <text:p>3968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69" calcext:value-type="float">
            <text:p>3969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29" calcext:value-type="float">
            <text:p>3929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3937" calcext:value-type="float">
            <text:p>3937</text:p>
          </table:table-cell>
          <table:table-cell office:value-type="float" office:value="40000.5" calcext:value-type="float">
            <text:p>40000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927" calcext:value-type="float">
            <text:p>3927</text:p>
          </table:table-cell>
          <table:table-cell office:value-type="float" office:value="3960" calcext:value-type="float">
            <text:p>3960</text:p>
          </table:table-cell>
          <table:table-cell office:value-type="float" office:value="3950" calcext:value-type="float">
            <text:p>3950</text:p>
          </table:table-cell>
          <table:table-cell office:value-type="float" office:value="3944" calcext:value-type="float">
            <text:p>3944</text:p>
          </table:table-cell>
          <table:table-cell office:value-type="float" office:value="3958" calcext:value-type="float">
            <text:p>3958</text:p>
          </table:table-cell>
          <table:table-cell office:value-type="float" office:value="3956" calcext:value-type="float">
            <text:p>3956</text:p>
          </table:table-cell>
          <table:table-cell office:value-type="float" office:value="3968" calcext:value-type="float">
            <text:p>3968</text:p>
          </table:table-cell>
          <table:table-cell office:value-type="float" office:value="3970" calcext:value-type="float">
            <text:p>3970</text:p>
          </table:table-cell>
          <table:table-cell office:value-type="float" office:value="3930" calcext:value-type="float">
            <text:p>3930</text:p>
          </table:table-cell>
          <table:table-cell office:value-type="float" office:value="3937" calcext:value-type="float">
            <text:p>3937</text:p>
          </table:table-cell>
          <table:table-cell table:number-columns-repeated="2"/>
          <table:table-cell office:value-type="float" office:value="44000.5" calcext:value-type="float">
            <text:p>44000.5</text:p>
          </table:table-cell>
          <table:table-cell table:number-columns-repeated="2" office:value-type="float" office:value="42000.5" calcext:value-type="float">
            <text:p>42000.5</text:p>
          </table:table-cell>
          <table:table-cell table:number-columns-repeated="5" office:value-type="float" office:value="41000.5" calcext:value-type="float">
            <text:p>41000.5</text:p>
          </table:table-cell>
          <table:table-cell office:value-type="float" office:value="38000.5" calcext:value-type="float">
            <text:p>38000.5</text:p>
          </table:table-cell>
          <table:table-cell office:value-type="float" office:value="40000.5" calcext:value-type="float">
            <text:p>40000.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SUM([.AI41:.AR41])/10" office:value-type="float" office:value="41100.5" calcext:value-type="float">
            <text:p>41100.5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61" calcext:value-type="float">
            <text:p>3961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51" calcext:value-type="float">
            <text:p>3951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44" calcext:value-type="float">
            <text:p>3944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57" calcext:value-type="float">
            <text:p>3957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56" calcext:value-type="float">
            <text:p>3956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69" calcext:value-type="float">
            <text:p>3969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69" calcext:value-type="float">
            <text:p>3969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29" calcext:value-type="float">
            <text:p>3929</text:p>
          </table:table-cell>
          <table:table-cell office:value-type="float" office:value="41000.5" calcext:value-type="float">
            <text:p>41000.5</text:p>
          </table:table-cell>
          <table:table-cell office:value-type="float" office:value="3937" calcext:value-type="float">
            <text:p>3937</text:p>
          </table:table-cell>
          <table:table-cell office:value-type="float" office:value="41000.5" calcext:value-type="float">
            <text:p>41000.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926" calcext:value-type="float">
            <text:p>3926</text:p>
          </table:table-cell>
          <table:table-cell office:value-type="float" office:value="3960" calcext:value-type="float">
            <text:p>3960</text:p>
          </table:table-cell>
          <table:table-cell office:value-type="float" office:value="3950" calcext:value-type="float">
            <text:p>3950</text:p>
          </table:table-cell>
          <table:table-cell office:value-type="float" office:value="3944" calcext:value-type="float">
            <text:p>3944</text:p>
          </table:table-cell>
          <table:table-cell office:value-type="float" office:value="3958" calcext:value-type="float">
            <text:p>3958</text:p>
          </table:table-cell>
          <table:table-cell office:value-type="float" office:value="3956" calcext:value-type="float">
            <text:p>3956</text:p>
          </table:table-cell>
          <table:table-cell office:value-type="float" office:value="3968" calcext:value-type="float">
            <text:p>3968</text:p>
          </table:table-cell>
          <table:table-cell office:value-type="float" office:value="3969" calcext:value-type="float">
            <text:p>3969</text:p>
          </table:table-cell>
          <table:table-cell office:value-type="float" office:value="3929" calcext:value-type="float">
            <text:p>3929</text:p>
          </table:table-cell>
          <table:table-cell office:value-type="float" office:value="3937" calcext:value-type="float">
            <text:p>3937</text:p>
          </table:table-cell>
          <table:table-cell table:number-columns-repeated="2"/>
          <table:table-cell office:value-type="float" office:value="44000.5" calcext:value-type="float">
            <text:p>44000.5</text:p>
          </table:table-cell>
          <table:table-cell table:number-columns-repeated="2" office:value-type="float" office:value="42000.5" calcext:value-type="float">
            <text:p>42000.5</text:p>
          </table:table-cell>
          <table:table-cell table:number-columns-repeated="7" office:value-type="float" office:value="41000.5" calcext:value-type="float">
            <text:p>41000.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SUM([.AI42:.AR42])/10" office:value-type="float" office:value="41500.5" calcext:value-type="float">
            <text:p>415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46000.5" calcext:value-type="float">
            <text:p>46000.5</text:p>
          </table:table-cell>
          <table:table-cell office:value-type="float" office:value="3961" calcext:value-type="float">
            <text:p>3961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52" calcext:value-type="float">
            <text:p>3952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44" calcext:value-type="float">
            <text:p>3944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57" calcext:value-type="float">
            <text:p>3957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55" calcext:value-type="float">
            <text:p>3955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69" calcext:value-type="float">
            <text:p>3969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69" calcext:value-type="float">
            <text:p>3969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29" calcext:value-type="float">
            <text:p>3929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38" calcext:value-type="float">
            <text:p>3938</text:p>
          </table:table-cell>
          <table:table-cell office:value-type="float" office:value="43000.5" calcext:value-type="float">
            <text:p>43000.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927" calcext:value-type="float">
            <text:p>3927</text:p>
          </table:table-cell>
          <table:table-cell office:value-type="float" office:value="3961" calcext:value-type="float">
            <text:p>3961</text:p>
          </table:table-cell>
          <table:table-cell office:value-type="float" office:value="3951" calcext:value-type="float">
            <text:p>3951</text:p>
          </table:table-cell>
          <table:table-cell office:value-type="float" office:value="3944" calcext:value-type="float">
            <text:p>3944</text:p>
          </table:table-cell>
          <table:table-cell office:value-type="float" office:value="3957" calcext:value-type="float">
            <text:p>3957</text:p>
          </table:table-cell>
          <table:table-cell office:value-type="float" office:value="3956" calcext:value-type="float">
            <text:p>3956</text:p>
          </table:table-cell>
          <table:table-cell table:number-columns-repeated="2" office:value-type="float" office:value="3969" calcext:value-type="float">
            <text:p>3969</text:p>
          </table:table-cell>
          <table:table-cell office:value-type="float" office:value="3929" calcext:value-type="float">
            <text:p>3929</text:p>
          </table:table-cell>
          <table:table-cell office:value-type="float" office:value="3937" calcext:value-type="float">
            <text:p>3937</text:p>
          </table:table-cell>
          <table:table-cell table:number-columns-repeated="2"/>
          <table:table-cell office:value-type="float" office:value="46000.5" calcext:value-type="float">
            <text:p>46000.5</text:p>
          </table:table-cell>
          <table:table-cell office:value-type="float" office:value="44000.5" calcext:value-type="float">
            <text:p>44000.5</text:p>
          </table:table-cell>
          <table:table-cell table:number-columns-repeated="7" office:value-type="float" office:value="42000.5" calcext:value-type="float">
            <text:p>42000.5</text:p>
          </table:table-cell>
          <table:table-cell office:value-type="float" office:value="43000.5" calcext:value-type="float">
            <text:p>43000.5</text:p>
          </table:table-cell>
          <table:table-cell/>
          <table:table-cell office:value-type="float" office:value="43" calcext:value-type="float">
            <text:p>43</text:p>
          </table:table-cell>
          <table:table-cell table:formula="of:=SUM([.AI43:.AR43])/10" office:value-type="float" office:value="42700.5" calcext:value-type="float">
            <text:p>427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46000.5" calcext:value-type="float">
            <text:p>46000.5</text:p>
          </table:table-cell>
          <table:table-cell office:value-type="float" office:value="3961" calcext:value-type="float">
            <text:p>3961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51" calcext:value-type="float">
            <text:p>3951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45" calcext:value-type="float">
            <text:p>3945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57" calcext:value-type="float">
            <text:p>3957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57" calcext:value-type="float">
            <text:p>3957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69" calcext:value-type="float">
            <text:p>3969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69" calcext:value-type="float">
            <text:p>3969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29" calcext:value-type="float">
            <text:p>3929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38" calcext:value-type="float">
            <text:p>3938</text:p>
          </table:table-cell>
          <table:table-cell office:value-type="float" office:value="42000.5" calcext:value-type="float">
            <text:p>42000.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26" calcext:value-type="float">
            <text:p>3926</text:p>
          </table:table-cell>
          <table:table-cell office:value-type="float" office:value="3961" calcext:value-type="float">
            <text:p>3961</text:p>
          </table:table-cell>
          <table:table-cell office:value-type="float" office:value="3952" calcext:value-type="float">
            <text:p>3952</text:p>
          </table:table-cell>
          <table:table-cell office:value-type="float" office:value="3944" calcext:value-type="float">
            <text:p>3944</text:p>
          </table:table-cell>
          <table:table-cell office:value-type="float" office:value="3957" calcext:value-type="float">
            <text:p>3957</text:p>
          </table:table-cell>
          <table:table-cell office:value-type="float" office:value="3955" calcext:value-type="float">
            <text:p>3955</text:p>
          </table:table-cell>
          <table:table-cell table:number-columns-repeated="2" office:value-type="float" office:value="3969" calcext:value-type="float">
            <text:p>3969</text:p>
          </table:table-cell>
          <table:table-cell office:value-type="float" office:value="3929" calcext:value-type="float">
            <text:p>3929</text:p>
          </table:table-cell>
          <table:table-cell office:value-type="float" office:value="3938" calcext:value-type="float">
            <text:p>3938</text:p>
          </table:table-cell>
          <table:table-cell table:number-columns-repeated="2"/>
          <table:table-cell office:value-type="float" office:value="46000.5" calcext:value-type="float">
            <text:p>46000.5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43000.5" calcext:value-type="float">
            <text:p>43000.5</text:p>
          </table:table-cell>
          <table:table-cell table:number-columns-repeated="3" office:value-type="float" office:value="42000.5" calcext:value-type="float">
            <text:p>42000.5</text:p>
          </table:table-cell>
          <table:table-cell office:value-type="float" office:value="43000.5" calcext:value-type="float">
            <text:p>43000.5</text:p>
          </table:table-cell>
          <table:table-cell table:number-columns-repeated="3" office:value-type="float" office:value="42000.5" calcext:value-type="float">
            <text:p>42000.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SUM([.AI44:.AR44])/10" office:value-type="float" office:value="42800.5" calcext:value-type="float">
            <text:p>428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45000.5" calcext:value-type="float">
            <text:p>45000.5</text:p>
          </table:table-cell>
          <table:table-cell office:value-type="float" office:value="3961" calcext:value-type="float">
            <text:p>3961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51" calcext:value-type="float">
            <text:p>3951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44" calcext:value-type="float">
            <text:p>3944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57" calcext:value-type="float">
            <text:p>3957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57" calcext:value-type="float">
            <text:p>3957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70" calcext:value-type="float">
            <text:p>3970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68" calcext:value-type="float">
            <text:p>3968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29" calcext:value-type="float">
            <text:p>3929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38" calcext:value-type="float">
            <text:p>3938</text:p>
          </table:table-cell>
          <table:table-cell office:value-type="float" office:value="42000.5" calcext:value-type="float">
            <text:p>42000.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926" calcext:value-type="float">
            <text:p>3926</text:p>
          </table:table-cell>
          <table:table-cell office:value-type="float" office:value="3961" calcext:value-type="float">
            <text:p>3961</text:p>
          </table:table-cell>
          <table:table-cell office:value-type="float" office:value="3951" calcext:value-type="float">
            <text:p>3951</text:p>
          </table:table-cell>
          <table:table-cell office:value-type="float" office:value="3945" calcext:value-type="float">
            <text:p>3945</text:p>
          </table:table-cell>
          <table:table-cell table:number-columns-repeated="2" office:value-type="float" office:value="3957" calcext:value-type="float">
            <text:p>3957</text:p>
          </table:table-cell>
          <table:table-cell table:number-columns-repeated="2" office:value-type="float" office:value="3969" calcext:value-type="float">
            <text:p>3969</text:p>
          </table:table-cell>
          <table:table-cell office:value-type="float" office:value="3929" calcext:value-type="float">
            <text:p>3929</text:p>
          </table:table-cell>
          <table:table-cell office:value-type="float" office:value="3938" calcext:value-type="float">
            <text:p>3938</text:p>
          </table:table-cell>
          <table:table-cell table:number-columns-repeated="2"/>
          <table:table-cell office:value-type="float" office:value="45000.5" calcext:value-type="float">
            <text:p>45000.5</text:p>
          </table:table-cell>
          <table:table-cell table:number-columns-repeated="9" office:value-type="float" office:value="42000.5" calcext:value-type="float">
            <text:p>42000.5</text:p>
          </table:table-cell>
          <table:table-cell/>
          <table:table-cell office:value-type="float" office:value="45" calcext:value-type="float">
            <text:p>45</text:p>
          </table:table-cell>
          <table:table-cell table:formula="of:=SUM([.AI45:.AR45])/10" office:value-type="float" office:value="42300.5" calcext:value-type="float">
            <text:p>423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45000.5" calcext:value-type="float">
            <text:p>45000.5</text:p>
          </table:table-cell>
          <table:table-cell office:value-type="float" office:value="3961" calcext:value-type="float">
            <text:p>3961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50" calcext:value-type="float">
            <text:p>3950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44" calcext:value-type="float">
            <text:p>3944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56" calcext:value-type="float">
            <text:p>3956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57" calcext:value-type="float">
            <text:p>3957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70" calcext:value-type="float">
            <text:p>3970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68" calcext:value-type="float">
            <text:p>3968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29" calcext:value-type="float">
            <text:p>3929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37" calcext:value-type="float">
            <text:p>3937</text:p>
          </table:table-cell>
          <table:table-cell office:value-type="float" office:value="42000.5" calcext:value-type="float">
            <text:p>42000.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926" calcext:value-type="float">
            <text:p>3926</text:p>
          </table:table-cell>
          <table:table-cell office:value-type="float" office:value="3961" calcext:value-type="float">
            <text:p>3961</text:p>
          </table:table-cell>
          <table:table-cell office:value-type="float" office:value="3951" calcext:value-type="float">
            <text:p>3951</text:p>
          </table:table-cell>
          <table:table-cell office:value-type="float" office:value="3944" calcext:value-type="float">
            <text:p>3944</text:p>
          </table:table-cell>
          <table:table-cell table:number-columns-repeated="2" office:value-type="float" office:value="3957" calcext:value-type="float">
            <text:p>3957</text:p>
          </table:table-cell>
          <table:table-cell office:value-type="float" office:value="3970" calcext:value-type="float">
            <text:p>3970</text:p>
          </table:table-cell>
          <table:table-cell office:value-type="float" office:value="3968" calcext:value-type="float">
            <text:p>3968</text:p>
          </table:table-cell>
          <table:table-cell office:value-type="float" office:value="3929" calcext:value-type="float">
            <text:p>3929</text:p>
          </table:table-cell>
          <table:table-cell office:value-type="float" office:value="3938" calcext:value-type="float">
            <text:p>3938</text:p>
          </table:table-cell>
          <table:table-cell table:number-columns-repeated="2"/>
          <table:table-cell office:value-type="float" office:value="45000.5" calcext:value-type="float">
            <text:p>45000.5</text:p>
          </table:table-cell>
          <table:table-cell office:value-type="float" office:value="44000.5" calcext:value-type="float">
            <text:p>44000.5</text:p>
          </table:table-cell>
          <table:table-cell table:number-columns-repeated="4" office:value-type="float" office:value="43000.5" calcext:value-type="float">
            <text:p>43000.5</text:p>
          </table:table-cell>
          <table:table-cell table:number-columns-repeated="2" office:value-type="float" office:value="42000.5" calcext:value-type="float">
            <text:p>42000.5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42000.5" calcext:value-type="float">
            <text:p>42000.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SUM([.AI46:.AR46])/10" office:value-type="float" office:value="43000.5" calcext:value-type="float">
            <text:p>430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45000.5" calcext:value-type="float">
            <text:p>45000.5</text:p>
          </table:table-cell>
          <table:table-cell office:value-type="float" office:value="3961" calcext:value-type="float">
            <text:p>3961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50" calcext:value-type="float">
            <text:p>3950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44" calcext:value-type="float">
            <text:p>3944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56" calcext:value-type="float">
            <text:p>3956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3957" calcext:value-type="float">
            <text:p>3957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70" calcext:value-type="float">
            <text:p>3970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68" calcext:value-type="float">
            <text:p>3968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29" calcext:value-type="float">
            <text:p>3929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37" calcext:value-type="float">
            <text:p>3937</text:p>
          </table:table-cell>
          <table:table-cell office:value-type="float" office:value="42000.5" calcext:value-type="float">
            <text:p>42000.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926" calcext:value-type="float">
            <text:p>3926</text:p>
          </table:table-cell>
          <table:table-cell office:value-type="float" office:value="3961" calcext:value-type="float">
            <text:p>3961</text:p>
          </table:table-cell>
          <table:table-cell office:value-type="float" office:value="3950" calcext:value-type="float">
            <text:p>3950</text:p>
          </table:table-cell>
          <table:table-cell office:value-type="float" office:value="3944" calcext:value-type="float">
            <text:p>3944</text:p>
          </table:table-cell>
          <table:table-cell office:value-type="float" office:value="3956" calcext:value-type="float">
            <text:p>3956</text:p>
          </table:table-cell>
          <table:table-cell office:value-type="float" office:value="3957" calcext:value-type="float">
            <text:p>3957</text:p>
          </table:table-cell>
          <table:table-cell office:value-type="float" office:value="3970" calcext:value-type="float">
            <text:p>3970</text:p>
          </table:table-cell>
          <table:table-cell office:value-type="float" office:value="3968" calcext:value-type="float">
            <text:p>3968</text:p>
          </table:table-cell>
          <table:table-cell office:value-type="float" office:value="3929" calcext:value-type="float">
            <text:p>3929</text:p>
          </table:table-cell>
          <table:table-cell office:value-type="float" office:value="3937" calcext:value-type="float">
            <text:p>3937</text:p>
          </table:table-cell>
          <table:table-cell table:number-columns-repeated="2"/>
          <table:table-cell office:value-type="float" office:value="45000.5" calcext:value-type="float">
            <text:p>45000.5</text:p>
          </table:table-cell>
          <table:table-cell table:number-columns-repeated="3" office:value-type="float" office:value="43000.5" calcext:value-type="float">
            <text:p>43000.5</text:p>
          </table:table-cell>
          <table:table-cell office:value-type="float" office:value="42000.5" calcext:value-type="float">
            <text:p>42000.5</text:p>
          </table:table-cell>
          <table:table-cell office:value-type="float" office:value="44000.5" calcext:value-type="float">
            <text:p>44000.5</text:p>
          </table:table-cell>
          <table:table-cell table:number-columns-repeated="3" office:value-type="float" office:value="43000.5" calcext:value-type="float">
            <text:p>43000.5</text:p>
          </table:table-cell>
          <table:table-cell office:value-type="float" office:value="42000.5" calcext:value-type="float">
            <text:p>42000.5</text:p>
          </table:table-cell>
          <table:table-cell/>
          <table:table-cell office:value-type="float" office:value="47" calcext:value-type="float">
            <text:p>47</text:p>
          </table:table-cell>
          <table:table-cell table:formula="of:=SUM([.AI47:.AR47])/10" office:value-type="float" office:value="43100.5" calcext:value-type="float">
            <text:p>431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46000.5" calcext:value-type="float">
            <text:p>46000.5</text:p>
          </table:table-cell>
          <table:table-cell office:value-type="float" office:value="3961" calcext:value-type="float">
            <text:p>3961</text:p>
          </table:table-cell>
          <table:table-cell office:value-type="float" office:value="45000.5" calcext:value-type="float">
            <text:p>45000.5</text:p>
          </table:table-cell>
          <table:table-cell office:value-type="float" office:value="3949" calcext:value-type="float">
            <text:p>3949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44" calcext:value-type="float">
            <text:p>3944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56" calcext:value-type="float">
            <text:p>3956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57" calcext:value-type="float">
            <text:p>3957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70" calcext:value-type="float">
            <text:p>3970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70" calcext:value-type="float">
            <text:p>3970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29" calcext:value-type="float">
            <text:p>3929</text:p>
          </table:table-cell>
          <table:table-cell office:value-type="float" office:value="43000.5" calcext:value-type="float">
            <text:p>43000.5</text:p>
          </table:table-cell>
          <table:table-cell office:value-type="float" office:value="3937" calcext:value-type="float">
            <text:p>3937</text:p>
          </table:table-cell>
          <table:table-cell office:value-type="float" office:value="43000.5" calcext:value-type="float">
            <text:p>43000.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926" calcext:value-type="float">
            <text:p>3926</text:p>
          </table:table-cell>
          <table:table-cell office:value-type="float" office:value="3961" calcext:value-type="float">
            <text:p>3961</text:p>
          </table:table-cell>
          <table:table-cell office:value-type="float" office:value="3950" calcext:value-type="float">
            <text:p>3950</text:p>
          </table:table-cell>
          <table:table-cell office:value-type="float" office:value="3944" calcext:value-type="float">
            <text:p>3944</text:p>
          </table:table-cell>
          <table:table-cell office:value-type="float" office:value="3956" calcext:value-type="float">
            <text:p>3956</text:p>
          </table:table-cell>
          <table:table-cell office:value-type="float" office:value="3957" calcext:value-type="float">
            <text:p>3957</text:p>
          </table:table-cell>
          <table:table-cell office:value-type="float" office:value="3970" calcext:value-type="float">
            <text:p>3970</text:p>
          </table:table-cell>
          <table:table-cell office:value-type="float" office:value="3968" calcext:value-type="float">
            <text:p>3968</text:p>
          </table:table-cell>
          <table:table-cell office:value-type="float" office:value="3929" calcext:value-type="float">
            <text:p>3929</text:p>
          </table:table-cell>
          <table:table-cell office:value-type="float" office:value="3937" calcext:value-type="float">
            <text:p>3937</text:p>
          </table:table-cell>
          <table:table-cell table:number-columns-repeated="2"/>
          <table:table-cell office:value-type="float" office:value="46000.5" calcext:value-type="float">
            <text:p>46000.5</text:p>
          </table:table-cell>
          <table:table-cell office:value-type="float" office:value="45000.5" calcext:value-type="float">
            <text:p>45000.5</text:p>
          </table:table-cell>
          <table:table-cell table:number-columns-repeated="8" office:value-type="float" office:value="43000.5" calcext:value-type="float">
            <text:p>43000.5</text:p>
          </table:table-cell>
          <table:table-cell/>
          <table:table-cell office:value-type="float" office:value="48" calcext:value-type="float">
            <text:p>48</text:p>
          </table:table-cell>
          <table:table-cell table:formula="of:=SUM([.AI48:.AR48])/10" office:value-type="float" office:value="43500.5" calcext:value-type="float">
            <text:p>435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46000.5" calcext:value-type="float">
            <text:p>46000.5</text:p>
          </table:table-cell>
          <table:table-cell office:value-type="float" office:value="3961" calcext:value-type="float">
            <text:p>3961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50" calcext:value-type="float">
            <text:p>3950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44" calcext:value-type="float">
            <text:p>3944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56" calcext:value-type="float">
            <text:p>3956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57" calcext:value-type="float">
            <text:p>3957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70" calcext:value-type="float">
            <text:p>3970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70" calcext:value-type="float">
            <text:p>3970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29" calcext:value-type="float">
            <text:p>3929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37" calcext:value-type="float">
            <text:p>3937</text:p>
          </table:table-cell>
          <table:table-cell office:value-type="float" office:value="43000.5" calcext:value-type="float">
            <text:p>43000.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926" calcext:value-type="float">
            <text:p>3926</text:p>
          </table:table-cell>
          <table:table-cell office:value-type="float" office:value="3961" calcext:value-type="float">
            <text:p>3961</text:p>
          </table:table-cell>
          <table:table-cell office:value-type="float" office:value="3949" calcext:value-type="float">
            <text:p>3949</text:p>
          </table:table-cell>
          <table:table-cell office:value-type="float" office:value="3944" calcext:value-type="float">
            <text:p>3944</text:p>
          </table:table-cell>
          <table:table-cell office:value-type="float" office:value="3956" calcext:value-type="float">
            <text:p>3956</text:p>
          </table:table-cell>
          <table:table-cell office:value-type="float" office:value="3957" calcext:value-type="float">
            <text:p>3957</text:p>
          </table:table-cell>
          <table:table-cell table:number-columns-repeated="2" office:value-type="float" office:value="3970" calcext:value-type="float">
            <text:p>3970</text:p>
          </table:table-cell>
          <table:table-cell office:value-type="float" office:value="3929" calcext:value-type="float">
            <text:p>3929</text:p>
          </table:table-cell>
          <table:table-cell office:value-type="float" office:value="3937" calcext:value-type="float">
            <text:p>3937</text:p>
          </table:table-cell>
          <table:table-cell table:number-columns-repeated="2"/>
          <table:table-cell office:value-type="float" office:value="46000.5" calcext:value-type="float">
            <text:p>46000.5</text:p>
          </table:table-cell>
          <table:table-cell table:number-columns-repeated="8" office:value-type="float" office:value="44000.5" calcext:value-type="float">
            <text:p>44000.5</text:p>
          </table:table-cell>
          <table:table-cell office:value-type="float" office:value="43000.5" calcext:value-type="float">
            <text:p>43000.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SUM([.AI49:.AR49])/10" office:value-type="float" office:value="44100.5" calcext:value-type="float">
            <text:p>44100.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48000.5" calcext:value-type="float">
            <text:p>48000.5</text:p>
          </table:table-cell>
          <table:table-cell office:value-type="float" office:value="3961" calcext:value-type="float">
            <text:p>3961</text:p>
          </table:table-cell>
          <table:table-cell office:value-type="float" office:value="46000.5" calcext:value-type="float">
            <text:p>46000.5</text:p>
          </table:table-cell>
          <table:table-cell office:value-type="float" office:value="3951" calcext:value-type="float">
            <text:p>3951</text:p>
          </table:table-cell>
          <table:table-cell office:value-type="float" office:value="45000.5" calcext:value-type="float">
            <text:p>45000.5</text:p>
          </table:table-cell>
          <table:table-cell office:value-type="float" office:value="3944" calcext:value-type="float">
            <text:p>3944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57" calcext:value-type="float">
            <text:p>3957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57" calcext:value-type="float">
            <text:p>3957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70" calcext:value-type="float">
            <text:p>3970</text:p>
          </table:table-cell>
          <table:table-cell office:value-type="float" office:value="45000.5" calcext:value-type="float">
            <text:p>45000.5</text:p>
          </table:table-cell>
          <table:table-cell office:value-type="float" office:value="3969" calcext:value-type="float">
            <text:p>3969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29" calcext:value-type="float">
            <text:p>3929</text:p>
          </table:table-cell>
          <table:table-cell office:value-type="float" office:value="44000.5" calcext:value-type="float">
            <text:p>44000.5</text:p>
          </table:table-cell>
          <table:table-cell office:value-type="float" office:value="3937" calcext:value-type="float">
            <text:p>3937</text:p>
          </table:table-cell>
          <table:table-cell office:value-type="float" office:value="44000.5" calcext:value-type="float">
            <text:p>44000.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926" calcext:value-type="float">
            <text:p>3926</text:p>
          </table:table-cell>
          <table:table-cell office:value-type="float" office:value="3961" calcext:value-type="float">
            <text:p>3961</text:p>
          </table:table-cell>
          <table:table-cell office:value-type="float" office:value="3950" calcext:value-type="float">
            <text:p>3950</text:p>
          </table:table-cell>
          <table:table-cell office:value-type="float" office:value="3944" calcext:value-type="float">
            <text:p>3944</text:p>
          </table:table-cell>
          <table:table-cell office:value-type="float" office:value="3956" calcext:value-type="float">
            <text:p>3956</text:p>
          </table:table-cell>
          <table:table-cell office:value-type="float" office:value="3957" calcext:value-type="float">
            <text:p>3957</text:p>
          </table:table-cell>
          <table:table-cell table:number-columns-repeated="2" office:value-type="float" office:value="3970" calcext:value-type="float">
            <text:p>3970</text:p>
          </table:table-cell>
          <table:table-cell office:value-type="float" office:value="3929" calcext:value-type="float">
            <text:p>3929</text:p>
          </table:table-cell>
          <table:table-cell office:value-type="float" office:value="3937" calcext:value-type="float">
            <text:p>3937</text:p>
          </table:table-cell>
          <table:table-cell table:number-columns-repeated="2"/>
          <table:table-cell office:value-type="float" office:value="48000.5" calcext:value-type="float">
            <text:p>48000.5</text:p>
          </table:table-cell>
          <table:table-cell office:value-type="float" office:value="46000.5" calcext:value-type="float">
            <text:p>46000.5</text:p>
          </table:table-cell>
          <table:table-cell office:value-type="float" office:value="45000.5" calcext:value-type="float">
            <text:p>45000.5</text:p>
          </table:table-cell>
          <table:table-cell table:number-columns-repeated="3" office:value-type="float" office:value="44000.5" calcext:value-type="float">
            <text:p>44000.5</text:p>
          </table:table-cell>
          <table:table-cell office:value-type="float" office:value="45000.5" calcext:value-type="float">
            <text:p>45000.5</text:p>
          </table:table-cell>
          <table:table-cell table:number-columns-repeated="3" office:value-type="float" office:value="44000.5" calcext:value-type="float">
            <text:p>44000.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SUM([.AI50:.AR50])/10" office:value-type="float" office:value="44800.5" calcext:value-type="float">
            <text:p>44800.5</text:p>
          </table:table-cell>
        </table:table-row>
        <table:table-row table:style-name="ro1">
          <table:table-cell table:number-columns-repeated="21"/>
          <table:table-cell office:value-type="float" office:value="50" calcext:value-type="float">
            <text:p>50</text:p>
          </table:table-cell>
          <table:table-cell office:value-type="float" office:value="3926" calcext:value-type="float">
            <text:p>3926</text:p>
          </table:table-cell>
          <table:table-cell office:value-type="float" office:value="3961" calcext:value-type="float">
            <text:p>3961</text:p>
          </table:table-cell>
          <table:table-cell office:value-type="float" office:value="3951" calcext:value-type="float">
            <text:p>3951</text:p>
          </table:table-cell>
          <table:table-cell office:value-type="float" office:value="3944" calcext:value-type="float">
            <text:p>3944</text:p>
          </table:table-cell>
          <table:table-cell table:number-columns-repeated="2" office:value-type="float" office:value="3957" calcext:value-type="float">
            <text:p>3957</text:p>
          </table:table-cell>
          <table:table-cell office:value-type="float" office:value="3970" calcext:value-type="float">
            <text:p>3970</text:p>
          </table:table-cell>
          <table:table-cell office:value-type="float" office:value="3969" calcext:value-type="float">
            <text:p>3969</text:p>
          </table:table-cell>
          <table:table-cell office:value-type="float" office:value="3929" calcext:value-type="float">
            <text:p>3929</text:p>
          </table:table-cell>
          <table:table-cell office:value-type="float" office:value="3937" calcext:value-type="float">
            <text:p>3937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9T11:45:50.689250549</dc:date>
    <meta:document-statistic meta:table-count="1" meta:cell-count="2161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237cm" svg:height="8.056cm" xlink:href=".." xlink:type="simple" chart:class="chart:line" chart:style-name="ch1">
        <chart:legend chart:legend-position="end" svg:x="17.967cm" svg:y="1.488cm" style:legend-expansion="high" chart:style-name="ch2"/>
        <chart:plot-area chart:style-name="ch3" table:cell-range-address="Sheet1.V1:Sheet1.AF51" chart:data-source-has-labels="both" svg:x="1.415cm" svg:y="0.161cm" svg:width="16.148cm" svg:height="6.753cm">
          <chartooo:coordinate-region svg:x="2.407cm" svg:y="0.36cm" svg:width="14.969cm" svg:height="5.509cm"/>
          <chart:axis chart:dimension="x" chart:name="primary-x" chart:style-name="ch4" chartooo:axis-type="auto">
            <chartooo:date-scale/>
            <chart:title svg:x="9.167cm" svg:y="7.075cm" chart:style-name="ch5">
              <text:p>alfa</text:p>
            </chart:title>
            <chart:categories table:cell-range-address="Sheet1.V2:Sheet1.V51"/>
          </chart:axis>
          <chart:axis chart:dimension="y" chart:name="primary-y" chart:style-name="ch4">
            <chart:title svg:x="0.451cm" svg:y="5.089cm" chart:style-name="ch6">
              <text:p>Cantidad de Aciertos</text:p>
            </chart:title>
            <chart:grid chart:style-name="ch7" chart:class="major"/>
          </chart:axis>
          <chart:series chart:style-name="ch8" chart:values-cell-range-address="Sheet1.W2:Sheet1.W51" chart:label-cell-address="Sheet1.W1:Sheet1.W1" chart:class="chart:line">
            <chart:data-point chart:repeated="50"/>
          </chart:series>
          <chart:series chart:style-name="ch9" chart:values-cell-range-address="Sheet1.X2:Sheet1.X51" chart:label-cell-address="Sheet1.X1:Sheet1.X1" chart:class="chart:line">
            <chart:data-point chart:repeated="50"/>
          </chart:series>
          <chart:series chart:style-name="ch10" chart:values-cell-range-address="Sheet1.Y2:Sheet1.Y51" chart:label-cell-address="Sheet1.Y1:Sheet1.Y1" chart:class="chart:line">
            <chart:data-point chart:repeated="50"/>
          </chart:series>
          <chart:series chart:style-name="ch11" chart:values-cell-range-address="Sheet1.Z2:Sheet1.Z51" chart:label-cell-address="Sheet1.Z1:Sheet1.Z1" chart:class="chart:line">
            <chart:data-point chart:repeated="50"/>
          </chart:series>
          <chart:series chart:style-name="ch12" chart:values-cell-range-address="Sheet1.AA2:Sheet1.AA51" chart:label-cell-address="Sheet1.AA1:Sheet1.AA1" chart:class="chart:line">
            <chart:data-point chart:repeated="50"/>
          </chart:series>
          <chart:series chart:style-name="ch13" chart:values-cell-range-address="Sheet1.AB2:Sheet1.AB51" chart:label-cell-address="Sheet1.AB1:Sheet1.AB1" chart:class="chart:line">
            <chart:data-point chart:repeated="50"/>
          </chart:series>
          <chart:series chart:style-name="ch14" chart:values-cell-range-address="Sheet1.AC2:Sheet1.AC51" chart:label-cell-address="Sheet1.AC1:Sheet1.AC1" chart:class="chart:line">
            <chart:data-point chart:repeated="50"/>
          </chart:series>
          <chart:series chart:style-name="ch15" chart:values-cell-range-address="Sheet1.AD2:Sheet1.AD51" chart:label-cell-address="Sheet1.AD1:Sheet1.AD1" chart:class="chart:line">
            <chart:data-point chart:repeated="50"/>
          </chart:series>
          <chart:series chart:style-name="ch16" chart:values-cell-range-address="Sheet1.AE2:Sheet1.AE51" chart:label-cell-address="Sheet1.AE1:Sheet1.AE1" chart:class="chart:line">
            <chart:data-point chart:repeated="50"/>
          </chart:series>
          <chart:series chart:style-name="ch17" chart:values-cell-range-address="Sheet1.AF2:Sheet1.AF51" chart:label-cell-address="Sheet1.AF1:Sheet1.AF1" chart:class="chart:line">
            <chart:data-point chart:repeated="5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ld1</text:p>
                <draw:g>
                  <svg:desc>Sheet1.W1:Sheet1.W1</svg:desc>
                </draw:g>
              </table:table-cell>
              <table:table-cell office:value-type="string">
                <text:p>fold2</text:p>
                <draw:g>
                  <svg:desc>Sheet1.X1:Sheet1.X1</svg:desc>
                </draw:g>
              </table:table-cell>
              <table:table-cell office:value-type="string">
                <text:p>fold3</text:p>
                <draw:g>
                  <svg:desc>Sheet1.Y1:Sheet1.Y1</svg:desc>
                </draw:g>
              </table:table-cell>
              <table:table-cell office:value-type="string">
                <text:p>fold4</text:p>
                <draw:g>
                  <svg:desc>Sheet1.Z1:Sheet1.Z1</svg:desc>
                </draw:g>
              </table:table-cell>
              <table:table-cell office:value-type="string">
                <text:p>fold5</text:p>
                <draw:g>
                  <svg:desc>Sheet1.AA1:Sheet1.AA1</svg:desc>
                </draw:g>
              </table:table-cell>
              <table:table-cell office:value-type="string">
                <text:p>fold6</text:p>
                <draw:g>
                  <svg:desc>Sheet1.AB1:Sheet1.AB1</svg:desc>
                </draw:g>
              </table:table-cell>
              <table:table-cell office:value-type="string">
                <text:p>fold7</text:p>
                <draw:g>
                  <svg:desc>Sheet1.AC1:Sheet1.AC1</svg:desc>
                </draw:g>
              </table:table-cell>
              <table:table-cell office:value-type="string">
                <text:p>fold8</text:p>
                <draw:g>
                  <svg:desc>Sheet1.AD1:Sheet1.AD1</svg:desc>
                </draw:g>
              </table:table-cell>
              <table:table-cell office:value-type="string">
                <text:p>fold9</text:p>
                <draw:g>
                  <svg:desc>Sheet1.AE1:Sheet1.AE1</svg:desc>
                </draw:g>
              </table:table-cell>
              <table:table-cell office:value-type="string">
                <text:p>fold10</text:p>
                <draw:g>
                  <svg:desc>Sheet1.AF1:Sheet1.A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V2:Sheet1.V51</svg:desc>
                </draw:g>
              </table:table-cell>
              <table:table-cell office:value-type="float" office:value="1112">
                <text:p>1112</text:p>
                <draw:g>
                  <svg:desc>Sheet1.W2:Sheet1.W51</svg:desc>
                </draw:g>
              </table:table-cell>
              <table:table-cell office:value-type="float" office:value="1079">
                <text:p>1079</text:p>
                <draw:g>
                  <svg:desc>Sheet1.X2:Sheet1.X51</svg:desc>
                </draw:g>
              </table:table-cell>
              <table:table-cell office:value-type="float" office:value="1126">
                <text:p>1126</text:p>
                <draw:g>
                  <svg:desc>Sheet1.Y2:Sheet1.Y51</svg:desc>
                </draw:g>
              </table:table-cell>
              <table:table-cell office:value-type="float" office:value="1078">
                <text:p>1078</text:p>
                <draw:g>
                  <svg:desc>Sheet1.Z2:Sheet1.Z51</svg:desc>
                </draw:g>
              </table:table-cell>
              <table:table-cell office:value-type="float" office:value="1121">
                <text:p>1121</text:p>
                <draw:g>
                  <svg:desc>Sheet1.AA2:Sheet1.AA51</svg:desc>
                </draw:g>
              </table:table-cell>
              <table:table-cell office:value-type="float" office:value="1083">
                <text:p>1083</text:p>
                <draw:g>
                  <svg:desc>Sheet1.AB2:Sheet1.AB51</svg:desc>
                </draw:g>
              </table:table-cell>
              <table:table-cell office:value-type="float" office:value="1095">
                <text:p>1095</text:p>
                <draw:g>
                  <svg:desc>Sheet1.AC2:Sheet1.AC51</svg:desc>
                </draw:g>
              </table:table-cell>
              <table:table-cell office:value-type="float" office:value="1127">
                <text:p>1127</text:p>
                <draw:g>
                  <svg:desc>Sheet1.AD2:Sheet1.AD51</svg:desc>
                </draw:g>
              </table:table-cell>
              <table:table-cell office:value-type="float" office:value="1175">
                <text:p>1175</text:p>
                <draw:g>
                  <svg:desc>Sheet1.AE2:Sheet1.AE51</svg:desc>
                </draw:g>
              </table:table-cell>
              <table:table-cell office:value-type="float" office:value="1093">
                <text:p>1093</text:p>
                <draw:g>
                  <svg:desc>Sheet1.AF2:Sheet1.AF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80">
                <text:p>1680</text:p>
              </table:table-cell>
              <table:table-cell office:value-type="float" office:value="1635">
                <text:p>1635</text:p>
              </table:table-cell>
              <table:table-cell office:value-type="float" office:value="1735">
                <text:p>1735</text:p>
              </table:table-cell>
              <table:table-cell office:value-type="float" office:value="1657">
                <text:p>1657</text:p>
              </table:table-cell>
              <table:table-cell office:value-type="float" office:value="1700">
                <text:p>1700</text:p>
              </table:table-cell>
              <table:table-cell office:value-type="float" office:value="1689">
                <text:p>1689</text:p>
              </table:table-cell>
              <table:table-cell office:value-type="float" office:value="1646">
                <text:p>1646</text:p>
              </table:table-cell>
              <table:table-cell office:value-type="float" office:value="1698">
                <text:p>1698</text:p>
              </table:table-cell>
              <table:table-cell office:value-type="float" office:value="1680">
                <text:p>168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44">
                <text:p>1944</text:p>
              </table:table-cell>
              <table:table-cell office:value-type="float" office:value="1939">
                <text:p>1939</text:p>
              </table:table-cell>
              <table:table-cell office:value-type="float" office:value="1911">
                <text:p>1911</text:p>
              </table:table-cell>
              <table:table-cell office:value-type="float" office:value="1923">
                <text:p>1923</text:p>
              </table:table-cell>
              <table:table-cell office:value-type="float" office:value="1994">
                <text:p>1994</text:p>
              </table:table-cell>
              <table:table-cell office:value-type="float" office:value="1972">
                <text:p>1972</text:p>
              </table:table-cell>
              <table:table-cell office:value-type="float" office:value="1894">
                <text:p>1894</text:p>
              </table:table-cell>
              <table:table-cell office:value-type="float" office:value="1955">
                <text:p>1955</text:p>
              </table:table-cell>
              <table:table-cell office:value-type="float" office:value="1952">
                <text:p>1952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29">
                <text:p>2529</text:p>
              </table:table-cell>
              <table:table-cell office:value-type="float" office:value="2498">
                <text:p>2498</text:p>
              </table:table-cell>
              <table:table-cell office:value-type="float" office:value="2531">
                <text:p>2531</text:p>
              </table:table-cell>
              <table:table-cell office:value-type="float" office:value="2499">
                <text:p>2499</text:p>
              </table:table-cell>
              <table:table-cell office:value-type="float" office:value="2547">
                <text:p>2547</text:p>
              </table:table-cell>
              <table:table-cell office:value-type="float" office:value="2517">
                <text:p>2517</text:p>
              </table:table-cell>
              <table:table-cell office:value-type="float" office:value="2497">
                <text:p>2497</text:p>
              </table:table-cell>
              <table:table-cell office:value-type="float" office:value="2480">
                <text:p>2480</text:p>
              </table:table-cell>
              <table:table-cell office:value-type="float" office:value="2542">
                <text:p>2542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985">
                <text:p>2985</text:p>
              </table:table-cell>
              <table:table-cell office:value-type="float" office:value="3044">
                <text:p>3044</text:p>
              </table:table-cell>
              <table:table-cell office:value-type="float" office:value="3013">
                <text:p>3013</text:p>
              </table:table-cell>
              <table:table-cell office:value-type="float" office:value="2968">
                <text:p>2968</text:p>
              </table:table-cell>
              <table:table-cell office:value-type="float" office:value="3033">
                <text:p>3033</text:p>
              </table:table-cell>
              <table:table-cell office:value-type="float" office:value="3029">
                <text:p>3029</text:p>
              </table:table-cell>
              <table:table-cell office:value-type="float" office:value="2991">
                <text:p>2991</text:p>
              </table:table-cell>
              <table:table-cell office:value-type="float" office:value="3008">
                <text:p>3008</text:p>
              </table:table-cell>
              <table:table-cell office:value-type="float" office:value="3005">
                <text:p>300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417">
                <text:p>3417</text:p>
              </table:table-cell>
              <table:table-cell office:value-type="float" office:value="3418">
                <text:p>3418</text:p>
              </table:table-cell>
              <table:table-cell office:value-type="float" office:value="3426">
                <text:p>3426</text:p>
              </table:table-cell>
              <table:table-cell office:value-type="float" office:value="3394">
                <text:p>3394</text:p>
              </table:table-cell>
              <table:table-cell office:value-type="float" office:value="3407">
                <text:p>3407</text:p>
              </table:table-cell>
              <table:table-cell office:value-type="float" office:value="3447">
                <text:p>3447</text:p>
              </table:table-cell>
              <table:table-cell office:value-type="float" office:value="3409">
                <text:p>3409</text:p>
              </table:table-cell>
              <table:table-cell office:value-type="float" office:value="3421">
                <text:p>3421</text:p>
              </table:table-cell>
              <table:table-cell office:value-type="float" office:value="3407">
                <text:p>3407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543">
                <text:p>3543</text:p>
              </table:table-cell>
              <table:table-cell office:value-type="float" office:value="3566">
                <text:p>3566</text:p>
              </table:table-cell>
              <table:table-cell office:value-type="float" office:value="3603">
                <text:p>3603</text:p>
              </table:table-cell>
              <table:table-cell office:value-type="float" office:value="3596">
                <text:p>3596</text:p>
              </table:table-cell>
              <table:table-cell office:value-type="float" office:value="3563">
                <text:p>3563</text:p>
              </table:table-cell>
              <table:table-cell office:value-type="float" office:value="3597">
                <text:p>3597</text:p>
              </table:table-cell>
              <table:table-cell office:value-type="float" office:value="3593">
                <text:p>3593</text:p>
              </table:table-cell>
              <table:table-cell office:value-type="float" office:value="3582">
                <text:p>3582</text:p>
              </table:table-cell>
              <table:table-cell office:value-type="float" office:value="3577">
                <text:p>3577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660">
                <text:p>3660</text:p>
              </table:table-cell>
              <table:table-cell office:value-type="float" office:value="3679">
                <text:p>3679</text:p>
              </table:table-cell>
              <table:table-cell office:value-type="float" office:value="3724">
                <text:p>3724</text:p>
              </table:table-cell>
              <table:table-cell office:value-type="float" office:value="3700">
                <text:p>3700</text:p>
              </table:table-cell>
              <table:table-cell office:value-type="float" office:value="3711">
                <text:p>3711</text:p>
              </table:table-cell>
              <table:table-cell office:value-type="float" office:value="3706">
                <text:p>3706</text:p>
              </table:table-cell>
              <table:table-cell office:value-type="float" office:value="3695">
                <text:p>3695</text:p>
              </table:table-cell>
              <table:table-cell office:value-type="float" office:value="3688">
                <text:p>3688</text:p>
              </table:table-cell>
              <table:table-cell office:value-type="float" office:value="3667">
                <text:p>3667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749">
                <text:p>3749</text:p>
              </table:table-cell>
              <table:table-cell office:value-type="float" office:value="3742">
                <text:p>3742</text:p>
              </table:table-cell>
              <table:table-cell office:value-type="float" office:value="3765">
                <text:p>3765</text:p>
              </table:table-cell>
              <table:table-cell office:value-type="float" office:value="3744">
                <text:p>3744</text:p>
              </table:table-cell>
              <table:table-cell office:value-type="float" office:value="3757">
                <text:p>3757</text:p>
              </table:table-cell>
              <table:table-cell office:value-type="float" office:value="3774">
                <text:p>3774</text:p>
              </table:table-cell>
              <table:table-cell office:value-type="float" office:value="3752">
                <text:p>3752</text:p>
              </table:table-cell>
              <table:table-cell office:value-type="float" office:value="3766">
                <text:p>3766</text:p>
              </table:table-cell>
              <table:table-cell office:value-type="float" office:value="3734">
                <text:p>3734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84">
                <text:p>3784</text:p>
              </table:table-cell>
              <table:table-cell office:value-type="float" office:value="3785">
                <text:p>3785</text:p>
              </table:table-cell>
              <table:table-cell office:value-type="float" office:value="3812">
                <text:p>3812</text:p>
              </table:table-cell>
              <table:table-cell office:value-type="float" office:value="3793">
                <text:p>3793</text:p>
              </table:table-cell>
              <table:table-cell office:value-type="float" office:value="3807">
                <text:p>3807</text:p>
              </table:table-cell>
              <table:table-cell office:value-type="float" office:value="3823">
                <text:p>3823</text:p>
              </table:table-cell>
              <table:table-cell office:value-type="float" office:value="3796">
                <text:p>3796</text:p>
              </table:table-cell>
              <table:table-cell office:value-type="float" office:value="3810">
                <text:p>3810</text:p>
              </table:table-cell>
              <table:table-cell office:value-type="float" office:value="3781">
                <text:p>3781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805">
                <text:p>3805</text:p>
              </table:table-cell>
              <table:table-cell office:value-type="float" office:value="3818">
                <text:p>3818</text:p>
              </table:table-cell>
              <table:table-cell office:value-type="float" office:value="3826">
                <text:p>3826</text:p>
              </table:table-cell>
              <table:table-cell office:value-type="float" office:value="3816">
                <text:p>3816</text:p>
              </table:table-cell>
              <table:table-cell office:value-type="float" office:value="3830">
                <text:p>3830</text:p>
              </table:table-cell>
              <table:table-cell office:value-type="float" office:value="3837">
                <text:p>3837</text:p>
              </table:table-cell>
              <table:table-cell office:value-type="float" office:value="3832">
                <text:p>3832</text:p>
              </table:table-cell>
              <table:table-cell office:value-type="float" office:value="3830">
                <text:p>3830</text:p>
              </table:table-cell>
              <table:table-cell office:value-type="float" office:value="3797">
                <text:p>3797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45">
                <text:p>3845</text:p>
              </table:table-cell>
              <table:table-cell office:value-type="float" office:value="3841">
                <text:p>3841</text:p>
              </table:table-cell>
              <table:table-cell office:value-type="float" office:value="3855">
                <text:p>3855</text:p>
              </table:table-cell>
              <table:table-cell office:value-type="float" office:value="3860">
                <text:p>3860</text:p>
              </table:table-cell>
              <table:table-cell office:value-type="float" office:value="3872">
                <text:p>3872</text:p>
              </table:table-cell>
              <table:table-cell office:value-type="float" office:value="3876">
                <text:p>3876</text:p>
              </table:table-cell>
              <table:table-cell office:value-type="float" office:value="3876">
                <text:p>3876</text:p>
              </table:table-cell>
              <table:table-cell office:value-type="float" office:value="3872">
                <text:p>3872</text:p>
              </table:table-cell>
              <table:table-cell office:value-type="float" office:value="3833">
                <text:p>3833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869">
                <text:p>3869</text:p>
              </table:table-cell>
              <table:table-cell office:value-type="float" office:value="3852">
                <text:p>3852</text:p>
              </table:table-cell>
              <table:table-cell office:value-type="float" office:value="3878">
                <text:p>3878</text:p>
              </table:table-cell>
              <table:table-cell office:value-type="float" office:value="3885">
                <text:p>3885</text:p>
              </table:table-cell>
              <table:table-cell office:value-type="float" office:value="3899">
                <text:p>3899</text:p>
              </table:table-cell>
              <table:table-cell office:value-type="float" office:value="3883">
                <text:p>3883</text:p>
              </table:table-cell>
              <table:table-cell office:value-type="float" office:value="3896">
                <text:p>3896</text:p>
              </table:table-cell>
              <table:table-cell office:value-type="float" office:value="3896">
                <text:p>3896</text:p>
              </table:table-cell>
              <table:table-cell office:value-type="float" office:value="3848">
                <text:p>3848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872">
                <text:p>3872</text:p>
              </table:table-cell>
              <table:table-cell office:value-type="float" office:value="3867">
                <text:p>3867</text:p>
              </table:table-cell>
              <table:table-cell office:value-type="float" office:value="3905">
                <text:p>3905</text:p>
              </table:table-cell>
              <table:table-cell office:value-type="float" office:value="3896">
                <text:p>3896</text:p>
              </table:table-cell>
              <table:table-cell office:value-type="float" office:value="3908">
                <text:p>3908</text:p>
              </table:table-cell>
              <table:table-cell office:value-type="float" office:value="3899">
                <text:p>3899</text:p>
              </table:table-cell>
              <table:table-cell office:value-type="float" office:value="3907">
                <text:p>3907</text:p>
              </table:table-cell>
              <table:table-cell office:value-type="float" office:value="3914">
                <text:p>3914</text:p>
              </table:table-cell>
              <table:table-cell office:value-type="float" office:value="3864">
                <text:p>3864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885">
                <text:p>3885</text:p>
              </table:table-cell>
              <table:table-cell office:value-type="float" office:value="3877">
                <text:p>3877</text:p>
              </table:table-cell>
              <table:table-cell office:value-type="float" office:value="3911">
                <text:p>3911</text:p>
              </table:table-cell>
              <table:table-cell office:value-type="float" office:value="3895">
                <text:p>3895</text:p>
              </table:table-cell>
              <table:table-cell office:value-type="float" office:value="3915">
                <text:p>3915</text:p>
              </table:table-cell>
              <table:table-cell office:value-type="float" office:value="3912">
                <text:p>3912</text:p>
              </table:table-cell>
              <table:table-cell office:value-type="float" office:value="3910">
                <text:p>3910</text:p>
              </table:table-cell>
              <table:table-cell office:value-type="float" office:value="3916">
                <text:p>3916</text:p>
              </table:table-cell>
              <table:table-cell office:value-type="float" office:value="3870">
                <text:p>3870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900">
                <text:p>3900</text:p>
              </table:table-cell>
              <table:table-cell office:value-type="float" office:value="3897">
                <text:p>3897</text:p>
              </table:table-cell>
              <table:table-cell office:value-type="float" office:value="3922">
                <text:p>3922</text:p>
              </table:table-cell>
              <table:table-cell office:value-type="float" office:value="3907">
                <text:p>3907</text:p>
              </table:table-cell>
              <table:table-cell office:value-type="float" office:value="3927">
                <text:p>3927</text:p>
              </table:table-cell>
              <table:table-cell office:value-type="float" office:value="3918">
                <text:p>3918</text:p>
              </table:table-cell>
              <table:table-cell office:value-type="float" office:value="3924">
                <text:p>3924</text:p>
              </table:table-cell>
              <table:table-cell office:value-type="float" office:value="3936">
                <text:p>3936</text:p>
              </table:table-cell>
              <table:table-cell office:value-type="float" office:value="3883">
                <text:p>3883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910">
                <text:p>3910</text:p>
              </table:table-cell>
              <table:table-cell office:value-type="float" office:value="3908">
                <text:p>3908</text:p>
              </table:table-cell>
              <table:table-cell office:value-type="float" office:value="3921">
                <text:p>3921</text:p>
              </table:table-cell>
              <table:table-cell office:value-type="float" office:value="3916">
                <text:p>3916</text:p>
              </table:table-cell>
              <table:table-cell office:value-type="float" office:value="3938">
                <text:p>3938</text:p>
              </table:table-cell>
              <table:table-cell office:value-type="float" office:value="3925">
                <text:p>3925</text:p>
              </table:table-cell>
              <table:table-cell office:value-type="float" office:value="3936">
                <text:p>3936</text:p>
              </table:table-cell>
              <table:table-cell office:value-type="float" office:value="3943">
                <text:p>3943</text:p>
              </table:table-cell>
              <table:table-cell office:value-type="float" office:value="3882">
                <text:p>3882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05">
                <text:p>3905</text:p>
              </table:table-cell>
              <table:table-cell office:value-type="float" office:value="3915">
                <text:p>3915</text:p>
              </table:table-cell>
              <table:table-cell office:value-type="float" office:value="3928">
                <text:p>3928</text:p>
              </table:table-cell>
              <table:table-cell office:value-type="float" office:value="3918">
                <text:p>3918</text:p>
              </table:table-cell>
              <table:table-cell office:value-type="float" office:value="3940">
                <text:p>3940</text:p>
              </table:table-cell>
              <table:table-cell office:value-type="float" office:value="3939">
                <text:p>3939</text:p>
              </table:table-cell>
              <table:table-cell office:value-type="float" office:value="3938">
                <text:p>3938</text:p>
              </table:table-cell>
              <table:table-cell office:value-type="float" office:value="3943">
                <text:p>3943</text:p>
              </table:table-cell>
              <table:table-cell office:value-type="float" office:value="3881">
                <text:p>3881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909">
                <text:p>3909</text:p>
              </table:table-cell>
              <table:table-cell office:value-type="float" office:value="3922">
                <text:p>3922</text:p>
              </table:table-cell>
              <table:table-cell office:value-type="float" office:value="3928">
                <text:p>3928</text:p>
              </table:table-cell>
              <table:table-cell office:value-type="float" office:value="3924">
                <text:p>3924</text:p>
              </table:table-cell>
              <table:table-cell office:value-type="float" office:value="3942">
                <text:p>3942</text:p>
              </table:table-cell>
              <table:table-cell office:value-type="float" office:value="3943">
                <text:p>3943</text:p>
              </table:table-cell>
              <table:table-cell office:value-type="float" office:value="3951">
                <text:p>3951</text:p>
              </table:table-cell>
              <table:table-cell office:value-type="float" office:value="3949">
                <text:p>3949</text:p>
              </table:table-cell>
              <table:table-cell office:value-type="float" office:value="3892">
                <text:p>3892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08">
                <text:p>3908</text:p>
              </table:table-cell>
              <table:table-cell office:value-type="float" office:value="3925">
                <text:p>3925</text:p>
              </table:table-cell>
              <table:table-cell office:value-type="float" office:value="3931">
                <text:p>3931</text:p>
              </table:table-cell>
              <table:table-cell office:value-type="float" office:value="3928">
                <text:p>3928</text:p>
              </table:table-cell>
              <table:table-cell office:value-type="float" office:value="3948">
                <text:p>3948</text:p>
              </table:table-cell>
              <table:table-cell office:value-type="float" office:value="3948">
                <text:p>3948</text:p>
              </table:table-cell>
              <table:table-cell office:value-type="float" office:value="3950">
                <text:p>3950</text:p>
              </table:table-cell>
              <table:table-cell office:value-type="float" office:value="3953">
                <text:p>3953</text:p>
              </table:table-cell>
              <table:table-cell office:value-type="float" office:value="3897">
                <text:p>3897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910">
                <text:p>3910</text:p>
              </table:table-cell>
              <table:table-cell office:value-type="float" office:value="3927">
                <text:p>3927</text:p>
              </table:table-cell>
              <table:table-cell office:value-type="float" office:value="3934">
                <text:p>3934</text:p>
              </table:table-cell>
              <table:table-cell office:value-type="float" office:value="3932">
                <text:p>3932</text:p>
              </table:table-cell>
              <table:table-cell office:value-type="float" office:value="3949">
                <text:p>3949</text:p>
              </table:table-cell>
              <table:table-cell office:value-type="float" office:value="3950">
                <text:p>3950</text:p>
              </table:table-cell>
              <table:table-cell office:value-type="float" office:value="3951">
                <text:p>3951</text:p>
              </table:table-cell>
              <table:table-cell office:value-type="float" office:value="3953">
                <text:p>3953</text:p>
              </table:table-cell>
              <table:table-cell office:value-type="float" office:value="3902">
                <text:p>3902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911">
                <text:p>3911</text:p>
              </table:table-cell>
              <table:table-cell office:value-type="float" office:value="3940">
                <text:p>3940</text:p>
              </table:table-cell>
              <table:table-cell office:value-type="float" office:value="3932">
                <text:p>3932</text:p>
              </table:table-cell>
              <table:table-cell office:value-type="float" office:value="3934">
                <text:p>3934</text:p>
              </table:table-cell>
              <table:table-cell office:value-type="float" office:value="3948">
                <text:p>3948</text:p>
              </table:table-cell>
              <table:table-cell office:value-type="float" office:value="3948">
                <text:p>3948</text:p>
              </table:table-cell>
              <table:table-cell office:value-type="float" office:value="3957">
                <text:p>3957</text:p>
              </table:table-cell>
              <table:table-cell office:value-type="float" office:value="3956">
                <text:p>3956</text:p>
              </table:table-cell>
              <table:table-cell office:value-type="float" office:value="3905">
                <text:p>3905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911">
                <text:p>3911</text:p>
              </table:table-cell>
              <table:table-cell office:value-type="float" office:value="3943">
                <text:p>3943</text:p>
              </table:table-cell>
              <table:table-cell office:value-type="float" office:value="3937">
                <text:p>3937</text:p>
              </table:table-cell>
              <table:table-cell office:value-type="float" office:value="3937">
                <text:p>3937</text:p>
              </table:table-cell>
              <table:table-cell office:value-type="float" office:value="3948">
                <text:p>3948</text:p>
              </table:table-cell>
              <table:table-cell office:value-type="float" office:value="3951">
                <text:p>3951</text:p>
              </table:table-cell>
              <table:table-cell office:value-type="float" office:value="3957">
                <text:p>3957</text:p>
              </table:table-cell>
              <table:table-cell office:value-type="float" office:value="3962">
                <text:p>3962</text:p>
              </table:table-cell>
              <table:table-cell office:value-type="float" office:value="3912">
                <text:p>3912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917">
                <text:p>3917</text:p>
              </table:table-cell>
              <table:table-cell office:value-type="float" office:value="3946">
                <text:p>3946</text:p>
              </table:table-cell>
              <table:table-cell office:value-type="float" office:value="3943">
                <text:p>3943</text:p>
              </table:table-cell>
              <table:table-cell office:value-type="float" office:value="3936">
                <text:p>3936</text:p>
              </table:table-cell>
              <table:table-cell office:value-type="float" office:value="3949">
                <text:p>3949</text:p>
              </table:table-cell>
              <table:table-cell office:value-type="float" office:value="3953">
                <text:p>3953</text:p>
              </table:table-cell>
              <table:table-cell office:value-type="float" office:value="3958">
                <text:p>3958</text:p>
              </table:table-cell>
              <table:table-cell office:value-type="float" office:value="3959">
                <text:p>3959</text:p>
              </table:table-cell>
              <table:table-cell office:value-type="float" office:value="3916">
                <text:p>3916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919">
                <text:p>3919</text:p>
              </table:table-cell>
              <table:table-cell office:value-type="float" office:value="3950">
                <text:p>3950</text:p>
              </table:table-cell>
              <table:table-cell office:value-type="float" office:value="3945">
                <text:p>3945</text:p>
              </table:table-cell>
              <table:table-cell office:value-type="float" office:value="3939">
                <text:p>3939</text:p>
              </table:table-cell>
              <table:table-cell office:value-type="float" office:value="3950">
                <text:p>3950</text:p>
              </table:table-cell>
              <table:table-cell office:value-type="float" office:value="3951">
                <text:p>3951</text:p>
              </table:table-cell>
              <table:table-cell office:value-type="float" office:value="3958">
                <text:p>3958</text:p>
              </table:table-cell>
              <table:table-cell office:value-type="float" office:value="3962">
                <text:p>3962</text:p>
              </table:table-cell>
              <table:table-cell office:value-type="float" office:value="3916">
                <text:p>3916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922">
                <text:p>3922</text:p>
              </table:table-cell>
              <table:table-cell office:value-type="float" office:value="3952">
                <text:p>3952</text:p>
              </table:table-cell>
              <table:table-cell office:value-type="float" office:value="3946">
                <text:p>3946</text:p>
              </table:table-cell>
              <table:table-cell office:value-type="float" office:value="3938">
                <text:p>3938</text:p>
              </table:table-cell>
              <table:table-cell office:value-type="float" office:value="3951">
                <text:p>3951</text:p>
              </table:table-cell>
              <table:table-cell office:value-type="float" office:value="3949">
                <text:p>3949</text:p>
              </table:table-cell>
              <table:table-cell office:value-type="float" office:value="3961">
                <text:p>3961</text:p>
              </table:table-cell>
              <table:table-cell office:value-type="float" office:value="3963">
                <text:p>3963</text:p>
              </table:table-cell>
              <table:table-cell office:value-type="float" office:value="3918">
                <text:p>3918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924">
                <text:p>3924</text:p>
              </table:table-cell>
              <table:table-cell office:value-type="float" office:value="3953">
                <text:p>3953</text:p>
              </table:table-cell>
              <table:table-cell office:value-type="float" office:value="3946">
                <text:p>3946</text:p>
              </table:table-cell>
              <table:table-cell office:value-type="float" office:value="3936">
                <text:p>3936</text:p>
              </table:table-cell>
              <table:table-cell office:value-type="float" office:value="3953">
                <text:p>3953</text:p>
              </table:table-cell>
              <table:table-cell office:value-type="float" office:value="3952">
                <text:p>3952</text:p>
              </table:table-cell>
              <table:table-cell office:value-type="float" office:value="3958">
                <text:p>3958</text:p>
              </table:table-cell>
              <table:table-cell office:value-type="float" office:value="3962">
                <text:p>3962</text:p>
              </table:table-cell>
              <table:table-cell office:value-type="float" office:value="3918">
                <text:p>3918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927">
                <text:p>3927</text:p>
              </table:table-cell>
              <table:table-cell office:value-type="float" office:value="3955">
                <text:p>3955</text:p>
              </table:table-cell>
              <table:table-cell office:value-type="float" office:value="3947">
                <text:p>3947</text:p>
              </table:table-cell>
              <table:table-cell office:value-type="float" office:value="3938">
                <text:p>3938</text:p>
              </table:table-cell>
              <table:table-cell office:value-type="float" office:value="3954">
                <text:p>3954</text:p>
              </table:table-cell>
              <table:table-cell office:value-type="float" office:value="3956">
                <text:p>3956</text:p>
              </table:table-cell>
              <table:table-cell office:value-type="float" office:value="3962">
                <text:p>3962</text:p>
              </table:table-cell>
              <table:table-cell office:value-type="float" office:value="3962">
                <text:p>3962</text:p>
              </table:table-cell>
              <table:table-cell office:value-type="float" office:value="3921">
                <text:p>3921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927">
                <text:p>3927</text:p>
              </table:table-cell>
              <table:table-cell office:value-type="float" office:value="3955">
                <text:p>3955</text:p>
              </table:table-cell>
              <table:table-cell office:value-type="float" office:value="3947">
                <text:p>3947</text:p>
              </table:table-cell>
              <table:table-cell office:value-type="float" office:value="3939">
                <text:p>3939</text:p>
              </table:table-cell>
              <table:table-cell office:value-type="float" office:value="3955">
                <text:p>3955</text:p>
              </table:table-cell>
              <table:table-cell office:value-type="float" office:value="3955">
                <text:p>3955</text:p>
              </table:table-cell>
              <table:table-cell office:value-type="float" office:value="3963">
                <text:p>3963</text:p>
              </table:table-cell>
              <table:table-cell office:value-type="float" office:value="3959">
                <text:p>3959</text:p>
              </table:table-cell>
              <table:table-cell office:value-type="float" office:value="3923">
                <text:p>3923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927">
                <text:p>3927</text:p>
              </table:table-cell>
              <table:table-cell office:value-type="float" office:value="3956">
                <text:p>3956</text:p>
              </table:table-cell>
              <table:table-cell office:value-type="float" office:value="3947">
                <text:p>3947</text:p>
              </table:table-cell>
              <table:table-cell office:value-type="float" office:value="3941">
                <text:p>3941</text:p>
              </table:table-cell>
              <table:table-cell office:value-type="float" office:value="3956">
                <text:p>3956</text:p>
              </table:table-cell>
              <table:table-cell office:value-type="float" office:value="3954">
                <text:p>3954</text:p>
              </table:table-cell>
              <table:table-cell office:value-type="float" office:value="3965">
                <text:p>3965</text:p>
              </table:table-cell>
              <table:table-cell office:value-type="float" office:value="3961">
                <text:p>3961</text:p>
              </table:table-cell>
              <table:table-cell office:value-type="float" office:value="3920">
                <text:p>3920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925">
                <text:p>3925</text:p>
              </table:table-cell>
              <table:table-cell office:value-type="float" office:value="3957">
                <text:p>3957</text:p>
              </table:table-cell>
              <table:table-cell office:value-type="float" office:value="3947">
                <text:p>3947</text:p>
              </table:table-cell>
              <table:table-cell office:value-type="float" office:value="3941">
                <text:p>3941</text:p>
              </table:table-cell>
              <table:table-cell office:value-type="float" office:value="3957">
                <text:p>3957</text:p>
              </table:table-cell>
              <table:table-cell office:value-type="float" office:value="3951">
                <text:p>3951</text:p>
              </table:table-cell>
              <table:table-cell office:value-type="float" office:value="3966">
                <text:p>3966</text:p>
              </table:table-cell>
              <table:table-cell office:value-type="float" office:value="3960">
                <text:p>3960</text:p>
              </table:table-cell>
              <table:table-cell office:value-type="float" office:value="3925">
                <text:p>3925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926">
                <text:p>3926</text:p>
              </table:table-cell>
              <table:table-cell office:value-type="float" office:value="3958">
                <text:p>3958</text:p>
              </table:table-cell>
              <table:table-cell office:value-type="float" office:value="3947">
                <text:p>3947</text:p>
              </table:table-cell>
              <table:table-cell office:value-type="float" office:value="3941">
                <text:p>3941</text:p>
              </table:table-cell>
              <table:table-cell office:value-type="float" office:value="3959">
                <text:p>3959</text:p>
              </table:table-cell>
              <table:table-cell office:value-type="float" office:value="3952">
                <text:p>3952</text:p>
              </table:table-cell>
              <table:table-cell office:value-type="float" office:value="3968">
                <text:p>3968</text:p>
              </table:table-cell>
              <table:table-cell office:value-type="float" office:value="3963">
                <text:p>3963</text:p>
              </table:table-cell>
              <table:table-cell office:value-type="float" office:value="3924">
                <text:p>3924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926">
                <text:p>3926</text:p>
              </table:table-cell>
              <table:table-cell office:value-type="float" office:value="3958">
                <text:p>3958</text:p>
              </table:table-cell>
              <table:table-cell office:value-type="float" office:value="3947">
                <text:p>3947</text:p>
              </table:table-cell>
              <table:table-cell office:value-type="float" office:value="3942">
                <text:p>3942</text:p>
              </table:table-cell>
              <table:table-cell office:value-type="float" office:value="3958">
                <text:p>3958</text:p>
              </table:table-cell>
              <table:table-cell office:value-type="float" office:value="3953">
                <text:p>3953</text:p>
              </table:table-cell>
              <table:table-cell office:value-type="float" office:value="3968">
                <text:p>3968</text:p>
              </table:table-cell>
              <table:table-cell office:value-type="float" office:value="3963">
                <text:p>3963</text:p>
              </table:table-cell>
              <table:table-cell office:value-type="float" office:value="3925">
                <text:p>3925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926">
                <text:p>3926</text:p>
              </table:table-cell>
              <table:table-cell office:value-type="float" office:value="3958">
                <text:p>3958</text:p>
              </table:table-cell>
              <table:table-cell office:value-type="float" office:value="3948">
                <text:p>3948</text:p>
              </table:table-cell>
              <table:table-cell office:value-type="float" office:value="3944">
                <text:p>3944</text:p>
              </table:table-cell>
              <table:table-cell office:value-type="float" office:value="3958">
                <text:p>3958</text:p>
              </table:table-cell>
              <table:table-cell office:value-type="float" office:value="3953">
                <text:p>3953</text:p>
              </table:table-cell>
              <table:table-cell office:value-type="float" office:value="3967">
                <text:p>3967</text:p>
              </table:table-cell>
              <table:table-cell office:value-type="float" office:value="3963">
                <text:p>3963</text:p>
              </table:table-cell>
              <table:table-cell office:value-type="float" office:value="3928">
                <text:p>3928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926">
                <text:p>3926</text:p>
              </table:table-cell>
              <table:table-cell office:value-type="float" office:value="3959">
                <text:p>3959</text:p>
              </table:table-cell>
              <table:table-cell office:value-type="float" office:value="3949">
                <text:p>3949</text:p>
              </table:table-cell>
              <table:table-cell office:value-type="float" office:value="3945">
                <text:p>3945</text:p>
              </table:table-cell>
              <table:table-cell office:value-type="float" office:value="3958">
                <text:p>3958</text:p>
              </table:table-cell>
              <table:table-cell office:value-type="float" office:value="3953">
                <text:p>3953</text:p>
              </table:table-cell>
              <table:table-cell office:value-type="float" office:value="3969">
                <text:p>3969</text:p>
              </table:table-cell>
              <table:table-cell office:value-type="float" office:value="3963">
                <text:p>3963</text:p>
              </table:table-cell>
              <table:table-cell office:value-type="float" office:value="3928">
                <text:p>3928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926">
                <text:p>3926</text:p>
              </table:table-cell>
              <table:table-cell office:value-type="float" office:value="3959">
                <text:p>3959</text:p>
              </table:table-cell>
              <table:table-cell office:value-type="float" office:value="3950">
                <text:p>3950</text:p>
              </table:table-cell>
              <table:table-cell office:value-type="float" office:value="3944">
                <text:p>3944</text:p>
              </table:table-cell>
              <table:table-cell office:value-type="float" office:value="3958">
                <text:p>3958</text:p>
              </table:table-cell>
              <table:table-cell office:value-type="float" office:value="3952">
                <text:p>3952</text:p>
              </table:table-cell>
              <table:table-cell office:value-type="float" office:value="3969">
                <text:p>3969</text:p>
              </table:table-cell>
              <table:table-cell office:value-type="float" office:value="3967">
                <text:p>3967</text:p>
              </table:table-cell>
              <table:table-cell office:value-type="float" office:value="3928">
                <text:p>3928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926">
                <text:p>3926</text:p>
              </table:table-cell>
              <table:table-cell office:value-type="float" office:value="3960">
                <text:p>3960</text:p>
              </table:table-cell>
              <table:table-cell office:value-type="float" office:value="3951">
                <text:p>3951</text:p>
              </table:table-cell>
              <table:table-cell office:value-type="float" office:value="3944">
                <text:p>3944</text:p>
              </table:table-cell>
              <table:table-cell office:value-type="float" office:value="3958">
                <text:p>3958</text:p>
              </table:table-cell>
              <table:table-cell office:value-type="float" office:value="3954">
                <text:p>3954</text:p>
              </table:table-cell>
              <table:table-cell office:value-type="float" office:value="3969">
                <text:p>3969</text:p>
              </table:table-cell>
              <table:table-cell office:value-type="float" office:value="3969">
                <text:p>3969</text:p>
              </table:table-cell>
              <table:table-cell office:value-type="float" office:value="3928">
                <text:p>3928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926">
                <text:p>3926</text:p>
              </table:table-cell>
              <table:table-cell office:value-type="float" office:value="3960">
                <text:p>3960</text:p>
              </table:table-cell>
              <table:table-cell office:value-type="float" office:value="3951">
                <text:p>3951</text:p>
              </table:table-cell>
              <table:table-cell office:value-type="float" office:value="3943">
                <text:p>3943</text:p>
              </table:table-cell>
              <table:table-cell office:value-type="float" office:value="3958">
                <text:p>3958</text:p>
              </table:table-cell>
              <table:table-cell office:value-type="float" office:value="3956">
                <text:p>3956</text:p>
              </table:table-cell>
              <table:table-cell office:value-type="float" office:value="3969">
                <text:p>3969</text:p>
              </table:table-cell>
              <table:table-cell office:value-type="float" office:value="3969">
                <text:p>3969</text:p>
              </table:table-cell>
              <table:table-cell office:value-type="float" office:value="3927">
                <text:p>3927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25">
                <text:p>3925</text:p>
              </table:table-cell>
              <table:table-cell office:value-type="float" office:value="3961">
                <text:p>3961</text:p>
              </table:table-cell>
              <table:table-cell office:value-type="float" office:value="3951">
                <text:p>3951</text:p>
              </table:table-cell>
              <table:table-cell office:value-type="float" office:value="3943">
                <text:p>3943</text:p>
              </table:table-cell>
              <table:table-cell office:value-type="float" office:value="3958">
                <text:p>3958</text:p>
              </table:table-cell>
              <table:table-cell office:value-type="float" office:value="3956">
                <text:p>3956</text:p>
              </table:table-cell>
              <table:table-cell office:value-type="float" office:value="3968">
                <text:p>3968</text:p>
              </table:table-cell>
              <table:table-cell office:value-type="float" office:value="3969">
                <text:p>3969</text:p>
              </table:table-cell>
              <table:table-cell office:value-type="float" office:value="3928">
                <text:p>3928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27">
                <text:p>3927</text:p>
              </table:table-cell>
              <table:table-cell office:value-type="float" office:value="3960">
                <text:p>3960</text:p>
              </table:table-cell>
              <table:table-cell office:value-type="float" office:value="3950">
                <text:p>3950</text:p>
              </table:table-cell>
              <table:table-cell office:value-type="float" office:value="3944">
                <text:p>3944</text:p>
              </table:table-cell>
              <table:table-cell office:value-type="float" office:value="3958">
                <text:p>3958</text:p>
              </table:table-cell>
              <table:table-cell office:value-type="float" office:value="3956">
                <text:p>3956</text:p>
              </table:table-cell>
              <table:table-cell office:value-type="float" office:value="3968">
                <text:p>3968</text:p>
              </table:table-cell>
              <table:table-cell office:value-type="float" office:value="3970">
                <text:p>3970</text:p>
              </table:table-cell>
              <table:table-cell office:value-type="float" office:value="3930">
                <text:p>3930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926">
                <text:p>3926</text:p>
              </table:table-cell>
              <table:table-cell office:value-type="float" office:value="3960">
                <text:p>3960</text:p>
              </table:table-cell>
              <table:table-cell office:value-type="float" office:value="3950">
                <text:p>3950</text:p>
              </table:table-cell>
              <table:table-cell office:value-type="float" office:value="3944">
                <text:p>3944</text:p>
              </table:table-cell>
              <table:table-cell office:value-type="float" office:value="3958">
                <text:p>3958</text:p>
              </table:table-cell>
              <table:table-cell office:value-type="float" office:value="3956">
                <text:p>3956</text:p>
              </table:table-cell>
              <table:table-cell office:value-type="float" office:value="3968">
                <text:p>3968</text:p>
              </table:table-cell>
              <table:table-cell office:value-type="float" office:value="3969">
                <text:p>3969</text:p>
              </table:table-cell>
              <table:table-cell office:value-type="float" office:value="3929">
                <text:p>3929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927">
                <text:p>3927</text:p>
              </table:table-cell>
              <table:table-cell office:value-type="float" office:value="3961">
                <text:p>3961</text:p>
              </table:table-cell>
              <table:table-cell office:value-type="float" office:value="3951">
                <text:p>3951</text:p>
              </table:table-cell>
              <table:table-cell office:value-type="float" office:value="3944">
                <text:p>3944</text:p>
              </table:table-cell>
              <table:table-cell office:value-type="float" office:value="3957">
                <text:p>3957</text:p>
              </table:table-cell>
              <table:table-cell office:value-type="float" office:value="3956">
                <text:p>3956</text:p>
              </table:table-cell>
              <table:table-cell office:value-type="float" office:value="3969">
                <text:p>3969</text:p>
              </table:table-cell>
              <table:table-cell office:value-type="float" office:value="3969">
                <text:p>3969</text:p>
              </table:table-cell>
              <table:table-cell office:value-type="float" office:value="3929">
                <text:p>3929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926">
                <text:p>3926</text:p>
              </table:table-cell>
              <table:table-cell office:value-type="float" office:value="3961">
                <text:p>3961</text:p>
              </table:table-cell>
              <table:table-cell office:value-type="float" office:value="3952">
                <text:p>3952</text:p>
              </table:table-cell>
              <table:table-cell office:value-type="float" office:value="3944">
                <text:p>3944</text:p>
              </table:table-cell>
              <table:table-cell office:value-type="float" office:value="3957">
                <text:p>3957</text:p>
              </table:table-cell>
              <table:table-cell office:value-type="float" office:value="3955">
                <text:p>3955</text:p>
              </table:table-cell>
              <table:table-cell office:value-type="float" office:value="3969">
                <text:p>3969</text:p>
              </table:table-cell>
              <table:table-cell office:value-type="float" office:value="3969">
                <text:p>3969</text:p>
              </table:table-cell>
              <table:table-cell office:value-type="float" office:value="3929">
                <text:p>3929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926">
                <text:p>3926</text:p>
              </table:table-cell>
              <table:table-cell office:value-type="float" office:value="3961">
                <text:p>3961</text:p>
              </table:table-cell>
              <table:table-cell office:value-type="float" office:value="3951">
                <text:p>3951</text:p>
              </table:table-cell>
              <table:table-cell office:value-type="float" office:value="3945">
                <text:p>3945</text:p>
              </table:table-cell>
              <table:table-cell office:value-type="float" office:value="3957">
                <text:p>3957</text:p>
              </table:table-cell>
              <table:table-cell office:value-type="float" office:value="3957">
                <text:p>3957</text:p>
              </table:table-cell>
              <table:table-cell office:value-type="float" office:value="3969">
                <text:p>3969</text:p>
              </table:table-cell>
              <table:table-cell office:value-type="float" office:value="3969">
                <text:p>3969</text:p>
              </table:table-cell>
              <table:table-cell office:value-type="float" office:value="3929">
                <text:p>3929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926">
                <text:p>3926</text:p>
              </table:table-cell>
              <table:table-cell office:value-type="float" office:value="3961">
                <text:p>3961</text:p>
              </table:table-cell>
              <table:table-cell office:value-type="float" office:value="3951">
                <text:p>3951</text:p>
              </table:table-cell>
              <table:table-cell office:value-type="float" office:value="3944">
                <text:p>3944</text:p>
              </table:table-cell>
              <table:table-cell office:value-type="float" office:value="3957">
                <text:p>3957</text:p>
              </table:table-cell>
              <table:table-cell office:value-type="float" office:value="3957">
                <text:p>3957</text:p>
              </table:table-cell>
              <table:table-cell office:value-type="float" office:value="3970">
                <text:p>3970</text:p>
              </table:table-cell>
              <table:table-cell office:value-type="float" office:value="3968">
                <text:p>3968</text:p>
              </table:table-cell>
              <table:table-cell office:value-type="float" office:value="3929">
                <text:p>3929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926">
                <text:p>3926</text:p>
              </table:table-cell>
              <table:table-cell office:value-type="float" office:value="3961">
                <text:p>3961</text:p>
              </table:table-cell>
              <table:table-cell office:value-type="float" office:value="3950">
                <text:p>3950</text:p>
              </table:table-cell>
              <table:table-cell office:value-type="float" office:value="3944">
                <text:p>3944</text:p>
              </table:table-cell>
              <table:table-cell office:value-type="float" office:value="3956">
                <text:p>3956</text:p>
              </table:table-cell>
              <table:table-cell office:value-type="float" office:value="3957">
                <text:p>3957</text:p>
              </table:table-cell>
              <table:table-cell office:value-type="float" office:value="3970">
                <text:p>3970</text:p>
              </table:table-cell>
              <table:table-cell office:value-type="float" office:value="3968">
                <text:p>3968</text:p>
              </table:table-cell>
              <table:table-cell office:value-type="float" office:value="3929">
                <text:p>3929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926">
                <text:p>3926</text:p>
              </table:table-cell>
              <table:table-cell office:value-type="float" office:value="3961">
                <text:p>3961</text:p>
              </table:table-cell>
              <table:table-cell office:value-type="float" office:value="3950">
                <text:p>3950</text:p>
              </table:table-cell>
              <table:table-cell office:value-type="float" office:value="3944">
                <text:p>3944</text:p>
              </table:table-cell>
              <table:table-cell office:value-type="float" office:value="3956">
                <text:p>3956</text:p>
              </table:table-cell>
              <table:table-cell office:value-type="float" office:value="3957">
                <text:p>3957</text:p>
              </table:table-cell>
              <table:table-cell office:value-type="float" office:value="3970">
                <text:p>3970</text:p>
              </table:table-cell>
              <table:table-cell office:value-type="float" office:value="3968">
                <text:p>3968</text:p>
              </table:table-cell>
              <table:table-cell office:value-type="float" office:value="3929">
                <text:p>3929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926">
                <text:p>3926</text:p>
              </table:table-cell>
              <table:table-cell office:value-type="float" office:value="3961">
                <text:p>3961</text:p>
              </table:table-cell>
              <table:table-cell office:value-type="float" office:value="3949">
                <text:p>3949</text:p>
              </table:table-cell>
              <table:table-cell office:value-type="float" office:value="3944">
                <text:p>3944</text:p>
              </table:table-cell>
              <table:table-cell office:value-type="float" office:value="3956">
                <text:p>3956</text:p>
              </table:table-cell>
              <table:table-cell office:value-type="float" office:value="3957">
                <text:p>3957</text:p>
              </table:table-cell>
              <table:table-cell office:value-type="float" office:value="3970">
                <text:p>3970</text:p>
              </table:table-cell>
              <table:table-cell office:value-type="float" office:value="3970">
                <text:p>3970</text:p>
              </table:table-cell>
              <table:table-cell office:value-type="float" office:value="3929">
                <text:p>3929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926">
                <text:p>3926</text:p>
              </table:table-cell>
              <table:table-cell office:value-type="float" office:value="3961">
                <text:p>3961</text:p>
              </table:table-cell>
              <table:table-cell office:value-type="float" office:value="3950">
                <text:p>3950</text:p>
              </table:table-cell>
              <table:table-cell office:value-type="float" office:value="3944">
                <text:p>3944</text:p>
              </table:table-cell>
              <table:table-cell office:value-type="float" office:value="3956">
                <text:p>3956</text:p>
              </table:table-cell>
              <table:table-cell office:value-type="float" office:value="3957">
                <text:p>3957</text:p>
              </table:table-cell>
              <table:table-cell office:value-type="float" office:value="3970">
                <text:p>3970</text:p>
              </table:table-cell>
              <table:table-cell office:value-type="float" office:value="3970">
                <text:p>3970</text:p>
              </table:table-cell>
              <table:table-cell office:value-type="float" office:value="3929">
                <text:p>3929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926">
                <text:p>3926</text:p>
              </table:table-cell>
              <table:table-cell office:value-type="float" office:value="3961">
                <text:p>3961</text:p>
              </table:table-cell>
              <table:table-cell office:value-type="float" office:value="3951">
                <text:p>3951</text:p>
              </table:table-cell>
              <table:table-cell office:value-type="float" office:value="3944">
                <text:p>3944</text:p>
              </table:table-cell>
              <table:table-cell office:value-type="float" office:value="3957">
                <text:p>3957</text:p>
              </table:table-cell>
              <table:table-cell office:value-type="float" office:value="3957">
                <text:p>3957</text:p>
              </table:table-cell>
              <table:table-cell office:value-type="float" office:value="3970">
                <text:p>3970</text:p>
              </table:table-cell>
              <table:table-cell office:value-type="float" office:value="3969">
                <text:p>3969</text:p>
              </table:table-cell>
              <table:table-cell office:value-type="float" office:value="3929">
                <text:p>3929</text:p>
              </table:table-cell>
              <table:table-cell office:value-type="float" office:value="3937">
                <text:p>3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4.583cm" svg:y="0.316cm" chart:style-name="ch2">
          <text:p>Promedio Tiempos de los 10 folds</text:p>
        </chart:title>
        <chart:subtitle svg:x="6.818cm" svg:y="1.301cm" chart:style-name="ch3">
          <text:p>Variando Alfa</text:p>
        </chart:subtitle>
        <chart:plot-area chart:style-name="ch4" table:cell-range-address="Sheet1.AT1:Sheet1.AU50" chart:data-source-has-labels="column" svg:x="1.331cm" svg:y="2.19cm" svg:width="14.349cm" svg:height="5.654cm">
          <chartooo:coordinate-region svg:x="2.508cm" svg:y="2.389cm" svg:width="12.986cm" svg:height="4.41cm"/>
          <chart:axis chart:dimension="x" chart:name="primary-x" chart:style-name="ch5" chartooo:axis-type="auto">
            <chartooo:date-scale/>
            <chart:title svg:x="8.17cm" svg:y="8.024cm" chart:style-name="ch6">
              <text:p>Alfa</text:p>
            </chart:title>
            <chart:categories table:cell-range-address="Sheet1.AT1:Sheet1.AT50"/>
          </chart:axis>
          <chart:axis chart:dimension="y" chart:name="primary-y" chart:style-name="ch5">
            <chart:title svg:x="0.451cm" svg:y="5.961cm" chart:style-name="ch7">
              <text:p>Tiempo (ms)</text:p>
            </chart:title>
            <chart:grid chart:style-name="ch8" chart:class="major"/>
          </chart:axis>
          <chart:series chart:style-name="ch9" chart:values-cell-range-address="Sheet1.AU1:Sheet1.AU50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U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T1:Sheet1.AT50</svg:desc>
                </draw:g>
              </table:table-cell>
              <table:table-cell office:value-type="float" office:value="16700.5">
                <text:p>16700.5</text:p>
                <draw:g>
                  <svg:desc>Sheet1.AU1:Sheet1.AU5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300.5">
                <text:p>1530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800.5">
                <text:p>1480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800.5">
                <text:p>1580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6400.5">
                <text:p>1640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7600.5">
                <text:p>17600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7900.5">
                <text:p>17900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300.5">
                <text:p>19300.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800.5">
                <text:p>19800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600.5">
                <text:p>20600.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500.5">
                <text:p>20500.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400.5">
                <text:p>21400.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2000.5">
                <text:p>22000.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2700.5">
                <text:p>22700.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3200.5">
                <text:p>23200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8200.5">
                <text:p>28200.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9100.5">
                <text:p>29100.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9400.5">
                <text:p>29400.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300.5">
                <text:p>30300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700.5">
                <text:p>30700.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400.5">
                <text:p>31400.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1800.5">
                <text:p>31800.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2500.5">
                <text:p>32500.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2600.5">
                <text:p>32600.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3100.5">
                <text:p>33100.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3800.5">
                <text:p>33800.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4000.5">
                <text:p>34000.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000.5">
                <text:p>34000.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4400.5">
                <text:p>34400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600.5">
                <text:p>34600.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5100.5">
                <text:p>35100.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5600.5">
                <text:p>35600.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5500.5">
                <text:p>35500.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8700.5">
                <text:p>38700.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7200.5">
                <text:p>37200.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7400.5">
                <text:p>37400.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8200.5">
                <text:p>38200.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9500.5">
                <text:p>39500.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0400.5">
                <text:p>40400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1000.5">
                <text:p>41000.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100.5">
                <text:p>41100.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1500.5">
                <text:p>41500.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2700.5">
                <text:p>42700.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2800.5">
                <text:p>42800.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2300.5">
                <text:p>42300.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3000.5">
                <text:p>43000.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3100.5">
                <text:p>43100.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3500.5">
                <text:p>43500.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4100.5">
                <text:p>44100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4800.5">
                <text:p>4480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